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2.2618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4.0488in" svg:height="5.7878in" svg:x="8.6634in" svg:y="0.7252in">
            <draw:object draw:notify-on-update-of-ranges="Sheet1.A2:Sheet1.A297 Sheet1.B1:Sheet1.B1 Sheet1.B2:Sheet1.B297 Sheet1.A2:Sheet1.A297 Sheet1.E1:Sheet1.E1 Sheet1.E2:Sheet1.E297 Sheet1.A2:Sheet1.A297 Sheet1.C1:Sheet1.C1 Sheet1.C2:Sheet1.C297 Sheet1.A2:Sheet1.A297 Sheet1.D1:Sheet1.D1 Sheet1.D2:Sheet1.D2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Estimador Discreto</text:p>
          </table:table-cell>
          <table:table-cell office:value-type="string">
            <text:p>Centro de Massa</text:p>
          </table:table-cell>
          <table:table-cell office:value-type="string">
            <text:p>Média Espaço-Temporal</text:p>
          </table:table-cell>
          <table:table-cell office:value-type="string">
            <text:p>Clustering</text:p>
          </table:table-cell>
        </table:table-row>
        <table:table-row table:style-name="ro1">
          <table:table-cell office:value-type="float" office:value="20.024224063402">
            <text:p>20.0242240634</text:p>
          </table:table-cell>
          <table:table-cell office:value-type="float" office:value="1">
            <text:p>1</text:p>
          </table:table-cell>
          <table:table-cell table:number-columns-repeated="2" office:value-type="float" office:value="4.27193">
            <text:p>4.27193</text:p>
          </table:table-cell>
          <table:table-cell office:value-type="float" office:value="4.44369">
            <text:p>4.44369</text:p>
          </table:table-cell>
        </table:table-row>
        <table:table-row table:style-name="ro1">
          <table:table-cell office:value-type="float" office:value="40.013040021134">
            <text:p>40.0130400211</text:p>
          </table:table-cell>
          <table:table-cell office:value-type="float" office:value="2.23607">
            <text:p>2.23607</text:p>
          </table:table-cell>
          <table:table-cell office:value-type="float" office:value="1.79452">
            <text:p>1.79452</text:p>
          </table:table-cell>
          <table:table-cell office:value-type="float" office:value="1.50001">
            <text:p>1.50001</text:p>
          </table:table-cell>
          <table:table-cell office:value-type="float" office:value="4.45913">
            <text:p>4.45913</text:p>
          </table:table-cell>
        </table:table-row>
        <table:table-row table:style-name="ro1">
          <table:table-cell office:value-type="float" office:value="60.012400021134">
            <text:p>60.0124000211</text:p>
          </table:table-cell>
          <table:table-cell office:value-type="float" office:value="1">
            <text:p>1</text:p>
          </table:table-cell>
          <table:table-cell office:value-type="float" office:value="4.25427">
            <text:p>4.25427</text:p>
          </table:table-cell>
          <table:table-cell office:value-type="float" office:value="2.38344">
            <text:p>2.38344</text:p>
          </table:table-cell>
          <table:table-cell office:value-type="float" office:value="4.45392">
            <text:p>4.45392</text:p>
          </table:table-cell>
        </table:table-row>
        <table:table-row table:style-name="ro1">
          <table:table-cell office:value-type="float" office:value="80.010208021134">
            <text:p>80.0102080211</text:p>
          </table:table-cell>
          <table:table-cell office:value-type="float" office:value="1">
            <text:p>1</text:p>
          </table:table-cell>
          <table:table-cell office:value-type="float" office:value="4.27118">
            <text:p>4.27118</text:p>
          </table:table-cell>
          <table:table-cell office:value-type="float" office:value="2.84757">
            <text:p>2.84757</text:p>
          </table:table-cell>
          <table:table-cell office:value-type="float" office:value="4.45169">
            <text:p>4.45169</text:p>
          </table:table-cell>
        </table:table-row>
        <table:table-row table:style-name="ro1">
          <table:table-cell office:value-type="float" office:value="100.012160021134">
            <text:p>100.0121600211</text:p>
          </table:table-cell>
          <table:table-cell office:value-type="float" office:value="1">
            <text:p>1</text:p>
          </table:table-cell>
          <table:table-cell office:value-type="float" office:value="4.2484">
            <text:p>4.2484</text:p>
          </table:table-cell>
          <table:table-cell office:value-type="float" office:value="3.1257">
            <text:p>3.1257</text:p>
          </table:table-cell>
          <table:table-cell office:value-type="float" office:value="4.44874">
            <text:p>4.44874</text:p>
          </table:table-cell>
        </table:table-row>
        <table:table-row table:style-name="ro1">
          <table:table-cell office:value-type="float" office:value="120.012160019169">
            <text:p>120.0121600192</text:p>
          </table:table-cell>
          <table:table-cell office:value-type="float" office:value="1.88481">
            <text:p>1.88481</text:p>
          </table:table-cell>
          <table:table-cell office:value-type="float" office:value="5.98634">
            <text:p>5.98634</text:p>
          </table:table-cell>
          <table:table-cell office:value-type="float" office:value="5.17753">
            <text:p>5.17753</text:p>
          </table:table-cell>
          <table:table-cell office:value-type="float" office:value="5.98856">
            <text:p>5.98856</text:p>
          </table:table-cell>
        </table:table-row>
        <table:table-row table:style-name="ro1">
          <table:table-cell office:value-type="float" office:value="140.013360019169">
            <text:p>140.0133600192</text:p>
          </table:table-cell>
          <table:table-cell office:value-type="float" office:value="1.88481">
            <text:p>1.88481</text:p>
          </table:table-cell>
          <table:table-cell office:value-type="float" office:value="5.98332">
            <text:p>5.98332</text:p>
          </table:table-cell>
          <table:table-cell office:value-type="float" office:value="5.29058">
            <text:p>5.29058</text:p>
          </table:table-cell>
          <table:table-cell office:value-type="float" office:value="5.98856">
            <text:p>5.98856</text:p>
          </table:table-cell>
        </table:table-row>
        <table:table-row table:style-name="ro1">
          <table:table-cell office:value-type="float" office:value="160.013728019169">
            <text:p>160.0137280192</text:p>
          </table:table-cell>
          <table:table-cell office:value-type="float" office:value="5.70197">
            <text:p>5.70197</text:p>
          </table:table-cell>
          <table:table-cell office:value-type="float" office:value="6.82887">
            <text:p>6.82887</text:p>
          </table:table-cell>
          <table:table-cell office:value-type="float" office:value="5.42369">
            <text:p>5.42369</text:p>
          </table:table-cell>
          <table:table-cell office:value-type="float" office:value="5.98915">
            <text:p>5.98915</text:p>
          </table:table-cell>
        </table:table-row>
        <table:table-row table:style-name="ro1">
          <table:table-cell office:value-type="float" office:value="180.013040019169">
            <text:p>180.0130400192</text:p>
          </table:table-cell>
          <table:table-cell office:value-type="float" office:value="5.70197">
            <text:p>5.70197</text:p>
          </table:table-cell>
          <table:table-cell office:value-type="float" office:value="6.80481">
            <text:p>6.80481</text:p>
          </table:table-cell>
          <table:table-cell office:value-type="float" office:value="5.54002">
            <text:p>5.54002</text:p>
          </table:table-cell>
          <table:table-cell office:value-type="float" office:value="5.98962">
            <text:p>5.98962</text:p>
          </table:table-cell>
        </table:table-row>
        <table:table-row table:style-name="ro1">
          <table:table-cell office:value-type="float" office:value="200.012720019169">
            <text:p>200.0127200192</text:p>
          </table:table-cell>
          <table:table-cell office:value-type="float" office:value="5.70197">
            <text:p>5.70197</text:p>
          </table:table-cell>
          <table:table-cell office:value-type="float" office:value="6.70975">
            <text:p>6.70975</text:p>
          </table:table-cell>
          <table:table-cell office:value-type="float" office:value="5.63614">
            <text:p>5.63614</text:p>
          </table:table-cell>
          <table:table-cell office:value-type="float" office:value="5.98996">
            <text:p>5.98996</text:p>
          </table:table-cell>
        </table:table-row>
        <table:table-row table:style-name="ro1">
          <table:table-cell office:value-type="float" office:value="220.009888019169">
            <text:p>220.0098880192</text:p>
          </table:table-cell>
          <table:table-cell office:value-type="float" office:value="5.70197">
            <text:p>5.70197</text:p>
          </table:table-cell>
          <table:table-cell office:value-type="float" office:value="6.66738">
            <text:p>6.66738</text:p>
          </table:table-cell>
          <table:table-cell office:value-type="float" office:value="5.70915">
            <text:p>5.70915</text:p>
          </table:table-cell>
          <table:table-cell office:value-type="float" office:value="5.99245">
            <text:p>5.99245</text:p>
          </table:table-cell>
        </table:table-row>
        <table:table-row table:style-name="ro1">
          <table:table-cell office:value-type="float" office:value="240.011200019169">
            <text:p>240.0112000192</text:p>
          </table:table-cell>
          <table:table-cell office:value-type="float" office:value="5.70197">
            <text:p>5.70197</text:p>
          </table:table-cell>
          <table:table-cell office:value-type="float" office:value="6.75856">
            <text:p>6.75856</text:p>
          </table:table-cell>
          <table:table-cell office:value-type="float" office:value="6.19195">
            <text:p>6.19195</text:p>
          </table:table-cell>
          <table:table-cell office:value-type="float" office:value="5.9925">
            <text:p>5.9925</text:p>
          </table:table-cell>
        </table:table-row>
        <table:table-row table:style-name="ro1">
          <table:table-cell office:value-type="float" office:value="260.008928019169">
            <text:p>260.0089280192</text:p>
          </table:table-cell>
          <table:table-cell office:value-type="float" office:value="1.88481">
            <text:p>1.88481</text:p>
          </table:table-cell>
          <table:table-cell office:value-type="float" office:value="5.98997">
            <text:p>5.98997</text:p>
          </table:table-cell>
          <table:table-cell office:value-type="float" office:value="6.19675">
            <text:p>6.19675</text:p>
          </table:table-cell>
          <table:table-cell office:value-type="float" office:value="5.99247">
            <text:p>5.99247</text:p>
          </table:table-cell>
        </table:table-row>
        <table:table-row table:style-name="ro1">
          <table:table-cell office:value-type="float" office:value="280.013040019169">
            <text:p>280.0130400192</text:p>
          </table:table-cell>
          <table:table-cell office:value-type="float" office:value="1.88481">
            <text:p>1.88481</text:p>
          </table:table-cell>
          <table:table-cell office:value-type="float" office:value="5.99041">
            <text:p>5.99041</text:p>
          </table:table-cell>
          <table:table-cell office:value-type="float" office:value="6.2031">
            <text:p>6.2031</text:p>
          </table:table-cell>
          <table:table-cell office:value-type="float" office:value="5.99247">
            <text:p>5.99247</text:p>
          </table:table-cell>
        </table:table-row>
        <table:table-row table:style-name="ro1">
          <table:table-cell office:value-type="float" office:value="300.013680019169">
            <text:p>300.0136800192</text:p>
          </table:table-cell>
          <table:table-cell office:value-type="float" office:value="5.70197">
            <text:p>5.70197</text:p>
          </table:table-cell>
          <table:table-cell office:value-type="float" office:value="6.64576">
            <text:p>6.64576</text:p>
          </table:table-cell>
          <table:table-cell office:value-type="float" office:value="6.28089">
            <text:p>6.28089</text:p>
          </table:table-cell>
          <table:table-cell office:value-type="float" office:value="5.99306">
            <text:p>5.99306</text:p>
          </table:table-cell>
        </table:table-row>
        <table:table-row table:style-name="ro1">
          <table:table-cell office:value-type="float" office:value="320.011440019169">
            <text:p>320.0114400192</text:p>
          </table:table-cell>
          <table:table-cell office:value-type="float" office:value="1.88481">
            <text:p>1.88481</text:p>
          </table:table-cell>
          <table:table-cell office:value-type="float" office:value="5.99026">
            <text:p>5.99026</text:p>
          </table:table-cell>
          <table:table-cell office:value-type="float" office:value="6.30031">
            <text:p>6.30031</text:p>
          </table:table-cell>
          <table:table-cell office:value-type="float" office:value="5.99366">
            <text:p>5.99366</text:p>
          </table:table-cell>
        </table:table-row>
        <table:table-row table:style-name="ro1">
          <table:table-cell office:value-type="float" office:value="340.011200019169">
            <text:p>340.0112000192</text:p>
          </table:table-cell>
          <table:table-cell office:value-type="float" office:value="5.70197">
            <text:p>5.70197</text:p>
          </table:table-cell>
          <table:table-cell office:value-type="float" office:value="6.67008">
            <text:p>6.67008</text:p>
          </table:table-cell>
          <table:table-cell office:value-type="float" office:value="6.39239">
            <text:p>6.39239</text:p>
          </table:table-cell>
          <table:table-cell office:value-type="float" office:value="5.99658">
            <text:p>5.99658</text:p>
          </table:table-cell>
        </table:table-row>
        <table:table-row table:style-name="ro1">
          <table:table-cell office:value-type="float" office:value="360.009888019169">
            <text:p>360.0098880192</text:p>
          </table:table-cell>
          <table:table-cell office:value-type="float" office:value="1.88481">
            <text:p>1.88481</text:p>
          </table:table-cell>
          <table:table-cell office:value-type="float" office:value="5.98857">
            <text:p>5.98857</text:p>
          </table:table-cell>
          <table:table-cell office:value-type="float" office:value="6.29336">
            <text:p>6.29336</text:p>
          </table:table-cell>
          <table:table-cell office:value-type="float" office:value="5.99607">
            <text:p>5.99607</text:p>
          </table:table-cell>
        </table:table-row>
        <table:table-row table:style-name="ro1">
          <table:table-cell office:value-type="float" office:value="380.011440019169">
            <text:p>380.0114400192</text:p>
          </table:table-cell>
          <table:table-cell office:value-type="float" office:value="5.70197">
            <text:p>5.70197</text:p>
          </table:table-cell>
          <table:table-cell office:value-type="float" office:value="6.78108">
            <text:p>6.78108</text:p>
          </table:table-cell>
          <table:table-cell office:value-type="float" office:value="6.2918">
            <text:p>6.2918</text:p>
          </table:table-cell>
          <table:table-cell office:value-type="float" office:value="5.99605">
            <text:p>5.99605</text:p>
          </table:table-cell>
        </table:table-row>
        <table:table-row table:style-name="ro1">
          <table:table-cell office:value-type="float" office:value="400.012480019169">
            <text:p>400.0124800192</text:p>
          </table:table-cell>
          <table:table-cell office:value-type="float" office:value="1.88481">
            <text:p>1.88481</text:p>
          </table:table-cell>
          <table:table-cell office:value-type="float" office:value="5.98313">
            <text:p>5.98313</text:p>
          </table:table-cell>
          <table:table-cell office:value-type="float" office:value="6.20912">
            <text:p>6.20912</text:p>
          </table:table-cell>
          <table:table-cell office:value-type="float" office:value="5.99548">
            <text:p>5.99548</text:p>
          </table:table-cell>
        </table:table-row>
        <table:table-row table:style-name="ro1">
          <table:table-cell office:value-type="float" office:value="420.011760036042">
            <text:p>420.011760036</text:p>
          </table:table-cell>
          <table:table-cell office:value-type="float" office:value="5.10768">
            <text:p>5.10768</text:p>
          </table:table-cell>
          <table:table-cell office:value-type="float" office:value="5.86536">
            <text:p>5.86536</text:p>
          </table:table-cell>
          <table:table-cell office:value-type="float" office:value="4.26052">
            <text:p>4.26052</text:p>
          </table:table-cell>
          <table:table-cell office:value-type="float" office:value="5.93882">
            <text:p>5.93882</text:p>
          </table:table-cell>
        </table:table-row>
        <table:table-row table:style-name="ro1">
          <table:table-cell office:value-type="float" office:value="440.060144133437">
            <text:p>440.0601441334</text:p>
          </table:table-cell>
          <table:table-cell office:value-type="float" office:value="3.10619">
            <text:p>3.10619</text:p>
          </table:table-cell>
          <table:table-cell office:value-type="float" office:value="2.1041">
            <text:p>2.1041</text:p>
          </table:table-cell>
          <table:table-cell office:value-type="float" office:value="4.20469">
            <text:p>4.20469</text:p>
          </table:table-cell>
          <table:table-cell office:value-type="float" office:value="5.55142">
            <text:p>5.55142</text:p>
          </table:table-cell>
        </table:table-row>
        <table:table-row table:style-name="ro1">
          <table:table-cell office:value-type="float" office:value="460.008928024061">
            <text:p>460.0089280241</text:p>
          </table:table-cell>
          <table:table-cell office:value-type="float" office:value="3.10619">
            <text:p>3.10619</text:p>
          </table:table-cell>
          <table:table-cell office:value-type="float" office:value="2.10437">
            <text:p>2.10437</text:p>
          </table:table-cell>
          <table:table-cell office:value-type="float" office:value="3.8858">
            <text:p>3.8858</text:p>
          </table:table-cell>
          <table:table-cell office:value-type="float" office:value="5.17255">
            <text:p>5.17255</text:p>
          </table:table-cell>
        </table:table-row>
        <table:table-row table:style-name="ro1">
          <table:table-cell office:value-type="float" office:value="480.012080024061">
            <text:p>480.0120800241</text:p>
          </table:table-cell>
          <table:table-cell office:value-type="float" office:value="3.10619">
            <text:p>3.10619</text:p>
          </table:table-cell>
          <table:table-cell office:value-type="float" office:value="2.10142">
            <text:p>2.10142</text:p>
          </table:table-cell>
          <table:table-cell office:value-type="float" office:value="3.56811">
            <text:p>3.56811</text:p>
          </table:table-cell>
          <table:table-cell office:value-type="float" office:value="4.79337">
            <text:p>4.79337</text:p>
          </table:table-cell>
        </table:table-row>
        <table:table-row table:style-name="ro1">
          <table:table-cell office:value-type="float" office:value="500.014640024061">
            <text:p>500.0146400241</text:p>
          </table:table-cell>
          <table:table-cell office:value-type="float" office:value="3.10619">
            <text:p>3.10619</text:p>
          </table:table-cell>
          <table:table-cell office:value-type="float" office:value="2.10227">
            <text:p>2.10227</text:p>
          </table:table-cell>
          <table:table-cell office:value-type="float" office:value="3.496">
            <text:p>3.496</text:p>
          </table:table-cell>
          <table:table-cell office:value-type="float" office:value="4.40801">
            <text:p>4.40801</text:p>
          </table:table-cell>
        </table:table-row>
        <table:table-row table:style-name="ro1">
          <table:table-cell office:value-type="float" office:value="520.010800024061">
            <text:p>520.0108000241</text:p>
          </table:table-cell>
          <table:table-cell office:value-type="float" office:value="3.10619">
            <text:p>3.10619</text:p>
          </table:table-cell>
          <table:table-cell office:value-type="float" office:value="2.10673">
            <text:p>2.10673</text:p>
          </table:table-cell>
          <table:table-cell office:value-type="float" office:value="3.18128">
            <text:p>3.18128</text:p>
          </table:table-cell>
          <table:table-cell office:value-type="float" office:value="4.03132">
            <text:p>4.03132</text:p>
          </table:table-cell>
        </table:table-row>
        <table:table-row table:style-name="ro1">
          <table:table-cell office:value-type="float" office:value="540.012160024061">
            <text:p>540.0121600241</text:p>
          </table:table-cell>
          <table:table-cell office:value-type="float" office:value="3.10619">
            <text:p>3.10619</text:p>
          </table:table-cell>
          <table:table-cell office:value-type="float" office:value="2.10324">
            <text:p>2.10324</text:p>
          </table:table-cell>
          <table:table-cell office:value-type="float" office:value="3.12234">
            <text:p>3.12234</text:p>
          </table:table-cell>
          <table:table-cell office:value-type="float" office:value="3.61558">
            <text:p>3.61558</text:p>
          </table:table-cell>
        </table:table-row>
        <table:table-row table:style-name="ro1">
          <table:table-cell office:value-type="float" office:value="560.012080024061">
            <text:p>560.0120800241</text:p>
          </table:table-cell>
          <table:table-cell office:value-type="float" office:value="3.10619">
            <text:p>3.10619</text:p>
          </table:table-cell>
          <table:table-cell office:value-type="float" office:value="2.10212">
            <text:p>2.10212</text:p>
          </table:table-cell>
          <table:table-cell office:value-type="float" office:value="2.80949">
            <text:p>2.80949</text:p>
          </table:table-cell>
          <table:table-cell office:value-type="float" office:value="3.24009">
            <text:p>3.24009</text:p>
          </table:table-cell>
        </table:table-row>
        <table:table-row table:style-name="ro1">
          <table:table-cell office:value-type="float" office:value="580.011520024061">
            <text:p>580.0115200241</text:p>
          </table:table-cell>
          <table:table-cell office:value-type="float" office:value="3.10619">
            <text:p>3.10619</text:p>
          </table:table-cell>
          <table:table-cell office:value-type="float" office:value="2.11017">
            <text:p>2.11017</text:p>
          </table:table-cell>
          <table:table-cell office:value-type="float" office:value="2.78533">
            <text:p>2.78533</text:p>
          </table:table-cell>
          <table:table-cell office:value-type="float" office:value="2.86107">
            <text:p>2.86107</text:p>
          </table:table-cell>
        </table:table-row>
        <table:table-row table:style-name="ro1">
          <table:table-cell office:value-type="float" office:value="620.010560024061">
            <text:p>620.0105600241</text:p>
          </table:table-cell>
          <table:table-cell office:value-type="float" office:value="3.10619">
            <text:p>3.10619</text:p>
          </table:table-cell>
          <table:table-cell office:value-type="float" office:value="2.10286">
            <text:p>2.10286</text:p>
          </table:table-cell>
          <table:table-cell office:value-type="float" office:value="2.46848">
            <text:p>2.46848</text:p>
          </table:table-cell>
          <table:table-cell office:value-type="float" office:value="2.49328">
            <text:p>2.49328</text:p>
          </table:table-cell>
        </table:table-row>
        <table:table-row table:style-name="ro1">
          <table:table-cell office:value-type="float" office:value="640.041760103099">
            <text:p>640.0417601031</text:p>
          </table:table-cell>
          <table:table-cell office:value-type="float" office:value="3.10619">
            <text:p>3.10619</text:p>
          </table:table-cell>
          <table:table-cell office:value-type="float" office:value="2.10391">
            <text:p>2.10391</text:p>
          </table:table-cell>
          <table:table-cell office:value-type="float" office:value="2.10411">
            <text:p>2.10411</text:p>
          </table:table-cell>
          <table:table-cell office:value-type="float" office:value="1.97007">
            <text:p>1.97007</text:p>
          </table:table-cell>
        </table:table-row>
        <table:table-row table:style-name="ro1">
          <table:table-cell office:value-type="float" office:value="660.009600024061">
            <text:p>660.0096000241</text:p>
          </table:table-cell>
          <table:table-cell office:value-type="float" office:value="3.10619">
            <text:p>3.10619</text:p>
          </table:table-cell>
          <table:table-cell office:value-type="float" office:value="2.10605">
            <text:p>2.10605</text:p>
          </table:table-cell>
          <table:table-cell office:value-type="float" office:value="2.1043">
            <text:p>2.1043</text:p>
          </table:table-cell>
          <table:table-cell office:value-type="float" office:value="1.97028">
            <text:p>1.97028</text:p>
          </table:table-cell>
        </table:table-row>
        <table:table-row table:style-name="ro1">
          <table:table-cell office:value-type="float" office:value="680.014912024061">
            <text:p>680.0149120241</text:p>
          </table:table-cell>
          <table:table-cell office:value-type="float" office:value="3.10619">
            <text:p>3.10619</text:p>
          </table:table-cell>
          <table:table-cell office:value-type="float" office:value="2.10713">
            <text:p>2.10713</text:p>
          </table:table-cell>
          <table:table-cell office:value-type="float" office:value="2.10458">
            <text:p>2.10458</text:p>
          </table:table-cell>
          <table:table-cell office:value-type="float" office:value="1.97056">
            <text:p>1.97056</text:p>
          </table:table-cell>
        </table:table-row>
        <table:table-row table:style-name="ro1">
          <table:table-cell office:value-type="float" office:value="700.011200024061">
            <text:p>700.0112000241</text:p>
          </table:table-cell>
          <table:table-cell office:value-type="float" office:value="3.10619">
            <text:p>3.10619</text:p>
          </table:table-cell>
          <table:table-cell office:value-type="float" office:value="2.10446">
            <text:p>2.10446</text:p>
          </table:table-cell>
          <table:table-cell office:value-type="float" office:value="2.10488">
            <text:p>2.10488</text:p>
          </table:table-cell>
          <table:table-cell office:value-type="float" office:value="1.97087">
            <text:p>1.97087</text:p>
          </table:table-cell>
        </table:table-row>
        <table:table-row table:style-name="ro1">
          <table:table-cell office:value-type="float" office:value="720.012768024061">
            <text:p>720.0127680241</text:p>
          </table:table-cell>
          <table:table-cell office:value-type="float" office:value="3.10619">
            <text:p>3.10619</text:p>
          </table:table-cell>
          <table:table-cell office:value-type="float" office:value="2.10703">
            <text:p>2.10703</text:p>
          </table:table-cell>
          <table:table-cell office:value-type="float" office:value="2.10536">
            <text:p>2.10536</text:p>
          </table:table-cell>
          <table:table-cell office:value-type="float" office:value="1.97137">
            <text:p>1.97137</text:p>
          </table:table-cell>
        </table:table-row>
        <table:table-row table:style-name="ro1">
          <table:table-cell office:value-type="float" office:value="740.012080024061">
            <text:p>740.0120800241</text:p>
          </table:table-cell>
          <table:table-cell office:value-type="float" office:value="3.10619">
            <text:p>3.10619</text:p>
          </table:table-cell>
          <table:table-cell office:value-type="float" office:value="2.10486">
            <text:p>2.10486</text:p>
          </table:table-cell>
          <table:table-cell office:value-type="float" office:value="2.10518">
            <text:p>2.10518</text:p>
          </table:table-cell>
          <table:table-cell office:value-type="float" office:value="1.97117">
            <text:p>1.97117</text:p>
          </table:table-cell>
        </table:table-row>
        <table:table-row table:style-name="ro1">
          <table:table-cell office:value-type="float" office:value="760.016640024061">
            <text:p>760.0166400241</text:p>
          </table:table-cell>
          <table:table-cell office:value-type="float" office:value="3.10619">
            <text:p>3.10619</text:p>
          </table:table-cell>
          <table:table-cell office:value-type="float" office:value="2.10568">
            <text:p>2.10568</text:p>
          </table:table-cell>
          <table:table-cell office:value-type="float" office:value="2.10542">
            <text:p>2.10542</text:p>
          </table:table-cell>
          <table:table-cell office:value-type="float" office:value="1.97143">
            <text:p>1.97143</text:p>
          </table:table-cell>
        </table:table-row>
        <table:table-row table:style-name="ro1">
          <table:table-cell office:value-type="float" office:value="780.012480024061">
            <text:p>780.0124800241</text:p>
          </table:table-cell>
          <table:table-cell office:value-type="float" office:value="3.10619">
            <text:p>3.10619</text:p>
          </table:table-cell>
          <table:table-cell office:value-type="float" office:value="2.10099">
            <text:p>2.10099</text:p>
          </table:table-cell>
          <table:table-cell office:value-type="float" office:value="2.10531">
            <text:p>2.10531</text:p>
          </table:table-cell>
          <table:table-cell office:value-type="float" office:value="1.97131">
            <text:p>1.97131</text:p>
          </table:table-cell>
        </table:table-row>
        <table:table-row table:style-name="ro1">
          <table:table-cell office:value-type="float" office:value="800.010560041164">
            <text:p>800.0105600412</text:p>
          </table:table-cell>
          <table:table-cell office:value-type="float" office:value="3.10619">
            <text:p>3.10619</text:p>
          </table:table-cell>
          <table:table-cell office:value-type="float" office:value="2.10454">
            <text:p>2.10454</text:p>
          </table:table-cell>
          <table:table-cell office:value-type="float" office:value="2.10475">
            <text:p>2.10475</text:p>
          </table:table-cell>
          <table:table-cell office:value-type="float" office:value="1.83713">
            <text:p>1.83713</text:p>
          </table:table-cell>
        </table:table-row>
        <table:table-row table:style-name="ro1">
          <table:table-cell office:value-type="float" office:value="820.013680041164">
            <text:p>820.0136800412</text:p>
          </table:table-cell>
          <table:table-cell office:value-type="float" office:value="3.10619">
            <text:p>3.10619</text:p>
          </table:table-cell>
          <table:table-cell office:value-type="float" office:value="2.10952">
            <text:p>2.10952</text:p>
          </table:table-cell>
          <table:table-cell office:value-type="float" office:value="2.10541">
            <text:p>2.10541</text:p>
          </table:table-cell>
          <table:table-cell office:value-type="float" office:value="1.70499">
            <text:p>1.70499</text:p>
          </table:table-cell>
        </table:table-row>
        <table:table-row table:style-name="ro1">
          <table:table-cell office:value-type="float" office:value="840.013760041164">
            <text:p>840.0137600412</text:p>
          </table:table-cell>
          <table:table-cell office:value-type="float" office:value="3.10619">
            <text:p>3.10619</text:p>
          </table:table-cell>
          <table:table-cell office:value-type="float" office:value="2.10901">
            <text:p>2.10901</text:p>
          </table:table-cell>
          <table:table-cell office:value-type="float" office:value="2.10592">
            <text:p>2.10592</text:p>
          </table:table-cell>
          <table:table-cell office:value-type="float" office:value="1.73937">
            <text:p>1.73937</text:p>
          </table:table-cell>
        </table:table-row>
        <table:table-row table:style-name="ro1">
          <table:table-cell office:value-type="float" office:value="860.013360024061">
            <text:p>860.0133600241</text:p>
          </table:table-cell>
          <table:table-cell office:value-type="float" office:value="3.10619">
            <text:p>3.10619</text:p>
          </table:table-cell>
          <table:table-cell office:value-type="float" office:value="2.10745">
            <text:p>2.10745</text:p>
          </table:table-cell>
          <table:table-cell office:value-type="float" office:value="2.10606">
            <text:p>2.10606</text:p>
          </table:table-cell>
          <table:table-cell office:value-type="float" office:value="1.73949">
            <text:p>1.73949</text:p>
          </table:table-cell>
        </table:table-row>
        <table:table-row table:style-name="ro1">
          <table:table-cell office:value-type="float" office:value="880.009888024061">
            <text:p>880.0098880241</text:p>
          </table:table-cell>
          <table:table-cell office:value-type="float" office:value="3.10619">
            <text:p>3.10619</text:p>
          </table:table-cell>
          <table:table-cell office:value-type="float" office:value="2.09846">
            <text:p>2.09846</text:p>
          </table:table-cell>
          <table:table-cell office:value-type="float" office:value="2.10519">
            <text:p>2.10519</text:p>
          </table:table-cell>
          <table:table-cell office:value-type="float" office:value="1.73874">
            <text:p>1.73874</text:p>
          </table:table-cell>
        </table:table-row>
        <table:table-row table:style-name="ro1">
          <table:table-cell office:value-type="float" office:value="900.010240041164">
            <text:p>900.0102400412</text:p>
          </table:table-cell>
          <table:table-cell office:value-type="float" office:value="3.10619">
            <text:p>3.10619</text:p>
          </table:table-cell>
          <table:table-cell office:value-type="float" office:value="2.10436">
            <text:p>2.10436</text:p>
          </table:table-cell>
          <table:table-cell office:value-type="float" office:value="2.10518">
            <text:p>2.10518</text:p>
          </table:table-cell>
          <table:table-cell office:value-type="float" office:value="1.60331">
            <text:p>1.60331</text:p>
          </table:table-cell>
        </table:table-row>
        <table:table-row table:style-name="ro1">
          <table:table-cell office:value-type="float" office:value="920.013728024061">
            <text:p>920.0137280241</text:p>
          </table:table-cell>
          <table:table-cell office:value-type="float" office:value="3.10619">
            <text:p>3.10619</text:p>
          </table:table-cell>
          <table:table-cell office:value-type="float" office:value="2.10757">
            <text:p>2.10757</text:p>
          </table:table-cell>
          <table:table-cell office:value-type="float" office:value="2.10523">
            <text:p>2.10523</text:p>
          </table:table-cell>
          <table:table-cell office:value-type="float" office:value="1.60336">
            <text:p>1.60336</text:p>
          </table:table-cell>
        </table:table-row>
        <table:table-row table:style-name="ro1">
          <table:table-cell office:value-type="float" office:value="940.011760024061">
            <text:p>940.0117600241</text:p>
          </table:table-cell>
          <table:table-cell office:value-type="float" office:value="3.10619">
            <text:p>3.10619</text:p>
          </table:table-cell>
          <table:table-cell office:value-type="float" office:value="2.10374">
            <text:p>2.10374</text:p>
          </table:table-cell>
          <table:table-cell office:value-type="float" office:value="2.10512">
            <text:p>2.10512</text:p>
          </table:table-cell>
          <table:table-cell office:value-type="float" office:value="1.60326">
            <text:p>1.60326</text:p>
          </table:table-cell>
        </table:table-row>
        <table:table-row table:style-name="ro1">
          <table:table-cell office:value-type="float" office:value="960.009248024061">
            <text:p>960.0092480241</text:p>
          </table:table-cell>
          <table:table-cell office:value-type="float" office:value="3.10619">
            <text:p>3.10619</text:p>
          </table:table-cell>
          <table:table-cell office:value-type="float" office:value="2.1066">
            <text:p>2.1066</text:p>
          </table:table-cell>
          <table:table-cell office:value-type="float" office:value="2.10521">
            <text:p>2.10521</text:p>
          </table:table-cell>
          <table:table-cell office:value-type="float" office:value="1.60334">
            <text:p>1.60334</text:p>
          </table:table-cell>
        </table:table-row>
        <table:table-row table:style-name="ro1">
          <table:table-cell office:value-type="float" office:value="980.009600024061">
            <text:p>980.0096000241</text:p>
          </table:table-cell>
          <table:table-cell office:value-type="float" office:value="3.10619">
            <text:p>3.10619</text:p>
          </table:table-cell>
          <table:table-cell office:value-type="float" office:value="2.10226">
            <text:p>2.10226</text:p>
          </table:table-cell>
          <table:table-cell office:value-type="float" office:value="2.10534">
            <text:p>2.10534</text:p>
          </table:table-cell>
          <table:table-cell office:value-type="float" office:value="1.60345">
            <text:p>1.60345</text:p>
          </table:table-cell>
        </table:table-row>
        <table:table-row table:style-name="ro1">
          <table:table-cell office:value-type="float" office:value="1000.01664002406">
            <text:p>1000.0166400241</text:p>
          </table:table-cell>
          <table:table-cell office:value-type="float" office:value="3.10619">
            <text:p>3.10619</text:p>
          </table:table-cell>
          <table:table-cell office:value-type="float" office:value="2.10447">
            <text:p>2.10447</text:p>
          </table:table-cell>
          <table:table-cell office:value-type="float" office:value="2.10533">
            <text:p>2.10533</text:p>
          </table:table-cell>
          <table:table-cell office:value-type="float" office:value="1.73871">
            <text:p>1.73871</text:p>
          </table:table-cell>
        </table:table-row>
        <table:table-row table:style-name="ro1">
          <table:table-cell office:value-type="float" office:value="1020.01280002056">
            <text:p>1020.0128000206</text:p>
          </table:table-cell>
          <table:table-cell office:value-type="float" office:value="6.06664">
            <text:p>6.06664</text:p>
          </table:table-cell>
          <table:table-cell office:value-type="float" office:value="6.40215">
            <text:p>6.40215</text:p>
          </table:table-cell>
          <table:table-cell office:value-type="float" office:value="2.70207">
            <text:p>2.70207</text:p>
          </table:table-cell>
          <table:table-cell office:value-type="float" office:value="2.65882">
            <text:p>2.65882</text:p>
          </table:table-cell>
        </table:table-row>
        <table:table-row table:style-name="ro1">
          <table:table-cell office:value-type="float" office:value="1040.00960002582">
            <text:p>1040.0096000258</text:p>
          </table:table-cell>
          <table:table-cell office:value-type="float" office:value="4.15289">
            <text:p>4.15289</text:p>
          </table:table-cell>
          <table:table-cell office:value-type="float" office:value="2.04015">
            <text:p>2.04015</text:p>
          </table:table-cell>
          <table:table-cell office:value-type="float" office:value="4.31358">
            <text:p>4.31358</text:p>
          </table:table-cell>
          <table:table-cell office:value-type="float" office:value="3.95792">
            <text:p>3.95792</text:p>
          </table:table-cell>
        </table:table-row>
        <table:table-row table:style-name="ro1">
          <table:table-cell office:value-type="float" office:value="1060.01208002582">
            <text:p>1060.0120800258</text:p>
          </table:table-cell>
          <table:table-cell office:value-type="float" office:value="4.15289">
            <text:p>4.15289</text:p>
          </table:table-cell>
          <table:table-cell office:value-type="float" office:value="1.83322">
            <text:p>1.83322</text:p>
          </table:table-cell>
          <table:table-cell office:value-type="float" office:value="3.98411">
            <text:p>3.98411</text:p>
          </table:table-cell>
          <table:table-cell office:value-type="float" office:value="3.62987">
            <text:p>3.62987</text:p>
          </table:table-cell>
        </table:table-row>
        <table:table-row table:style-name="ro1">
          <table:table-cell office:value-type="float" office:value="1080.01056002582">
            <text:p>1080.0105600258</text:p>
          </table:table-cell>
          <table:table-cell office:value-type="float" office:value="4.15289">
            <text:p>4.15289</text:p>
          </table:table-cell>
          <table:table-cell office:value-type="float" office:value="2.02696">
            <text:p>2.02696</text:p>
          </table:table-cell>
          <table:table-cell office:value-type="float" office:value="3.70775">
            <text:p>3.70775</text:p>
          </table:table-cell>
          <table:table-cell office:value-type="float" office:value="3.31387">
            <text:p>3.31387</text:p>
          </table:table-cell>
        </table:table-row>
        <table:table-row table:style-name="ro1">
          <table:table-cell office:value-type="float" office:value="1100.01088002582">
            <text:p>1100.0108800258</text:p>
          </table:table-cell>
          <table:table-cell office:value-type="float" office:value="4.15289">
            <text:p>4.15289</text:p>
          </table:table-cell>
          <table:table-cell office:value-type="float" office:value="1.83293">
            <text:p>1.83293</text:p>
          </table:table-cell>
          <table:table-cell office:value-type="float" office:value="3.40146">
            <text:p>3.40146</text:p>
          </table:table-cell>
          <table:table-cell office:value-type="float" office:value="2.89762">
            <text:p>2.89762</text:p>
          </table:table-cell>
        </table:table-row>
        <table:table-row table:style-name="ro1">
          <table:table-cell office:value-type="float" office:value="1120.01024002582">
            <text:p>1120.0102400258</text:p>
          </table:table-cell>
          <table:table-cell office:value-type="float" office:value="4.15289">
            <text:p>4.15289</text:p>
          </table:table-cell>
          <table:table-cell office:value-type="float" office:value="2.02959">
            <text:p>2.02959</text:p>
          </table:table-cell>
          <table:table-cell office:value-type="float" office:value="3.15569">
            <text:p>3.15569</text:p>
          </table:table-cell>
          <table:table-cell office:value-type="float" office:value="2.62788">
            <text:p>2.62788</text:p>
          </table:table-cell>
        </table:table-row>
        <table:table-row table:style-name="ro1">
          <table:table-cell office:value-type="float" office:value="1140.01052802582">
            <text:p>1140.0105280258</text:p>
          </table:table-cell>
          <table:table-cell office:value-type="float" office:value="4.15289">
            <text:p>4.15289</text:p>
          </table:table-cell>
          <table:table-cell office:value-type="float" office:value="1.83384">
            <text:p>1.83384</text:p>
          </table:table-cell>
          <table:table-cell office:value-type="float" office:value="2.88826">
            <text:p>2.88826</text:p>
          </table:table-cell>
          <table:table-cell office:value-type="float" office:value="2.38762">
            <text:p>2.38762</text:p>
          </table:table-cell>
        </table:table-row>
        <table:table-row table:style-name="ro1">
          <table:table-cell office:value-type="float" office:value="1160.01088002582">
            <text:p>1160.0108800258</text:p>
          </table:table-cell>
          <table:table-cell office:value-type="float" office:value="4.15289">
            <text:p>4.15289</text:p>
          </table:table-cell>
          <table:table-cell office:value-type="float" office:value="2.02265">
            <text:p>2.02265</text:p>
          </table:table-cell>
          <table:table-cell office:value-type="float" office:value="2.6875">
            <text:p>2.6875</text:p>
          </table:table-cell>
          <table:table-cell office:value-type="float" office:value="2.19047">
            <text:p>2.19047</text:p>
          </table:table-cell>
        </table:table-row>
        <table:table-row table:style-name="ro1">
          <table:table-cell office:value-type="float" office:value="1180.00860802582">
            <text:p>1180.0086080258</text:p>
          </table:table-cell>
          <table:table-cell office:value-type="float" office:value="4.15289">
            <text:p>4.15289</text:p>
          </table:table-cell>
          <table:table-cell office:value-type="float" office:value="2.02716">
            <text:p>2.02716</text:p>
          </table:table-cell>
          <table:table-cell office:value-type="float" office:value="2.51765">
            <text:p>2.51765</text:p>
          </table:table-cell>
          <table:table-cell office:value-type="float" office:value="2.04575">
            <text:p>2.04575</text:p>
          </table:table-cell>
        </table:table-row>
        <table:table-row table:style-name="ro1">
          <table:table-cell office:value-type="float" office:value="1200.00896002582">
            <text:p>1200.0089600258</text:p>
          </table:table-cell>
          <table:table-cell office:value-type="float" office:value="4.15289">
            <text:p>4.15289</text:p>
          </table:table-cell>
          <table:table-cell office:value-type="float" office:value="2.04053">
            <text:p>2.04053</text:p>
          </table:table-cell>
          <table:table-cell office:value-type="float" office:value="2.3878">
            <text:p>2.3878</text:p>
          </table:table-cell>
          <table:table-cell office:value-type="float" office:value="1.96765">
            <text:p>1.96765</text:p>
          </table:table-cell>
        </table:table-row>
        <table:table-row table:style-name="ro1">
          <table:table-cell office:value-type="float" office:value="1220.01080002582">
            <text:p>1220.0108000258</text:p>
          </table:table-cell>
          <table:table-cell office:value-type="float" office:value="4.15289">
            <text:p>4.15289</text:p>
          </table:table-cell>
          <table:table-cell office:value-type="float" office:value="2.07677">
            <text:p>2.07677</text:p>
          </table:table-cell>
          <table:table-cell office:value-type="float" office:value="1.96673">
            <text:p>1.96673</text:p>
          </table:table-cell>
          <table:table-cell office:value-type="float" office:value="1.83795">
            <text:p>1.83795</text:p>
          </table:table-cell>
        </table:table-row>
        <table:table-row table:style-name="ro1">
          <table:table-cell office:value-type="float" office:value="1240.01336002582">
            <text:p>1240.0133600258</text:p>
          </table:table-cell>
          <table:table-cell office:value-type="float" office:value="4.15289">
            <text:p>4.15289</text:p>
          </table:table-cell>
          <table:table-cell office:value-type="float" office:value="2.03723">
            <text:p>2.03723</text:p>
          </table:table-cell>
          <table:table-cell office:value-type="float" office:value="1.96647">
            <text:p>1.96647</text:p>
          </table:table-cell>
          <table:table-cell office:value-type="float" office:value="1.83781">
            <text:p>1.83781</text:p>
          </table:table-cell>
        </table:table-row>
        <table:table-row table:style-name="ro1">
          <table:table-cell office:value-type="float" office:value="1260.01276802582">
            <text:p>1260.0127680258</text:p>
          </table:table-cell>
          <table:table-cell office:value-type="float" office:value="4.15289">
            <text:p>4.15289</text:p>
          </table:table-cell>
          <table:table-cell office:value-type="float" office:value="2.02777">
            <text:p>2.02777</text:p>
          </table:table-cell>
          <table:table-cell office:value-type="float" office:value="1.98832">
            <text:p>1.98832</text:p>
          </table:table-cell>
          <table:table-cell office:value-type="float" office:value="1.83836">
            <text:p>1.83836</text:p>
          </table:table-cell>
        </table:table-row>
        <table:table-row table:style-name="ro1">
          <table:table-cell office:value-type="float" office:value="1280.00992002582">
            <text:p>1280.0099200258</text:p>
          </table:table-cell>
          <table:table-cell office:value-type="float" office:value="4.15289">
            <text:p>4.15289</text:p>
          </table:table-cell>
          <table:table-cell office:value-type="float" office:value="2.0505">
            <text:p>2.0505</text:p>
          </table:table-cell>
          <table:table-cell office:value-type="float" office:value="1.99052">
            <text:p>1.99052</text:p>
          </table:table-cell>
          <table:table-cell office:value-type="float" office:value="1.83896">
            <text:p>1.83896</text:p>
          </table:table-cell>
        </table:table-row>
        <table:table-row table:style-name="ro1">
          <table:table-cell office:value-type="float" office:value="1300.01088002582">
            <text:p>1300.0108800258</text:p>
          </table:table-cell>
          <table:table-cell office:value-type="float" office:value="4.15289">
            <text:p>4.15289</text:p>
          </table:table-cell>
          <table:table-cell office:value-type="float" office:value="2.01754">
            <text:p>2.01754</text:p>
          </table:table-cell>
          <table:table-cell office:value-type="float" office:value="2.01226">
            <text:p>2.01226</text:p>
          </table:table-cell>
          <table:table-cell office:value-type="float" office:value="1.83924">
            <text:p>1.83924</text:p>
          </table:table-cell>
        </table:table-row>
        <table:table-row table:style-name="ro1">
          <table:table-cell office:value-type="float" office:value="1320.01304002582">
            <text:p>1320.0130400258</text:p>
          </table:table-cell>
          <table:table-cell office:value-type="float" office:value="4.15289">
            <text:p>4.15289</text:p>
          </table:table-cell>
          <table:table-cell office:value-type="float" office:value="1.83479">
            <text:p>1.83479</text:p>
          </table:table-cell>
          <table:table-cell office:value-type="float" office:value="1.98965">
            <text:p>1.98965</text:p>
          </table:table-cell>
          <table:table-cell office:value-type="float" office:value="1.83892">
            <text:p>1.83892</text:p>
          </table:table-cell>
        </table:table-row>
        <table:table-row table:style-name="ro1">
          <table:table-cell office:value-type="float" office:value="1340.00896002582">
            <text:p>1340.0089600258</text:p>
          </table:table-cell>
          <table:table-cell office:value-type="float" office:value="4.15289">
            <text:p>4.15289</text:p>
          </table:table-cell>
          <table:table-cell office:value-type="float" office:value="2.01777">
            <text:p>2.01777</text:p>
          </table:table-cell>
          <table:table-cell office:value-type="float" office:value="2.01125">
            <text:p>2.01125</text:p>
          </table:table-cell>
          <table:table-cell office:value-type="float" office:value="1.83908">
            <text:p>1.83908</text:p>
          </table:table-cell>
        </table:table-row>
        <table:table-row table:style-name="ro1">
          <table:table-cell office:value-type="float" office:value="1360.01216002582">
            <text:p>1360.0121600258</text:p>
          </table:table-cell>
          <table:table-cell office:value-type="float" office:value="4.15289">
            <text:p>4.15289</text:p>
          </table:table-cell>
          <table:table-cell office:value-type="float" office:value="1.83441">
            <text:p>1.83441</text:p>
          </table:table-cell>
          <table:table-cell office:value-type="float" office:value="1.98927">
            <text:p>1.98927</text:p>
          </table:table-cell>
          <table:table-cell office:value-type="float" office:value="1.83879">
            <text:p>1.83879</text:p>
          </table:table-cell>
        </table:table-row>
        <table:table-row table:style-name="ro1">
          <table:table-cell office:value-type="float" office:value="1380.01112002582">
            <text:p>1380.0111200258</text:p>
          </table:table-cell>
          <table:table-cell office:value-type="float" office:value="4.15289">
            <text:p>4.15289</text:p>
          </table:table-cell>
          <table:table-cell office:value-type="float" office:value="2.01824">
            <text:p>2.01824</text:p>
          </table:table-cell>
          <table:table-cell office:value-type="float" office:value="1.98842">
            <text:p>1.98842</text:p>
          </table:table-cell>
          <table:table-cell office:value-type="float" office:value="1.83876">
            <text:p>1.83876</text:p>
          </table:table-cell>
        </table:table-row>
        <table:table-row table:style-name="ro1">
          <table:table-cell office:value-type="float" office:value="1400.01088002582">
            <text:p>1400.0108800258</text:p>
          </table:table-cell>
          <table:table-cell office:value-type="float" office:value="4.15289">
            <text:p>4.15289</text:p>
          </table:table-cell>
          <table:table-cell office:value-type="float" office:value="2.02097">
            <text:p>2.02097</text:p>
          </table:table-cell>
          <table:table-cell office:value-type="float" office:value="1.98658">
            <text:p>1.98658</text:p>
          </table:table-cell>
          <table:table-cell office:value-type="float" office:value="1.83823">
            <text:p>1.83823</text:p>
          </table:table-cell>
        </table:table-row>
        <table:table-row table:style-name="ro1">
          <table:table-cell office:value-type="float" office:value="1420.01120002582">
            <text:p>1420.0112000258</text:p>
          </table:table-cell>
          <table:table-cell office:value-type="float" office:value="4.15289">
            <text:p>4.15289</text:p>
          </table:table-cell>
          <table:table-cell office:value-type="float" office:value="2.03322">
            <text:p>2.03322</text:p>
          </table:table-cell>
          <table:table-cell office:value-type="float" office:value="1.98263">
            <text:p>1.98263</text:p>
          </table:table-cell>
          <table:table-cell office:value-type="float" office:value="1.83735">
            <text:p>1.83735</text:p>
          </table:table-cell>
        </table:table-row>
        <table:table-row table:style-name="ro1">
          <table:table-cell office:value-type="float" office:value="1440.01404802582">
            <text:p>1440.0140480258</text:p>
          </table:table-cell>
          <table:table-cell office:value-type="float" office:value="4.15289">
            <text:p>4.15289</text:p>
          </table:table-cell>
          <table:table-cell office:value-type="float" office:value="1.83439">
            <text:p>1.83439</text:p>
          </table:table-cell>
          <table:table-cell office:value-type="float" office:value="1.96029">
            <text:p>1.96029</text:p>
          </table:table-cell>
          <table:table-cell office:value-type="float" office:value="1.83677">
            <text:p>1.83677</text:p>
          </table:table-cell>
        </table:table-row>
        <table:table-row table:style-name="ro1">
          <table:table-cell office:value-type="float" office:value="1460.01336002582">
            <text:p>1460.0133600258</text:p>
          </table:table-cell>
          <table:table-cell office:value-type="float" office:value="4.15289">
            <text:p>4.15289</text:p>
          </table:table-cell>
          <table:table-cell office:value-type="float" office:value="2.04176">
            <text:p>2.04176</text:p>
          </table:table-cell>
          <table:table-cell office:value-type="float" office:value="1.96154">
            <text:p>1.96154</text:p>
          </table:table-cell>
          <table:table-cell office:value-type="float" office:value="1.83699">
            <text:p>1.83699</text:p>
          </table:table-cell>
        </table:table-row>
        <table:table-row table:style-name="ro1">
          <table:table-cell office:value-type="float" office:value="1480.00924802582">
            <text:p>1480.0092480258</text:p>
          </table:table-cell>
          <table:table-cell office:value-type="float" office:value="4.15289">
            <text:p>4.15289</text:p>
          </table:table-cell>
          <table:table-cell office:value-type="float" office:value="1.83189">
            <text:p>1.83189</text:p>
          </table:table-cell>
          <table:table-cell office:value-type="float" office:value="1.93856">
            <text:p>1.93856</text:p>
          </table:table-cell>
          <table:table-cell office:value-type="float" office:value="1.83582">
            <text:p>1.83582</text:p>
          </table:table-cell>
        </table:table-row>
        <table:table-row table:style-name="ro1">
          <table:table-cell office:value-type="float" office:value="1500.01272002582">
            <text:p>1500.0127200258</text:p>
          </table:table-cell>
          <table:table-cell office:value-type="float" office:value="4.15289">
            <text:p>4.15289</text:p>
          </table:table-cell>
          <table:table-cell office:value-type="float" office:value="2.02377">
            <text:p>2.02377</text:p>
          </table:table-cell>
          <table:table-cell office:value-type="float" office:value="1.9391">
            <text:p>1.9391</text:p>
          </table:table-cell>
          <table:table-cell office:value-type="float" office:value="1.83597">
            <text:p>1.83597</text:p>
          </table:table-cell>
        </table:table-row>
        <table:table-row table:style-name="ro1">
          <table:table-cell office:value-type="float" office:value="1520.01176002582">
            <text:p>1520.0117600258</text:p>
          </table:table-cell>
          <table:table-cell office:value-type="float" office:value="4.15289">
            <text:p>4.15289</text:p>
          </table:table-cell>
          <table:table-cell office:value-type="float" office:value="2.025">
            <text:p>2.025</text:p>
          </table:table-cell>
          <table:table-cell office:value-type="float" office:value="1.95943">
            <text:p>1.95943</text:p>
          </table:table-cell>
          <table:table-cell office:value-type="float" office:value="1.83615">
            <text:p>1.83615</text:p>
          </table:table-cell>
        </table:table-row>
        <table:table-row table:style-name="ro1">
          <table:table-cell office:value-type="float" office:value="1540.01144002582">
            <text:p>1540.0114400258</text:p>
          </table:table-cell>
          <table:table-cell office:value-type="float" office:value="4.15289">
            <text:p>4.15289</text:p>
          </table:table-cell>
          <table:table-cell office:value-type="float" office:value="2.02986">
            <text:p>2.02986</text:p>
          </table:table-cell>
          <table:table-cell office:value-type="float" office:value="1.96052">
            <text:p>1.96052</text:p>
          </table:table-cell>
          <table:table-cell office:value-type="float" office:value="1.83642">
            <text:p>1.83642</text:p>
          </table:table-cell>
        </table:table-row>
        <table:table-row table:style-name="ro1">
          <table:table-cell office:value-type="float" office:value="1560.00928002582">
            <text:p>1560.0092800258</text:p>
          </table:table-cell>
          <table:table-cell office:value-type="float" office:value="4.15289">
            <text:p>4.15289</text:p>
          </table:table-cell>
          <table:table-cell office:value-type="float" office:value="2.01445">
            <text:p>2.01445</text:p>
          </table:table-cell>
          <table:table-cell office:value-type="float" office:value="1.98073">
            <text:p>1.98073</text:p>
          </table:table-cell>
          <table:table-cell office:value-type="float" office:value="1.83644">
            <text:p>1.83644</text:p>
          </table:table-cell>
        </table:table-row>
        <table:table-row table:style-name="ro1">
          <table:table-cell office:value-type="float" office:value="1580.01304002582">
            <text:p>1580.0130400258</text:p>
          </table:table-cell>
          <table:table-cell office:value-type="float" office:value="4.15289">
            <text:p>4.15289</text:p>
          </table:table-cell>
          <table:table-cell office:value-type="float" office:value="1.83483">
            <text:p>1.83483</text:p>
          </table:table-cell>
          <table:table-cell office:value-type="float" office:value="1.96024">
            <text:p>1.96024</text:p>
          </table:table-cell>
          <table:table-cell office:value-type="float" office:value="1.8363">
            <text:p>1.8363</text:p>
          </table:table-cell>
        </table:table-row>
        <table:table-row table:style-name="ro1">
          <table:table-cell office:value-type="float" office:value="1600.01531202582">
            <text:p>1600.0153120258</text:p>
          </table:table-cell>
          <table:table-cell office:value-type="float" office:value="4.15289">
            <text:p>4.15289</text:p>
          </table:table-cell>
          <table:table-cell office:value-type="float" office:value="2.04896">
            <text:p>2.04896</text:p>
          </table:table-cell>
          <table:table-cell office:value-type="float" office:value="1.96274">
            <text:p>1.96274</text:p>
          </table:table-cell>
          <table:table-cell office:value-type="float" office:value="1.83704">
            <text:p>1.83704</text:p>
          </table:table-cell>
        </table:table-row>
        <table:table-row table:style-name="ro1">
          <table:table-cell office:value-type="float" office:value="1620.01907202582">
            <text:p>1620.0190720258</text:p>
          </table:table-cell>
          <table:table-cell office:value-type="float" office:value="4.15289">
            <text:p>4.15289</text:p>
          </table:table-cell>
          <table:table-cell office:value-type="float" office:value="1.83144">
            <text:p>1.83144</text:p>
          </table:table-cell>
          <table:table-cell office:value-type="float" office:value="1.94111">
            <text:p>1.94111</text:p>
          </table:table-cell>
          <table:table-cell office:value-type="float" office:value="1.8363">
            <text:p>1.8363</text:p>
          </table:table-cell>
        </table:table-row>
        <table:table-row table:style-name="ro1">
          <table:table-cell office:value-type="float" office:value="1640.01404802582">
            <text:p>1640.0140480258</text:p>
          </table:table-cell>
          <table:table-cell office:value-type="float" office:value="4.15289">
            <text:p>4.15289</text:p>
          </table:table-cell>
          <table:table-cell office:value-type="float" office:value="2.01546">
            <text:p>2.01546</text:p>
          </table:table-cell>
          <table:table-cell office:value-type="float" office:value="1.96071">
            <text:p>1.96071</text:p>
          </table:table-cell>
          <table:table-cell office:value-type="float" office:value="1.83633">
            <text:p>1.83633</text:p>
          </table:table-cell>
        </table:table-row>
        <table:table-row table:style-name="ro1">
          <table:table-cell office:value-type="float" office:value="1660.01272002582">
            <text:p>1660.0127200258</text:p>
          </table:table-cell>
          <table:table-cell office:value-type="float" office:value="4.15289">
            <text:p>4.15289</text:p>
          </table:table-cell>
          <table:table-cell office:value-type="float" office:value="1.83045">
            <text:p>1.83045</text:p>
          </table:table-cell>
          <table:table-cell office:value-type="float" office:value="1.93829">
            <text:p>1.93829</text:p>
          </table:table-cell>
          <table:table-cell office:value-type="float" office:value="1.83528">
            <text:p>1.83528</text:p>
          </table:table-cell>
        </table:table-row>
        <table:table-row table:style-name="ro1">
          <table:table-cell office:value-type="float" office:value="1680.01152002582">
            <text:p>1680.0115200258</text:p>
          </table:table-cell>
          <table:table-cell office:value-type="float" office:value="4.15289">
            <text:p>4.15289</text:p>
          </table:table-cell>
          <table:table-cell office:value-type="float" office:value="1.83327">
            <text:p>1.83327</text:p>
          </table:table-cell>
          <table:table-cell office:value-type="float" office:value="1.93848">
            <text:p>1.93848</text:p>
          </table:table-cell>
          <table:table-cell office:value-type="float" office:value="1.83542">
            <text:p>1.83542</text:p>
          </table:table-cell>
        </table:table-row>
        <table:table-row table:style-name="ro1">
          <table:table-cell office:value-type="float" office:value="1700.01016002582">
            <text:p>1700.0101600258</text:p>
          </table:table-cell>
          <table:table-cell office:value-type="float" office:value="4.15289">
            <text:p>4.15289</text:p>
          </table:table-cell>
          <table:table-cell office:value-type="float" office:value="2.01833">
            <text:p>2.01833</text:p>
          </table:table-cell>
          <table:table-cell office:value-type="float" office:value="1.93801">
            <text:p>1.93801</text:p>
          </table:table-cell>
          <table:table-cell office:value-type="float" office:value="1.83528">
            <text:p>1.83528</text:p>
          </table:table-cell>
        </table:table-row>
        <table:table-row table:style-name="ro1">
          <table:table-cell office:value-type="float" office:value="1720.01184002582">
            <text:p>1720.0118400258</text:p>
          </table:table-cell>
          <table:table-cell office:value-type="float" office:value="4.15289">
            <text:p>4.15289</text:p>
          </table:table-cell>
          <table:table-cell office:value-type="float" office:value="1.83442">
            <text:p>1.83442</text:p>
          </table:table-cell>
          <table:table-cell office:value-type="float" office:value="1.91847">
            <text:p>1.91847</text:p>
          </table:table-cell>
          <table:table-cell office:value-type="float" office:value="1.83506">
            <text:p>1.83506</text:p>
          </table:table-cell>
        </table:table-row>
        <table:table-row table:style-name="ro1">
          <table:table-cell office:value-type="float" office:value="1740.01144002582">
            <text:p>1740.0114400258</text:p>
          </table:table-cell>
          <table:table-cell office:value-type="float" office:value="4.15289">
            <text:p>4.15289</text:p>
          </table:table-cell>
          <table:table-cell office:value-type="float" office:value="2.01676">
            <text:p>2.01676</text:p>
          </table:table-cell>
          <table:table-cell office:value-type="float" office:value="1.91738">
            <text:p>1.91738</text:p>
          </table:table-cell>
          <table:table-cell office:value-type="float" office:value="1.83477">
            <text:p>1.83477</text:p>
          </table:table-cell>
        </table:table-row>
        <table:table-row table:style-name="ro1">
          <table:table-cell office:value-type="float" office:value="1760.01152002582">
            <text:p>1760.0115200258</text:p>
          </table:table-cell>
          <table:table-cell office:value-type="float" office:value="4.15289">
            <text:p>4.15289</text:p>
          </table:table-cell>
          <table:table-cell office:value-type="float" office:value="1.83343">
            <text:p>1.83343</text:p>
          </table:table-cell>
          <table:table-cell office:value-type="float" office:value="1.89945">
            <text:p>1.89945</text:p>
          </table:table-cell>
          <table:table-cell office:value-type="float" office:value="1.83465">
            <text:p>1.83465</text:p>
          </table:table-cell>
        </table:table-row>
        <table:table-row table:style-name="ro1">
          <table:table-cell office:value-type="float" office:value="1780.01555202582">
            <text:p>1780.0155520258</text:p>
          </table:table-cell>
          <table:table-cell office:value-type="float" office:value="4.15289">
            <text:p>4.15289</text:p>
          </table:table-cell>
          <table:table-cell office:value-type="float" office:value="2.02481">
            <text:p>2.02481</text:p>
          </table:table-cell>
          <table:table-cell office:value-type="float" office:value="1.91807">
            <text:p>1.91807</text:p>
          </table:table-cell>
          <table:table-cell office:value-type="float" office:value="1.83489">
            <text:p>1.83489</text:p>
          </table:table-cell>
        </table:table-row>
        <table:table-row table:style-name="ro1">
          <table:table-cell office:value-type="float" office:value="1800.01176002582">
            <text:p>1800.0117600258</text:p>
          </table:table-cell>
          <table:table-cell office:value-type="float" office:value="4.15289">
            <text:p>4.15289</text:p>
          </table:table-cell>
          <table:table-cell office:value-type="float" office:value="2.03186">
            <text:p>2.03186</text:p>
          </table:table-cell>
          <table:table-cell office:value-type="float" office:value="1.91668">
            <text:p>1.91668</text:p>
          </table:table-cell>
          <table:table-cell office:value-type="float" office:value="1.83453">
            <text:p>1.83453</text:p>
          </table:table-cell>
        </table:table-row>
        <table:table-row table:style-name="ro1">
          <table:table-cell office:value-type="float" office:value="1820.01660802582">
            <text:p>1820.0166080258</text:p>
          </table:table-cell>
          <table:table-cell office:value-type="float" office:value="4.15289">
            <text:p>4.15289</text:p>
          </table:table-cell>
          <table:table-cell office:value-type="float" office:value="1.83377">
            <text:p>1.83377</text:p>
          </table:table-cell>
          <table:table-cell office:value-type="float" office:value="1.91698">
            <text:p>1.91698</text:p>
          </table:table-cell>
          <table:table-cell office:value-type="float" office:value="1.83477">
            <text:p>1.83477</text:p>
          </table:table-cell>
        </table:table-row>
        <table:table-row table:style-name="ro1">
          <table:table-cell office:value-type="float" office:value="1840.04998411774">
            <text:p>1840.0499841177</text:p>
          </table:table-cell>
          <table:table-cell office:value-type="float" office:value="4.15289">
            <text:p>4.15289</text:p>
          </table:table-cell>
          <table:table-cell office:value-type="float" office:value="2.01672">
            <text:p>2.01672</text:p>
          </table:table-cell>
          <table:table-cell office:value-type="float" office:value="1.91709">
            <text:p>1.91709</text:p>
          </table:table-cell>
          <table:table-cell office:value-type="float" office:value="1.83482">
            <text:p>1.83482</text:p>
          </table:table-cell>
        </table:table-row>
        <table:table-row table:style-name="ro1">
          <table:table-cell office:value-type="float" office:value="1860.00860802582">
            <text:p>1860.0086080258</text:p>
          </table:table-cell>
          <table:table-cell office:value-type="float" office:value="4.15289">
            <text:p>4.15289</text:p>
          </table:table-cell>
          <table:table-cell office:value-type="float" office:value="2.0232">
            <text:p>2.0232</text:p>
          </table:table-cell>
          <table:table-cell office:value-type="float" office:value="1.93695">
            <text:p>1.93695</text:p>
          </table:table-cell>
          <table:table-cell office:value-type="float" office:value="1.83538">
            <text:p>1.83538</text:p>
          </table:table-cell>
        </table:table-row>
        <table:table-row table:style-name="ro1">
          <table:table-cell office:value-type="float" office:value="1880.01148802582">
            <text:p>1880.0114880258</text:p>
          </table:table-cell>
          <table:table-cell office:value-type="float" office:value="4.15289">
            <text:p>4.15289</text:p>
          </table:table-cell>
          <table:table-cell office:value-type="float" office:value="1.83289">
            <text:p>1.83289</text:p>
          </table:table-cell>
          <table:table-cell office:value-type="float" office:value="1.9369">
            <text:p>1.9369</text:p>
          </table:table-cell>
          <table:table-cell office:value-type="float" office:value="1.83534">
            <text:p>1.83534</text:p>
          </table:table-cell>
        </table:table-row>
        <table:table-row table:style-name="ro1">
          <table:table-cell office:value-type="float" office:value="1900.00860802582">
            <text:p>1900.0086080258</text:p>
          </table:table-cell>
          <table:table-cell office:value-type="float" office:value="4.15289">
            <text:p>4.15289</text:p>
          </table:table-cell>
          <table:table-cell office:value-type="float" office:value="2.02113">
            <text:p>2.02113</text:p>
          </table:table-cell>
          <table:table-cell office:value-type="float" office:value="1.93714">
            <text:p>1.93714</text:p>
          </table:table-cell>
          <table:table-cell office:value-type="float" office:value="1.83535">
            <text:p>1.83535</text:p>
          </table:table-cell>
        </table:table-row>
        <table:table-row table:style-name="ro1">
          <table:table-cell office:value-type="float" office:value="1920.00928002582">
            <text:p>1920.0092800258</text:p>
          </table:table-cell>
          <table:table-cell office:value-type="float" office:value="4.15289">
            <text:p>4.15289</text:p>
          </table:table-cell>
          <table:table-cell office:value-type="float" office:value="2.0225">
            <text:p>2.0225</text:p>
          </table:table-cell>
          <table:table-cell office:value-type="float" office:value="1.95722">
            <text:p>1.95722</text:p>
          </table:table-cell>
          <table:table-cell office:value-type="float" office:value="1.83553">
            <text:p>1.83553</text:p>
          </table:table-cell>
        </table:table-row>
        <table:table-row table:style-name="ro1">
          <table:table-cell office:value-type="float" office:value="1940.01208002183">
            <text:p>1940.0120800218</text:p>
          </table:table-cell>
          <table:table-cell office:value-type="float" office:value="3.5766">
            <text:p>3.5766</text:p>
          </table:table-cell>
          <table:table-cell office:value-type="float" office:value="4.34901">
            <text:p>4.34901</text:p>
          </table:table-cell>
          <table:table-cell office:value-type="float" office:value="4.2705">
            <text:p>4.2705</text:p>
          </table:table-cell>
          <table:table-cell office:value-type="float" office:value="4.15354">
            <text:p>4.15354</text:p>
          </table:table-cell>
        </table:table-row>
        <table:table-row table:style-name="ro1">
          <table:table-cell office:value-type="float" office:value="1960.01112002184">
            <text:p>1960.0111200218</text:p>
          </table:table-cell>
          <table:table-cell office:value-type="float" office:value="3.5766">
            <text:p>3.5766</text:p>
          </table:table-cell>
          <table:table-cell office:value-type="float" office:value="4.30858">
            <text:p>4.30858</text:p>
          </table:table-cell>
          <table:table-cell office:value-type="float" office:value="4.28739">
            <text:p>4.28739</text:p>
          </table:table-cell>
          <table:table-cell office:value-type="float" office:value="4.15332">
            <text:p>4.15332</text:p>
          </table:table-cell>
        </table:table-row>
        <table:table-row table:style-name="ro1">
          <table:table-cell office:value-type="float" office:value="1980.00700802184">
            <text:p>1980.0070080218</text:p>
          </table:table-cell>
          <table:table-cell office:value-type="float" office:value="3.5766">
            <text:p>3.5766</text:p>
          </table:table-cell>
          <table:table-cell office:value-type="float" office:value="4.3561">
            <text:p>4.3561</text:p>
          </table:table-cell>
          <table:table-cell office:value-type="float" office:value="4.29027">
            <text:p>4.29027</text:p>
          </table:table-cell>
          <table:table-cell office:value-type="float" office:value="4.15399">
            <text:p>4.15399</text:p>
          </table:table-cell>
        </table:table-row>
        <table:table-row table:style-name="ro1">
          <table:table-cell office:value-type="float" office:value="2000.01024002981">
            <text:p>2000.0102400298</text:p>
          </table:table-cell>
          <table:table-cell office:value-type="float" office:value="3.04541">
            <text:p>3.04541</text:p>
          </table:table-cell>
          <table:table-cell office:value-type="float" office:value="5.19217">
            <text:p>5.19217</text:p>
          </table:table-cell>
          <table:table-cell office:value-type="float" office:value="5.26519">
            <text:p>5.26519</text:p>
          </table:table-cell>
          <table:table-cell office:value-type="float" office:value="5.54436">
            <text:p>5.54436</text:p>
          </table:table-cell>
        </table:table-row>
        <table:table-row table:style-name="ro1">
          <table:table-cell office:value-type="float" office:value="2020.04347210311">
            <text:p>2020.0434721031</text:p>
          </table:table-cell>
          <table:table-cell office:value-type="float" office:value="3.96227">
            <text:p>3.96227</text:p>
          </table:table-cell>
          <table:table-cell office:value-type="float" office:value="3.81273">
            <text:p>3.81273</text:p>
          </table:table-cell>
          <table:table-cell office:value-type="float" office:value="8.35934">
            <text:p>8.35934</text:p>
          </table:table-cell>
          <table:table-cell office:value-type="float" office:value="8.56278">
            <text:p>8.56278</text:p>
          </table:table-cell>
        </table:table-row>
        <table:table-row table:style-name="ro1">
          <table:table-cell office:value-type="float" office:value="2060.0416641381">
            <text:p>2060.0416641381</text:p>
          </table:table-cell>
          <table:table-cell office:value-type="float" office:value="5.14">
            <text:p>5.14</text:p>
          </table:table-cell>
          <table:table-cell office:value-type="float" office:value="0.99733">
            <text:p>0.99733</text:p>
          </table:table-cell>
          <table:table-cell office:value-type="float" office:value="7.43071">
            <text:p>7.43071</text:p>
          </table:table-cell>
          <table:table-cell office:value-type="float" office:value="7.59855">
            <text:p>7.59855</text:p>
          </table:table-cell>
        </table:table-row>
        <table:table-row table:style-name="ro1">
          <table:table-cell office:value-type="float" office:value="2080.03379210634">
            <text:p>2080.0337921063</text:p>
          </table:table-cell>
          <table:table-cell office:value-type="float" office:value="5.14">
            <text:p>5.14</text:p>
          </table:table-cell>
          <table:table-cell office:value-type="float" office:value="0.997139">
            <text:p>0.997139</text:p>
          </table:table-cell>
          <table:table-cell office:value-type="float" office:value="6.50416">
            <text:p>6.50416</text:p>
          </table:table-cell>
          <table:table-cell office:value-type="float" office:value="6.63699">
            <text:p>6.63699</text:p>
          </table:table-cell>
        </table:table-row>
        <table:table-row table:style-name="ro1">
          <table:table-cell office:value-type="float" office:value="2100.01497603782">
            <text:p>2100.0149760378</text:p>
          </table:table-cell>
          <table:table-cell office:value-type="float" office:value="5.14">
            <text:p>5.14</text:p>
          </table:table-cell>
          <table:table-cell office:value-type="float" office:value="0.995965">
            <text:p>0.995965</text:p>
          </table:table-cell>
          <table:table-cell office:value-type="float" office:value="5.53493">
            <text:p>5.53493</text:p>
          </table:table-cell>
          <table:table-cell office:value-type="float" office:value="5.67544">
            <text:p>5.67544</text:p>
          </table:table-cell>
        </table:table-row>
        <table:table-row table:style-name="ro1">
          <table:table-cell office:value-type="float" office:value="2120.02004803782">
            <text:p>2120.0200480378</text:p>
          </table:table-cell>
          <table:table-cell office:value-type="float" office:value="5.14">
            <text:p>5.14</text:p>
          </table:table-cell>
          <table:table-cell office:value-type="float" office:value="0.99784">
            <text:p>0.99784</text:p>
          </table:table-cell>
          <table:table-cell office:value-type="float" office:value="4.61093">
            <text:p>4.61093</text:p>
          </table:table-cell>
          <table:table-cell office:value-type="float" office:value="4.71081">
            <text:p>4.71081</text:p>
          </table:table-cell>
        </table:table-row>
        <table:table-row table:style-name="ro1">
          <table:table-cell office:value-type="float" office:value="2140.01617603782">
            <text:p>2140.0161760378</text:p>
          </table:table-cell>
          <table:table-cell office:value-type="float" office:value="5.14">
            <text:p>5.14</text:p>
          </table:table-cell>
          <table:table-cell office:value-type="float" office:value="0.996555">
            <text:p>0.996555</text:p>
          </table:table-cell>
          <table:table-cell office:value-type="float" office:value="3.6908">
            <text:p>3.6908</text:p>
          </table:table-cell>
          <table:table-cell office:value-type="float" office:value="3.74911">
            <text:p>3.74911</text:p>
          </table:table-cell>
        </table:table-row>
        <table:table-row table:style-name="ro1">
          <table:table-cell office:value-type="float" office:value="2160.01585603782">
            <text:p>2160.0158560378</text:p>
          </table:table-cell>
          <table:table-cell office:value-type="float" office:value="5.14">
            <text:p>5.14</text:p>
          </table:table-cell>
          <table:table-cell office:value-type="float" office:value="0.998134">
            <text:p>0.998134</text:p>
          </table:table-cell>
          <table:table-cell office:value-type="float" office:value="2.78247">
            <text:p>2.78247</text:p>
          </table:table-cell>
          <table:table-cell office:value-type="float" office:value="2.78693">
            <text:p>2.78693</text:p>
          </table:table-cell>
        </table:table-row>
        <table:table-row table:style-name="ro1">
          <table:table-cell office:value-type="float" office:value="2180.01553603782">
            <text:p>2180.0155360378</text:p>
          </table:table-cell>
          <table:table-cell office:value-type="float" office:value="5.14">
            <text:p>5.14</text:p>
          </table:table-cell>
          <table:table-cell office:value-type="float" office:value="0.994654">
            <text:p>0.994654</text:p>
          </table:table-cell>
          <table:table-cell office:value-type="float" office:value="1.88211">
            <text:p>1.88211</text:p>
          </table:table-cell>
          <table:table-cell office:value-type="float" office:value="1.82789">
            <text:p>1.82789</text:p>
          </table:table-cell>
        </table:table-row>
        <table:table-row table:style-name="ro1">
          <table:table-cell office:value-type="float" office:value="2200.01521603782">
            <text:p>2200.0152160378</text:p>
          </table:table-cell>
          <table:table-cell office:value-type="float" office:value="5.14">
            <text:p>5.14</text:p>
          </table:table-cell>
          <table:table-cell office:value-type="float" office:value="0.996907">
            <text:p>0.996907</text:p>
          </table:table-cell>
          <table:table-cell office:value-type="float" office:value="1.04951">
            <text:p>1.04951</text:p>
          </table:table-cell>
          <table:table-cell office:value-type="float" office:value="0.868726">
            <text:p>0.868726</text:p>
          </table:table-cell>
        </table:table-row>
        <table:table-row table:style-name="ro1">
          <table:table-cell office:value-type="float" office:value="2220.01590403782">
            <text:p>2220.0159040378</text:p>
          </table:table-cell>
          <table:table-cell office:value-type="float" office:value="5.14">
            <text:p>5.14</text:p>
          </table:table-cell>
          <table:table-cell office:value-type="float" office:value="0.996027">
            <text:p>0.996027</text:p>
          </table:table-cell>
          <table:table-cell office:value-type="float" office:value="0.603759">
            <text:p>0.603759</text:p>
          </table:table-cell>
          <table:table-cell office:value-type="float" office:value="0.102201">
            <text:p>0.102201</text:p>
          </table:table-cell>
        </table:table-row>
        <table:table-row table:style-name="ro1">
          <table:table-cell office:value-type="float" office:value="2240.01881603782">
            <text:p>2240.0188160378</text:p>
          </table:table-cell>
          <table:table-cell office:value-type="float" office:value="5.14">
            <text:p>5.14</text:p>
          </table:table-cell>
          <table:table-cell office:value-type="float" office:value="0.998847">
            <text:p>0.998847</text:p>
          </table:table-cell>
          <table:table-cell office:value-type="float" office:value="0.996937">
            <text:p>0.996937</text:p>
          </table:table-cell>
          <table:table-cell office:value-type="float" office:value="0.4065">
            <text:p>0.4065</text:p>
          </table:table-cell>
        </table:table-row>
        <table:table-row table:style-name="ro1">
          <table:table-cell office:value-type="float" office:value="2260.01593603782">
            <text:p>2260.0159360378</text:p>
          </table:table-cell>
          <table:table-cell office:value-type="float" office:value="5.14">
            <text:p>5.14</text:p>
          </table:table-cell>
          <table:table-cell office:value-type="float" office:value="0.995996">
            <text:p>0.995996</text:p>
          </table:table-cell>
          <table:table-cell office:value-type="float" office:value="0.996803">
            <text:p>0.996803</text:p>
          </table:table-cell>
          <table:table-cell office:value-type="float" office:value="0.389884">
            <text:p>0.389884</text:p>
          </table:table-cell>
        </table:table-row>
        <table:table-row table:style-name="ro1">
          <table:table-cell office:value-type="float" office:value="2280.01745603782">
            <text:p>2280.0174560378</text:p>
          </table:table-cell>
          <table:table-cell office:value-type="float" office:value="5.14">
            <text:p>5.14</text:p>
          </table:table-cell>
          <table:table-cell office:value-type="float" office:value="0.995535">
            <text:p>0.995535</text:p>
          </table:table-cell>
          <table:table-cell office:value-type="float" office:value="0.996643">
            <text:p>0.996643</text:p>
          </table:table-cell>
          <table:table-cell office:value-type="float" office:value="0.363496">
            <text:p>0.363496</text:p>
          </table:table-cell>
        </table:table-row>
        <table:table-row table:style-name="ro1">
          <table:table-cell office:value-type="float" office:value="2300.02486403782">
            <text:p>2300.0248640378</text:p>
          </table:table-cell>
          <table:table-cell office:value-type="float" office:value="5.14">
            <text:p>5.14</text:p>
          </table:table-cell>
          <table:table-cell office:value-type="float" office:value="0.99648">
            <text:p>0.99648</text:p>
          </table:table-cell>
          <table:table-cell office:value-type="float" office:value="0.996694">
            <text:p>0.996694</text:p>
          </table:table-cell>
          <table:table-cell office:value-type="float" office:value="0.362891">
            <text:p>0.362891</text:p>
          </table:table-cell>
        </table:table-row>
        <table:table-row table:style-name="ro1">
          <table:table-cell office:value-type="float" office:value="2320.01841603782">
            <text:p>2320.0184160378</text:p>
          </table:table-cell>
          <table:table-cell office:value-type="float" office:value="5.14">
            <text:p>5.14</text:p>
          </table:table-cell>
          <table:table-cell office:value-type="float" office:value="0.994756">
            <text:p>0.994756</text:p>
          </table:table-cell>
          <table:table-cell office:value-type="float" office:value="0.996385">
            <text:p>0.996385</text:p>
          </table:table-cell>
          <table:table-cell office:value-type="float" office:value="0.341938">
            <text:p>0.341938</text:p>
          </table:table-cell>
        </table:table-row>
        <table:table-row table:style-name="ro1">
          <table:table-cell office:value-type="float" office:value="2340.01529603782">
            <text:p>2340.0152960378</text:p>
          </table:table-cell>
          <table:table-cell office:value-type="float" office:value="5.14">
            <text:p>5.14</text:p>
          </table:table-cell>
          <table:table-cell office:value-type="float" office:value="0.996542">
            <text:p>0.996542</text:p>
          </table:table-cell>
          <table:table-cell office:value-type="float" office:value="0.996384">
            <text:p>0.996384</text:p>
          </table:table-cell>
          <table:table-cell office:value-type="float" office:value="0.327551">
            <text:p>0.327551</text:p>
          </table:table-cell>
        </table:table-row>
        <table:table-row table:style-name="ro1">
          <table:table-cell office:value-type="float" office:value="2360.01457603782">
            <text:p>2360.0145760378</text:p>
          </table:table-cell>
          <table:table-cell office:value-type="float" office:value="5.14">
            <text:p>5.14</text:p>
          </table:table-cell>
          <table:table-cell office:value-type="float" office:value="0.998002">
            <text:p>0.998002</text:p>
          </table:table-cell>
          <table:table-cell office:value-type="float" office:value="0.996371">
            <text:p>0.996371</text:p>
          </table:table-cell>
          <table:table-cell office:value-type="float" office:value="0.327746">
            <text:p>0.327746</text:p>
          </table:table-cell>
        </table:table-row>
        <table:table-row table:style-name="ro1">
          <table:table-cell office:value-type="float" office:value="2380.01561603782">
            <text:p>2380.0156160378</text:p>
          </table:table-cell>
          <table:table-cell office:value-type="float" office:value="4.83938">
            <text:p>4.83938</text:p>
          </table:table-cell>
          <table:table-cell office:value-type="float" office:value="3.04027">
            <text:p>3.04027</text:p>
          </table:table-cell>
          <table:table-cell office:value-type="float" office:value="0.874641">
            <text:p>0.874641</text:p>
          </table:table-cell>
          <table:table-cell office:value-type="float" office:value="0.18545">
            <text:p>0.18545</text:p>
          </table:table-cell>
        </table:table-row>
        <table:table-row table:style-name="ro1">
          <table:table-cell office:value-type="float" office:value="2400.01465603782">
            <text:p>2400.0146560378</text:p>
          </table:table-cell>
          <table:table-cell office:value-type="float" office:value="5.14">
            <text:p>5.14</text:p>
          </table:table-cell>
          <table:table-cell office:value-type="float" office:value="0.99697">
            <text:p>0.99697</text:p>
          </table:table-cell>
          <table:table-cell office:value-type="float" office:value="0.874643">
            <text:p>0.874643</text:p>
          </table:table-cell>
          <table:table-cell office:value-type="float" office:value="0.184601">
            <text:p>0.184601</text:p>
          </table:table-cell>
        </table:table-row>
        <table:table-row table:style-name="ro1">
          <table:table-cell office:value-type="float" office:value="2420.01649603782">
            <text:p>2420.0164960378</text:p>
          </table:table-cell>
          <table:table-cell office:value-type="float" office:value="5.14">
            <text:p>5.14</text:p>
          </table:table-cell>
          <table:table-cell office:value-type="float" office:value="0.997585">
            <text:p>0.997585</text:p>
          </table:table-cell>
          <table:table-cell office:value-type="float" office:value="0.874679">
            <text:p>0.874679</text:p>
          </table:table-cell>
          <table:table-cell office:value-type="float" office:value="0.181124">
            <text:p>0.181124</text:p>
          </table:table-cell>
        </table:table-row>
        <table:table-row table:style-name="ro1">
          <table:table-cell office:value-type="float" office:value="2440.01745603782">
            <text:p>2440.0174560378</text:p>
          </table:table-cell>
          <table:table-cell office:value-type="float" office:value="5.14">
            <text:p>5.14</text:p>
          </table:table-cell>
          <table:table-cell office:value-type="float" office:value="0.996914">
            <text:p>0.996914</text:p>
          </table:table-cell>
          <table:table-cell office:value-type="float" office:value="0.874634">
            <text:p>0.874634</text:p>
          </table:table-cell>
          <table:table-cell office:value-type="float" office:value="0.1825">
            <text:p>0.1825</text:p>
          </table:table-cell>
        </table:table-row>
        <table:table-row table:style-name="ro1">
          <table:table-cell office:value-type="float" office:value="2460.01625603782">
            <text:p>2460.0162560378</text:p>
          </table:table-cell>
          <table:table-cell office:value-type="float" office:value="5.14">
            <text:p>5.14</text:p>
          </table:table-cell>
          <table:table-cell office:value-type="float" office:value="0.998217">
            <text:p>0.998217</text:p>
          </table:table-cell>
          <table:table-cell office:value-type="float" office:value="0.874686">
            <text:p>0.874686</text:p>
          </table:table-cell>
          <table:table-cell office:value-type="float" office:value="0.202146">
            <text:p>0.202146</text:p>
          </table:table-cell>
        </table:table-row>
        <table:table-row table:style-name="ro1">
          <table:table-cell office:value-type="float" office:value="2480.01401603782">
            <text:p>2480.0140160378</text:p>
          </table:table-cell>
          <table:table-cell office:value-type="float" office:value="5.14">
            <text:p>5.14</text:p>
          </table:table-cell>
          <table:table-cell office:value-type="float" office:value="0.996743">
            <text:p>0.996743</text:p>
          </table:table-cell>
          <table:table-cell office:value-type="float" office:value="0.874714">
            <text:p>0.874714</text:p>
          </table:table-cell>
          <table:table-cell office:value-type="float" office:value="0.232121">
            <text:p>0.232121</text:p>
          </table:table-cell>
        </table:table-row>
        <table:table-row table:style-name="ro1">
          <table:table-cell office:value-type="float" office:value="2500.01489603782">
            <text:p>2500.0148960378</text:p>
          </table:table-cell>
          <table:table-cell office:value-type="float" office:value="5.14">
            <text:p>5.14</text:p>
          </table:table-cell>
          <table:table-cell office:value-type="float" office:value="0.996401">
            <text:p>0.996401</text:p>
          </table:table-cell>
          <table:table-cell office:value-type="float" office:value="0.874712">
            <text:p>0.874712</text:p>
          </table:table-cell>
          <table:table-cell office:value-type="float" office:value="0.233206">
            <text:p>0.233206</text:p>
          </table:table-cell>
        </table:table-row>
        <table:table-row table:style-name="ro1">
          <table:table-cell office:value-type="float" office:value="2520.01497603782">
            <text:p>2520.0149760378</text:p>
          </table:table-cell>
          <table:table-cell office:value-type="float" office:value="5.14">
            <text:p>5.14</text:p>
          </table:table-cell>
          <table:table-cell office:value-type="float" office:value="0.998254">
            <text:p>0.998254</text:p>
          </table:table-cell>
          <table:table-cell office:value-type="float" office:value="0.874794">
            <text:p>0.874794</text:p>
          </table:table-cell>
          <table:table-cell office:value-type="float" office:value="0.256843">
            <text:p>0.256843</text:p>
          </table:table-cell>
        </table:table-row>
        <table:table-row table:style-name="ro1">
          <table:table-cell office:value-type="float" office:value="2540.01625603782">
            <text:p>2540.0162560378</text:p>
          </table:table-cell>
          <table:table-cell office:value-type="float" office:value="5.14">
            <text:p>5.14</text:p>
          </table:table-cell>
          <table:table-cell office:value-type="float" office:value="0.997319">
            <text:p>0.997319</text:p>
          </table:table-cell>
          <table:table-cell office:value-type="float" office:value="0.874813">
            <text:p>0.874813</text:p>
          </table:table-cell>
          <table:table-cell office:value-type="float" office:value="0.276297">
            <text:p>0.276297</text:p>
          </table:table-cell>
        </table:table-row>
        <table:table-row table:style-name="ro1">
          <table:table-cell office:value-type="float" office:value="2560.01369603782">
            <text:p>2560.0136960378</text:p>
          </table:table-cell>
          <table:table-cell office:value-type="float" office:value="5.14">
            <text:p>5.14</text:p>
          </table:table-cell>
          <table:table-cell office:value-type="float" office:value="0.996069">
            <text:p>0.996069</text:p>
          </table:table-cell>
          <table:table-cell office:value-type="float" office:value="0.874767">
            <text:p>0.874767</text:p>
          </table:table-cell>
          <table:table-cell office:value-type="float" office:value="0.255455">
            <text:p>0.255455</text:p>
          </table:table-cell>
        </table:table-row>
        <table:table-row table:style-name="ro1">
          <table:table-cell office:value-type="float" office:value="2580.01617603782">
            <text:p>2580.0161760378</text:p>
          </table:table-cell>
          <table:table-cell office:value-type="float" office:value="5.14">
            <text:p>5.14</text:p>
          </table:table-cell>
          <table:table-cell office:value-type="float" office:value="0.99855">
            <text:p>0.99855</text:p>
          </table:table-cell>
          <table:table-cell office:value-type="float" office:value="0.997301">
            <text:p>0.997301</text:p>
          </table:table-cell>
          <table:table-cell office:value-type="float" office:value="0.409067">
            <text:p>0.409067</text:p>
          </table:table-cell>
        </table:table-row>
        <table:table-row table:style-name="ro1">
          <table:table-cell office:value-type="float" office:value="2600.01942403782">
            <text:p>2600.0194240378</text:p>
          </table:table-cell>
          <table:table-cell office:value-type="float" office:value="5.14">
            <text:p>5.14</text:p>
          </table:table-cell>
          <table:table-cell office:value-type="float" office:value="0.99716">
            <text:p>0.99716</text:p>
          </table:table-cell>
          <table:table-cell office:value-type="float" office:value="0.99732">
            <text:p>0.99732</text:p>
          </table:table-cell>
          <table:table-cell office:value-type="float" office:value="0.408933">
            <text:p>0.408933</text:p>
          </table:table-cell>
        </table:table-row>
        <table:table-row table:style-name="ro1">
          <table:table-cell office:value-type="float" office:value="2620.01561603782">
            <text:p>2620.0156160378</text:p>
          </table:table-cell>
          <table:table-cell office:value-type="float" office:value="5.14">
            <text:p>5.14</text:p>
          </table:table-cell>
          <table:table-cell office:value-type="float" office:value="0.948114">
            <text:p>0.948114</text:p>
          </table:table-cell>
          <table:table-cell office:value-type="float" office:value="0.991699">
            <text:p>0.991699</text:p>
          </table:table-cell>
          <table:table-cell office:value-type="float" office:value="0.381242">
            <text:p>0.381242</text:p>
          </table:table-cell>
        </table:table-row>
        <table:table-row table:style-name="ro1">
          <table:table-cell office:value-type="float" office:value="2640.01462403782">
            <text:p>2640.0146240378</text:p>
          </table:table-cell>
          <table:table-cell office:value-type="float" office:value="5.14">
            <text:p>5.14</text:p>
          </table:table-cell>
          <table:table-cell office:value-type="float" office:value="0.99483">
            <text:p>0.99483</text:p>
          </table:table-cell>
          <table:table-cell office:value-type="float" office:value="0.991494">
            <text:p>0.991494</text:p>
          </table:table-cell>
          <table:table-cell office:value-type="float" office:value="0.357742">
            <text:p>0.357742</text:p>
          </table:table-cell>
        </table:table-row>
        <table:table-row table:style-name="ro1">
          <table:table-cell office:value-type="float" office:value="2660.01526403782">
            <text:p>2660.0152640378</text:p>
          </table:table-cell>
          <table:table-cell office:value-type="float" office:value="5.14">
            <text:p>5.14</text:p>
          </table:table-cell>
          <table:table-cell office:value-type="float" office:value="0.997961">
            <text:p>0.997961</text:p>
          </table:table-cell>
          <table:table-cell office:value-type="float" office:value="0.99147">
            <text:p>0.99147</text:p>
          </table:table-cell>
          <table:table-cell office:value-type="float" office:value="0.357816">
            <text:p>0.357816</text:p>
          </table:table-cell>
        </table:table-row>
        <table:table-row table:style-name="ro1">
          <table:table-cell office:value-type="float" office:value="2680.01465603782">
            <text:p>2680.0146560378</text:p>
          </table:table-cell>
          <table:table-cell office:value-type="float" office:value="5.14">
            <text:p>5.14</text:p>
          </table:table-cell>
          <table:table-cell office:value-type="float" office:value="0.995415">
            <text:p>0.995415</text:p>
          </table:table-cell>
          <table:table-cell office:value-type="float" office:value="0.99134">
            <text:p>0.99134</text:p>
          </table:table-cell>
          <table:table-cell office:value-type="float" office:value="0.337575">
            <text:p>0.337575</text:p>
          </table:table-cell>
        </table:table-row>
        <table:table-row table:style-name="ro1">
          <table:table-cell office:value-type="float" office:value="2700.01398403782">
            <text:p>2700.0139840378</text:p>
          </table:table-cell>
          <table:table-cell office:value-type="float" office:value="4.83938">
            <text:p>4.83938</text:p>
          </table:table-cell>
          <table:table-cell office:value-type="float" office:value="3.07106">
            <text:p>3.07106</text:p>
          </table:table-cell>
          <table:table-cell office:value-type="float" office:value="0.874084">
            <text:p>0.874084</text:p>
          </table:table-cell>
          <table:table-cell office:value-type="float" office:value="0.166545">
            <text:p>0.166545</text:p>
          </table:table-cell>
        </table:table-row>
        <table:table-row table:style-name="ro1">
          <table:table-cell office:value-type="float" office:value="2720.01996803782">
            <text:p>2720.0199680378</text:p>
          </table:table-cell>
          <table:table-cell office:value-type="float" office:value="5.14">
            <text:p>5.14</text:p>
          </table:table-cell>
          <table:table-cell office:value-type="float" office:value="0.996213">
            <text:p>0.996213</text:p>
          </table:table-cell>
          <table:table-cell office:value-type="float" office:value="0.874045">
            <text:p>0.874045</text:p>
          </table:table-cell>
          <table:table-cell office:value-type="float" office:value="0.13911">
            <text:p>0.13911</text:p>
          </table:table-cell>
        </table:table-row>
        <table:table-row table:style-name="ro1">
          <table:table-cell office:value-type="float" office:value="2740.01713603782">
            <text:p>2740.0171360378</text:p>
          </table:table-cell>
          <table:table-cell office:value-type="float" office:value="5.14">
            <text:p>5.14</text:p>
          </table:table-cell>
          <table:table-cell office:value-type="float" office:value="0.996091">
            <text:p>0.996091</text:p>
          </table:table-cell>
          <table:table-cell office:value-type="float" office:value="0.874021">
            <text:p>0.874021</text:p>
          </table:table-cell>
          <table:table-cell office:value-type="float" office:value="0.14347">
            <text:p>0.14347</text:p>
          </table:table-cell>
        </table:table-row>
        <table:table-row table:style-name="ro1">
          <table:table-cell office:value-type="float" office:value="2760.01369603782">
            <text:p>2760.0136960378</text:p>
          </table:table-cell>
          <table:table-cell office:value-type="float" office:value="5.14">
            <text:p>5.14</text:p>
          </table:table-cell>
          <table:table-cell office:value-type="float" office:value="0.99754">
            <text:p>0.99754</text:p>
          </table:table-cell>
          <table:table-cell office:value-type="float" office:value="0.874049">
            <text:p>0.874049</text:p>
          </table:table-cell>
          <table:table-cell office:value-type="float" office:value="0.162769">
            <text:p>0.162769</text:p>
          </table:table-cell>
        </table:table-row>
        <table:table-row table:style-name="ro1">
          <table:table-cell office:value-type="float" office:value="2780.02036803782">
            <text:p>2780.0203680378</text:p>
          </table:table-cell>
          <table:table-cell office:value-type="float" office:value="5.14">
            <text:p>5.14</text:p>
          </table:table-cell>
          <table:table-cell office:value-type="float" office:value="0.997071">
            <text:p>0.997071</text:p>
          </table:table-cell>
          <table:table-cell office:value-type="float" office:value="0.874021">
            <text:p>0.874021</text:p>
          </table:table-cell>
          <table:table-cell office:value-type="float" office:value="0.164989">
            <text:p>0.164989</text:p>
          </table:table-cell>
        </table:table-row>
        <table:table-row table:style-name="ro1">
          <table:table-cell office:value-type="float" office:value="2800.02132803782">
            <text:p>2800.0213280378</text:p>
          </table:table-cell>
          <table:table-cell office:value-type="float" office:value="5.14">
            <text:p>5.14</text:p>
          </table:table-cell>
          <table:table-cell office:value-type="float" office:value="0.996505">
            <text:p>0.996505</text:p>
          </table:table-cell>
          <table:table-cell office:value-type="float" office:value="0.874009">
            <text:p>0.874009</text:p>
          </table:table-cell>
          <table:table-cell office:value-type="float" office:value="0.165994">
            <text:p>0.165994</text:p>
          </table:table-cell>
        </table:table-row>
        <table:table-row table:style-name="ro1">
          <table:table-cell office:value-type="float" office:value="2820.01676803782">
            <text:p>2820.0167680378</text:p>
          </table:table-cell>
          <table:table-cell office:value-type="float" office:value="5.14">
            <text:p>5.14</text:p>
          </table:table-cell>
          <table:table-cell office:value-type="float" office:value="0.996911">
            <text:p>0.996911</text:p>
          </table:table-cell>
          <table:table-cell office:value-type="float" office:value="0.875166">
            <text:p>0.875166</text:p>
          </table:table-cell>
          <table:table-cell office:value-type="float" office:value="0.197837">
            <text:p>0.197837</text:p>
          </table:table-cell>
        </table:table-row>
        <table:table-row table:style-name="ro1">
          <table:table-cell office:value-type="float" office:value="2840.01553603782">
            <text:p>2840.0155360378</text:p>
          </table:table-cell>
          <table:table-cell office:value-type="float" office:value="5.14">
            <text:p>5.14</text:p>
          </table:table-cell>
          <table:table-cell office:value-type="float" office:value="0.996389">
            <text:p>0.996389</text:p>
          </table:table-cell>
          <table:table-cell office:value-type="float" office:value="0.875202">
            <text:p>0.875202</text:p>
          </table:table-cell>
          <table:table-cell office:value-type="float" office:value="0.194181">
            <text:p>0.194181</text:p>
          </table:table-cell>
        </table:table-row>
        <table:table-row table:style-name="ro1">
          <table:table-cell office:value-type="float" office:value="2860.01622403782">
            <text:p>2860.0162240378</text:p>
          </table:table-cell>
          <table:table-cell office:value-type="float" office:value="4.83938">
            <text:p>4.83938</text:p>
          </table:table-cell>
          <table:table-cell office:value-type="float" office:value="3.12661">
            <text:p>3.12661</text:p>
          </table:table-cell>
          <table:table-cell office:value-type="float" office:value="0.884803">
            <text:p>0.884803</text:p>
          </table:table-cell>
          <table:table-cell office:value-type="float" office:value="0.1975">
            <text:p>0.1975</text:p>
          </table:table-cell>
        </table:table-row>
        <table:table-row table:style-name="ro1">
          <table:table-cell office:value-type="float" office:value="2880.01745603782">
            <text:p>2880.0174560378</text:p>
          </table:table-cell>
          <table:table-cell office:value-type="float" office:value="5.14">
            <text:p>5.14</text:p>
          </table:table-cell>
          <table:table-cell office:value-type="float" office:value="0.995721">
            <text:p>0.995721</text:p>
          </table:table-cell>
          <table:table-cell office:value-type="float" office:value="0.884782">
            <text:p>0.884782</text:p>
          </table:table-cell>
          <table:table-cell office:value-type="float" office:value="0.196084">
            <text:p>0.196084</text:p>
          </table:table-cell>
        </table:table-row>
        <table:table-row table:style-name="ro1">
          <table:table-cell office:value-type="float" office:value="2900.01206403782">
            <text:p>2900.0120640378</text:p>
          </table:table-cell>
          <table:table-cell office:value-type="float" office:value="5.14">
            <text:p>5.14</text:p>
          </table:table-cell>
          <table:table-cell office:value-type="float" office:value="0.995717">
            <text:p>0.995717</text:p>
          </table:table-cell>
          <table:table-cell office:value-type="float" office:value="0.876632">
            <text:p>0.876632</text:p>
          </table:table-cell>
          <table:table-cell office:value-type="float" office:value="0.175247">
            <text:p>0.175247</text:p>
          </table:table-cell>
        </table:table-row>
        <table:table-row table:style-name="ro1">
          <table:table-cell office:value-type="float" office:value="2920.01625603782">
            <text:p>2920.0162560378</text:p>
          </table:table-cell>
          <table:table-cell office:value-type="float" office:value="5.14">
            <text:p>5.14</text:p>
          </table:table-cell>
          <table:table-cell office:value-type="float" office:value="0.997217">
            <text:p>0.997217</text:p>
          </table:table-cell>
          <table:table-cell office:value-type="float" office:value="0.876653">
            <text:p>0.876653</text:p>
          </table:table-cell>
          <table:table-cell office:value-type="float" office:value="0.202909">
            <text:p>0.202909</text:p>
          </table:table-cell>
        </table:table-row>
        <table:table-row table:style-name="ro1">
          <table:table-cell office:value-type="float" office:value="2940.01689603782">
            <text:p>2940.0168960378</text:p>
          </table:table-cell>
          <table:table-cell office:value-type="float" office:value="5.14">
            <text:p>5.14</text:p>
          </table:table-cell>
          <table:table-cell office:value-type="float" office:value="0.996517">
            <text:p>0.996517</text:p>
          </table:table-cell>
          <table:table-cell office:value-type="float" office:value="0.876662">
            <text:p>0.876662</text:p>
          </table:table-cell>
          <table:table-cell office:value-type="float" office:value="0.202709">
            <text:p>0.202709</text:p>
          </table:table-cell>
        </table:table-row>
        <table:table-row table:style-name="ro1">
          <table:table-cell office:value-type="float" office:value="2960.01809603782">
            <text:p>2960.0180960378</text:p>
          </table:table-cell>
          <table:table-cell office:value-type="float" office:value="5.14">
            <text:p>5.14</text:p>
          </table:table-cell>
          <table:table-cell office:value-type="float" office:value="0.997966">
            <text:p>0.997966</text:p>
          </table:table-cell>
          <table:table-cell office:value-type="float" office:value="0.876671">
            <text:p>0.876671</text:p>
          </table:table-cell>
          <table:table-cell office:value-type="float" office:value="0.202466">
            <text:p>0.202466</text:p>
          </table:table-cell>
        </table:table-row>
        <table:table-row table:style-name="ro1">
          <table:table-cell office:value-type="float" office:value="2980.01750403782">
            <text:p>2980.0175040378</text:p>
          </table:table-cell>
          <table:table-cell office:value-type="float" office:value="5.14">
            <text:p>5.14</text:p>
          </table:table-cell>
          <table:table-cell office:value-type="float" office:value="0.997637">
            <text:p>0.997637</text:p>
          </table:table-cell>
          <table:table-cell office:value-type="float" office:value="0.876683">
            <text:p>0.876683</text:p>
          </table:table-cell>
          <table:table-cell office:value-type="float" office:value="0.200219">
            <text:p>0.200219</text:p>
          </table:table-cell>
        </table:table-row>
        <table:table-row table:style-name="ro1">
          <table:table-cell office:value-type="float" office:value="3000.01745603782">
            <text:p>3000.0174560378</text:p>
          </table:table-cell>
          <table:table-cell office:value-type="float" office:value="5.14">
            <text:p>5.14</text:p>
          </table:table-cell>
          <table:table-cell office:value-type="float" office:value="0.995322">
            <text:p>0.995322</text:p>
          </table:table-cell>
          <table:table-cell office:value-type="float" office:value="0.876658">
            <text:p>0.876658</text:p>
          </table:table-cell>
          <table:table-cell office:value-type="float" office:value="0.176519">
            <text:p>0.176519</text:p>
          </table:table-cell>
        </table:table-row>
        <table:table-row table:style-name="ro1">
          <table:table-cell office:value-type="float" office:value="3020.01649603782">
            <text:p>3020.0164960378</text:p>
          </table:table-cell>
          <table:table-cell office:value-type="float" office:value="5.14">
            <text:p>5.14</text:p>
          </table:table-cell>
          <table:table-cell office:value-type="float" office:value="0.997893">
            <text:p>0.997893</text:p>
          </table:table-cell>
          <table:table-cell office:value-type="float" office:value="0.876678">
            <text:p>0.876678</text:p>
          </table:table-cell>
          <table:table-cell office:value-type="float" office:value="0.172773">
            <text:p>0.172773</text:p>
          </table:table-cell>
        </table:table-row>
        <table:table-row table:style-name="ro1">
          <table:table-cell office:value-type="float" office:value="3040.02068803782">
            <text:p>3040.0206880378</text:p>
          </table:table-cell>
          <table:table-cell office:value-type="float" office:value="5.14">
            <text:p>5.14</text:p>
          </table:table-cell>
          <table:table-cell office:value-type="float" office:value="0.995754">
            <text:p>0.995754</text:p>
          </table:table-cell>
          <table:table-cell office:value-type="float" office:value="0.876665">
            <text:p>0.876665</text:p>
          </table:table-cell>
          <table:table-cell office:value-type="float" office:value="0.179701">
            <text:p>0.179701</text:p>
          </table:table-cell>
        </table:table-row>
        <table:table-row table:style-name="ro1">
          <table:table-cell office:value-type="float" office:value="3060.02385603782">
            <text:p>3060.0238560378</text:p>
          </table:table-cell>
          <table:table-cell office:value-type="float" office:value="5.14">
            <text:p>5.14</text:p>
          </table:table-cell>
          <table:table-cell office:value-type="float" office:value="0.997319">
            <text:p>0.997319</text:p>
          </table:table-cell>
          <table:table-cell office:value-type="float" office:value="0.996704">
            <text:p>0.996704</text:p>
          </table:table-cell>
          <table:table-cell office:value-type="float" office:value="0.355088">
            <text:p>0.355088</text:p>
          </table:table-cell>
        </table:table-row>
        <table:table-row table:style-name="ro1">
          <table:table-cell office:value-type="float" office:value="3080.01625603782">
            <text:p>3080.0162560378</text:p>
          </table:table-cell>
          <table:table-cell office:value-type="float" office:value="5.14">
            <text:p>5.14</text:p>
          </table:table-cell>
          <table:table-cell office:value-type="float" office:value="0.996509">
            <text:p>0.996509</text:p>
          </table:table-cell>
          <table:table-cell office:value-type="float" office:value="0.996783">
            <text:p>0.996783</text:p>
          </table:table-cell>
          <table:table-cell office:value-type="float" office:value="0.371122">
            <text:p>0.371122</text:p>
          </table:table-cell>
        </table:table-row>
        <table:table-row table:style-name="ro1">
          <table:table-cell office:value-type="float" office:value="3100.01753603782">
            <text:p>3100.0175360378</text:p>
          </table:table-cell>
          <table:table-cell office:value-type="float" office:value="5.14">
            <text:p>5.14</text:p>
          </table:table-cell>
          <table:table-cell office:value-type="float" office:value="0.994445">
            <text:p>0.994445</text:p>
          </table:table-cell>
          <table:table-cell office:value-type="float" office:value="0.996655">
            <text:p>0.996655</text:p>
          </table:table-cell>
          <table:table-cell office:value-type="float" office:value="0.366425">
            <text:p>0.366425</text:p>
          </table:table-cell>
        </table:table-row>
        <table:table-row table:style-name="ro1">
          <table:table-cell office:value-type="float" office:value="3120.01745603782">
            <text:p>3120.0174560378</text:p>
          </table:table-cell>
          <table:table-cell office:value-type="float" office:value="4.83938">
            <text:p>4.83938</text:p>
          </table:table-cell>
          <table:table-cell office:value-type="float" office:value="3.03781">
            <text:p>3.03781</text:p>
          </table:table-cell>
          <table:table-cell office:value-type="float" office:value="0.874412">
            <text:p>0.874412</text:p>
          </table:table-cell>
          <table:table-cell office:value-type="float" office:value="0.200671">
            <text:p>0.200671</text:p>
          </table:table-cell>
        </table:table-row>
        <table:table-row table:style-name="ro1">
          <table:table-cell office:value-type="float" office:value="3140.01718403782">
            <text:p>3140.0171840378</text:p>
          </table:table-cell>
          <table:table-cell office:value-type="float" office:value="5.14">
            <text:p>5.14</text:p>
          </table:table-cell>
          <table:table-cell office:value-type="float" office:value="0.99582">
            <text:p>0.99582</text:p>
          </table:table-cell>
          <table:table-cell office:value-type="float" office:value="0.874396">
            <text:p>0.874396</text:p>
          </table:table-cell>
          <table:table-cell office:value-type="float" office:value="0.176011">
            <text:p>0.176011</text:p>
          </table:table-cell>
        </table:table-row>
        <table:table-row table:style-name="ro1">
          <table:table-cell office:value-type="float" office:value="3160.01745603782">
            <text:p>3160.0174560378</text:p>
          </table:table-cell>
          <table:table-cell office:value-type="float" office:value="5.14">
            <text:p>5.14</text:p>
          </table:table-cell>
          <table:table-cell office:value-type="float" office:value="0.997685">
            <text:p>0.997685</text:p>
          </table:table-cell>
          <table:table-cell office:value-type="float" office:value="0.87439">
            <text:p>0.87439</text:p>
          </table:table-cell>
          <table:table-cell office:value-type="float" office:value="0.176209">
            <text:p>0.176209</text:p>
          </table:table-cell>
        </table:table-row>
        <table:table-row table:style-name="ro1">
          <table:table-cell office:value-type="float" office:value="3180.01649603782">
            <text:p>3180.0164960378</text:p>
          </table:table-cell>
          <table:table-cell office:value-type="float" office:value="5.14">
            <text:p>5.14</text:p>
          </table:table-cell>
          <table:table-cell office:value-type="float" office:value="0.994172">
            <text:p>0.994172</text:p>
          </table:table-cell>
          <table:table-cell office:value-type="float" office:value="0.874309">
            <text:p>0.874309</text:p>
          </table:table-cell>
          <table:table-cell office:value-type="float" office:value="0.151847">
            <text:p>0.151847</text:p>
          </table:table-cell>
        </table:table-row>
        <table:table-row table:style-name="ro1">
          <table:table-cell office:value-type="float" office:value="3200.01809603782">
            <text:p>3200.0180960378</text:p>
          </table:table-cell>
          <table:table-cell office:value-type="float" office:value="5.14">
            <text:p>5.14</text:p>
          </table:table-cell>
          <table:table-cell office:value-type="float" office:value="0.995129">
            <text:p>0.995129</text:p>
          </table:table-cell>
          <table:table-cell office:value-type="float" office:value="0.874305">
            <text:p>0.874305</text:p>
          </table:table-cell>
          <table:table-cell office:value-type="float" office:value="0.145945">
            <text:p>0.145945</text:p>
          </table:table-cell>
        </table:table-row>
        <table:table-row table:style-name="ro1">
          <table:table-cell office:value-type="float" office:value="3220.01905603782">
            <text:p>3220.0190560378</text:p>
          </table:table-cell>
          <table:table-cell office:value-type="float" office:value="5.14">
            <text:p>5.14</text:p>
          </table:table-cell>
          <table:table-cell office:value-type="float" office:value="0.997804">
            <text:p>0.997804</text:p>
          </table:table-cell>
          <table:table-cell office:value-type="float" office:value="0.874303">
            <text:p>0.874303</text:p>
          </table:table-cell>
          <table:table-cell office:value-type="float" office:value="0.146296">
            <text:p>0.146296</text:p>
          </table:table-cell>
        </table:table-row>
        <table:table-row table:style-name="ro1">
          <table:table-cell office:value-type="float" office:value="3240.01622403782">
            <text:p>3240.0162240378</text:p>
          </table:table-cell>
          <table:table-cell office:value-type="float" office:value="5.14">
            <text:p>5.14</text:p>
          </table:table-cell>
          <table:table-cell office:value-type="float" office:value="0.997215">
            <text:p>0.997215</text:p>
          </table:table-cell>
          <table:table-cell office:value-type="float" office:value="0.874337">
            <text:p>0.874337</text:p>
          </table:table-cell>
          <table:table-cell office:value-type="float" office:value="0.170532">
            <text:p>0.170532</text:p>
          </table:table-cell>
        </table:table-row>
        <table:table-row table:style-name="ro1">
          <table:table-cell office:value-type="float" office:value="3260.01209603782">
            <text:p>3260.0120960378</text:p>
          </table:table-cell>
          <table:table-cell office:value-type="float" office:value="5.14">
            <text:p>5.14</text:p>
          </table:table-cell>
          <table:table-cell office:value-type="float" office:value="0.997525">
            <text:p>0.997525</text:p>
          </table:table-cell>
          <table:table-cell office:value-type="float" office:value="0.874341">
            <text:p>0.874341</text:p>
          </table:table-cell>
          <table:table-cell office:value-type="float" office:value="0.170472">
            <text:p>0.170472</text:p>
          </table:table-cell>
        </table:table-row>
        <table:table-row table:style-name="ro1">
          <table:table-cell office:value-type="float" office:value="3280.01649603782">
            <text:p>3280.0164960378</text:p>
          </table:table-cell>
          <table:table-cell office:value-type="float" office:value="5.14">
            <text:p>5.14</text:p>
          </table:table-cell>
          <table:table-cell office:value-type="float" office:value="0.995439">
            <text:p>0.995439</text:p>
          </table:table-cell>
          <table:table-cell office:value-type="float" office:value="0.874317">
            <text:p>0.874317</text:p>
          </table:table-cell>
          <table:table-cell office:value-type="float" office:value="0.147459">
            <text:p>0.147459</text:p>
          </table:table-cell>
        </table:table-row>
        <table:table-row table:style-name="ro1">
          <table:table-cell office:value-type="float" office:value="3300.01841603782">
            <text:p>3300.0184160378</text:p>
          </table:table-cell>
          <table:table-cell office:value-type="float" office:value="5.14">
            <text:p>5.14</text:p>
          </table:table-cell>
          <table:table-cell office:value-type="float" office:value="0.997731">
            <text:p>0.997731</text:p>
          </table:table-cell>
          <table:table-cell office:value-type="float" office:value="0.874393">
            <text:p>0.874393</text:p>
          </table:table-cell>
          <table:table-cell office:value-type="float" office:value="0.171862">
            <text:p>0.171862</text:p>
          </table:table-cell>
        </table:table-row>
        <table:table-row table:style-name="ro1">
          <table:table-cell office:value-type="float" office:value="3320.01812803782">
            <text:p>3320.0181280378</text:p>
          </table:table-cell>
          <table:table-cell office:value-type="float" office:value="5.14">
            <text:p>5.14</text:p>
          </table:table-cell>
          <table:table-cell office:value-type="float" office:value="0.996363">
            <text:p>0.996363</text:p>
          </table:table-cell>
          <table:table-cell office:value-type="float" office:value="0.996485">
            <text:p>0.996485</text:p>
          </table:table-cell>
          <table:table-cell office:value-type="float" office:value="0.343979">
            <text:p>0.343979</text:p>
          </table:table-cell>
        </table:table-row>
        <table:table-row table:style-name="ro1">
          <table:table-cell office:value-type="float" office:value="3340.01497603782">
            <text:p>3340.0149760378</text:p>
          </table:table-cell>
          <table:table-cell office:value-type="float" office:value="5.14">
            <text:p>5.14</text:p>
          </table:table-cell>
          <table:table-cell office:value-type="float" office:value="0.998427">
            <text:p>0.998427</text:p>
          </table:table-cell>
          <table:table-cell office:value-type="float" office:value="0.996745">
            <text:p>0.996745</text:p>
          </table:table-cell>
          <table:table-cell office:value-type="float" office:value="0.35965">
            <text:p>0.35965</text:p>
          </table:table-cell>
        </table:table-row>
        <table:table-row table:style-name="ro1">
          <table:table-cell office:value-type="float" office:value="3360.01590403782">
            <text:p>3360.0159040378</text:p>
          </table:table-cell>
          <table:table-cell office:value-type="float" office:value="5.14">
            <text:p>5.14</text:p>
          </table:table-cell>
          <table:table-cell office:value-type="float" office:value="0.994827">
            <text:p>0.994827</text:p>
          </table:table-cell>
          <table:table-cell office:value-type="float" office:value="0.996459">
            <text:p>0.996459</text:p>
          </table:table-cell>
          <table:table-cell office:value-type="float" office:value="0.338183">
            <text:p>0.338183</text:p>
          </table:table-cell>
        </table:table-row>
        <table:table-row table:style-name="ro1">
          <table:table-cell office:value-type="float" office:value="3380.01302403782">
            <text:p>3380.0130240378</text:p>
          </table:table-cell>
          <table:table-cell office:value-type="float" office:value="5.14">
            <text:p>5.14</text:p>
          </table:table-cell>
          <table:table-cell office:value-type="float" office:value="0.995109">
            <text:p>0.995109</text:p>
          </table:table-cell>
          <table:table-cell office:value-type="float" office:value="0.996553">
            <text:p>0.996553</text:p>
          </table:table-cell>
          <table:table-cell office:value-type="float" office:value="0.336491">
            <text:p>0.336491</text:p>
          </table:table-cell>
        </table:table-row>
        <table:table-row table:style-name="ro1">
          <table:table-cell office:value-type="float" office:value="3400.01777603782">
            <text:p>3400.0177760378</text:p>
          </table:table-cell>
          <table:table-cell office:value-type="float" office:value="5.14">
            <text:p>5.14</text:p>
          </table:table-cell>
          <table:table-cell office:value-type="float" office:value="0.997177">
            <text:p>0.997177</text:p>
          </table:table-cell>
          <table:table-cell office:value-type="float" office:value="0.996758">
            <text:p>0.996758</text:p>
          </table:table-cell>
          <table:table-cell office:value-type="float" office:value="0.359968">
            <text:p>0.359968</text:p>
          </table:table-cell>
        </table:table-row>
        <table:table-row table:style-name="ro1">
          <table:table-cell office:value-type="float" office:value="3420.01905603782">
            <text:p>3420.0190560378</text:p>
          </table:table-cell>
          <table:table-cell office:value-type="float" office:value="5.14">
            <text:p>5.14</text:p>
          </table:table-cell>
          <table:table-cell office:value-type="float" office:value="0.996572">
            <text:p>0.996572</text:p>
          </table:table-cell>
          <table:table-cell office:value-type="float" office:value="0.996636">
            <text:p>0.996636</text:p>
          </table:table-cell>
          <table:table-cell office:value-type="float" office:value="0.359868">
            <text:p>0.359868</text:p>
          </table:table-cell>
        </table:table-row>
        <table:table-row table:style-name="ro1">
          <table:table-cell office:value-type="float" office:value="3440.01497603782">
            <text:p>3440.0149760378</text:p>
          </table:table-cell>
          <table:table-cell office:value-type="float" office:value="5.14">
            <text:p>5.14</text:p>
          </table:table-cell>
          <table:table-cell office:value-type="float" office:value="0.996919">
            <text:p>0.996919</text:p>
          </table:table-cell>
          <table:table-cell office:value-type="float" office:value="0.996606">
            <text:p>0.996606</text:p>
          </table:table-cell>
          <table:table-cell office:value-type="float" office:value="0.360241">
            <text:p>0.360241</text:p>
          </table:table-cell>
        </table:table-row>
        <table:table-row table:style-name="ro1">
          <table:table-cell office:value-type="float" office:value="3460.02585603782">
            <text:p>3460.0258560378</text:p>
          </table:table-cell>
          <table:table-cell office:value-type="float" office:value="5.14">
            <text:p>5.14</text:p>
          </table:table-cell>
          <table:table-cell office:value-type="float" office:value="0.995509">
            <text:p>0.995509</text:p>
          </table:table-cell>
          <table:table-cell office:value-type="float" office:value="0.996404">
            <text:p>0.996404</text:p>
          </table:table-cell>
          <table:table-cell office:value-type="float" office:value="0.343969">
            <text:p>0.343969</text:p>
          </table:table-cell>
        </table:table-row>
        <table:table-row table:style-name="ro1">
          <table:table-cell office:value-type="float" office:value="3480.02361603782">
            <text:p>3480.0236160378</text:p>
          </table:table-cell>
          <table:table-cell office:value-type="float" office:value="5.14">
            <text:p>5.14</text:p>
          </table:table-cell>
          <table:table-cell office:value-type="float" office:value="0.998038">
            <text:p>0.998038</text:p>
          </table:table-cell>
          <table:table-cell office:value-type="float" office:value="0.996664">
            <text:p>0.996664</text:p>
          </table:table-cell>
          <table:table-cell office:value-type="float" office:value="0.361697">
            <text:p>0.361697</text:p>
          </table:table-cell>
        </table:table-row>
        <table:table-row table:style-name="ro1">
          <table:table-cell office:value-type="float" office:value="3500.02678403782">
            <text:p>3500.0267840378</text:p>
          </table:table-cell>
          <table:table-cell office:value-type="float" office:value="5.14">
            <text:p>5.14</text:p>
          </table:table-cell>
          <table:table-cell office:value-type="float" office:value="0.996127">
            <text:p>0.996127</text:p>
          </table:table-cell>
          <table:table-cell office:value-type="float" office:value="0.996504">
            <text:p>0.996504</text:p>
          </table:table-cell>
          <table:table-cell office:value-type="float" office:value="0.362678">
            <text:p>0.362678</text:p>
          </table:table-cell>
        </table:table-row>
        <table:table-row table:style-name="ro1">
          <table:table-cell office:value-type="float" office:value="3520.01521603782">
            <text:p>3520.0152160378</text:p>
          </table:table-cell>
          <table:table-cell office:value-type="float" office:value="5.14">
            <text:p>5.14</text:p>
          </table:table-cell>
          <table:table-cell office:value-type="float" office:value="0.997101">
            <text:p>0.997101</text:p>
          </table:table-cell>
          <table:table-cell office:value-type="float" office:value="0.996578">
            <text:p>0.996578</text:p>
          </table:table-cell>
          <table:table-cell office:value-type="float" office:value="0.363057">
            <text:p>0.363057</text:p>
          </table:table-cell>
        </table:table-row>
        <table:table-row table:style-name="ro1">
          <table:table-cell office:value-type="float" office:value="3540.01553603782">
            <text:p>3540.0155360378</text:p>
          </table:table-cell>
          <table:table-cell office:value-type="float" office:value="5.14">
            <text:p>5.14</text:p>
          </table:table-cell>
          <table:table-cell office:value-type="float" office:value="0.997461">
            <text:p>0.997461</text:p>
          </table:table-cell>
          <table:table-cell office:value-type="float" office:value="0.996482">
            <text:p>0.996482</text:p>
          </table:table-cell>
          <table:table-cell office:value-type="float" office:value="0.363608">
            <text:p>0.363608</text:p>
          </table:table-cell>
        </table:table-row>
        <table:table-row table:style-name="ro1">
          <table:table-cell office:value-type="float" office:value="3560.01617603782">
            <text:p>3560.0161760378</text:p>
          </table:table-cell>
          <table:table-cell office:value-type="float" office:value="5.14">
            <text:p>5.14</text:p>
          </table:table-cell>
          <table:table-cell office:value-type="float" office:value="0.995672">
            <text:p>0.995672</text:p>
          </table:table-cell>
          <table:table-cell office:value-type="float" office:value="0.996567">
            <text:p>0.996567</text:p>
          </table:table-cell>
          <table:table-cell office:value-type="float" office:value="0.36919">
            <text:p>0.36919</text:p>
          </table:table-cell>
        </table:table-row>
        <table:table-row table:style-name="ro1">
          <table:table-cell office:value-type="float" office:value="3580.01497603782">
            <text:p>3580.0149760378</text:p>
          </table:table-cell>
          <table:table-cell office:value-type="float" office:value="5.14">
            <text:p>5.14</text:p>
          </table:table-cell>
          <table:table-cell office:value-type="float" office:value="0.946013">
            <text:p>0.946013</text:p>
          </table:table-cell>
          <table:table-cell office:value-type="float" office:value="0.990924">
            <text:p>0.990924</text:p>
          </table:table-cell>
          <table:table-cell office:value-type="float" office:value="0.359989">
            <text:p>0.359989</text:p>
          </table:table-cell>
        </table:table-row>
        <table:table-row table:style-name="ro1">
          <table:table-cell office:value-type="float" office:value="3600.01972803782">
            <text:p>3600.0197280378</text:p>
          </table:table-cell>
          <table:table-cell office:value-type="float" office:value="5.14">
            <text:p>5.14</text:p>
          </table:table-cell>
          <table:table-cell office:value-type="float" office:value="0.995746">
            <text:p>0.995746</text:p>
          </table:table-cell>
          <table:table-cell office:value-type="float" office:value="0.990784">
            <text:p>0.990784</text:p>
          </table:table-cell>
          <table:table-cell office:value-type="float" office:value="0.342747">
            <text:p>0.342747</text:p>
          </table:table-cell>
        </table:table-row>
        <table:table-row table:style-name="ro1">
          <table:table-cell office:value-type="float" office:value="3620.02284803782">
            <text:p>3620.0228480378</text:p>
          </table:table-cell>
          <table:table-cell office:value-type="float" office:value="5.14">
            <text:p>5.14</text:p>
          </table:table-cell>
          <table:table-cell office:value-type="float" office:value="0.996958">
            <text:p>0.996958</text:p>
          </table:table-cell>
          <table:table-cell office:value-type="float" office:value="0.990822">
            <text:p>0.990822</text:p>
          </table:table-cell>
          <table:table-cell office:value-type="float" office:value="0.342396">
            <text:p>0.342396</text:p>
          </table:table-cell>
        </table:table-row>
        <table:table-row table:style-name="ro1">
          <table:table-cell office:value-type="float" office:value="3640.01561603782">
            <text:p>3640.0156160378</text:p>
          </table:table-cell>
          <table:table-cell office:value-type="float" office:value="5.14">
            <text:p>5.14</text:p>
          </table:table-cell>
          <table:table-cell office:value-type="float" office:value="0.994538">
            <text:p>0.994538</text:p>
          </table:table-cell>
          <table:table-cell office:value-type="float" office:value="0.990589">
            <text:p>0.990589</text:p>
          </table:table-cell>
          <table:table-cell office:value-type="float" office:value="0.321485">
            <text:p>0.321485</text:p>
          </table:table-cell>
        </table:table-row>
        <table:table-row table:style-name="ro1">
          <table:table-cell office:value-type="float" office:value="3660.01526403782">
            <text:p>3660.0152640378</text:p>
          </table:table-cell>
          <table:table-cell office:value-type="float" office:value="5.14">
            <text:p>5.14</text:p>
          </table:table-cell>
          <table:table-cell office:value-type="float" office:value="0.994839">
            <text:p>0.994839</text:p>
          </table:table-cell>
          <table:table-cell office:value-type="float" office:value="0.990524">
            <text:p>0.990524</text:p>
          </table:table-cell>
          <table:table-cell office:value-type="float" office:value="0.314244">
            <text:p>0.314244</text:p>
          </table:table-cell>
        </table:table-row>
        <table:table-row table:style-name="ro1">
          <table:table-cell office:value-type="float" office:value="3680.01681603782">
            <text:p>3680.0168160378</text:p>
          </table:table-cell>
          <table:table-cell office:value-type="float" office:value="5.14">
            <text:p>5.14</text:p>
          </table:table-cell>
          <table:table-cell office:value-type="float" office:value="0.997939">
            <text:p>0.997939</text:p>
          </table:table-cell>
          <table:table-cell office:value-type="float" office:value="0.990514">
            <text:p>0.990514</text:p>
          </table:table-cell>
          <table:table-cell office:value-type="float" office:value="0.314175">
            <text:p>0.314175</text:p>
          </table:table-cell>
        </table:table-row>
        <table:table-row table:style-name="ro1">
          <table:table-cell office:value-type="float" office:value="3700.01270403782">
            <text:p>3700.0127040378</text:p>
          </table:table-cell>
          <table:table-cell office:value-type="float" office:value="5.14">
            <text:p>5.14</text:p>
          </table:table-cell>
          <table:table-cell office:value-type="float" office:value="0.997557">
            <text:p>0.997557</text:p>
          </table:table-cell>
          <table:table-cell office:value-type="float" office:value="0.990653">
            <text:p>0.990653</text:p>
          </table:table-cell>
          <table:table-cell office:value-type="float" office:value="0.313693">
            <text:p>0.313693</text:p>
          </table:table-cell>
        </table:table-row>
        <table:table-row table:style-name="ro1">
          <table:table-cell office:value-type="float" office:value="3720.01529603782">
            <text:p>3720.0152960378</text:p>
          </table:table-cell>
          <table:table-cell office:value-type="float" office:value="5.14">
            <text:p>5.14</text:p>
          </table:table-cell>
          <table:table-cell office:value-type="float" office:value="0.946041">
            <text:p>0.946041</text:p>
          </table:table-cell>
          <table:table-cell office:value-type="float" office:value="0.984979">
            <text:p>0.984979</text:p>
          </table:table-cell>
          <table:table-cell office:value-type="float" office:value="0.284834">
            <text:p>0.284834</text:p>
          </table:table-cell>
        </table:table-row>
        <table:table-row table:style-name="ro1">
          <table:table-cell office:value-type="float" office:value="3740.01302403782">
            <text:p>3740.0130240378</text:p>
          </table:table-cell>
          <table:table-cell office:value-type="float" office:value="5.14">
            <text:p>5.14</text:p>
          </table:table-cell>
          <table:table-cell office:value-type="float" office:value="0.997005">
            <text:p>0.997005</text:p>
          </table:table-cell>
          <table:table-cell office:value-type="float" office:value="0.984936">
            <text:p>0.984936</text:p>
          </table:table-cell>
          <table:table-cell office:value-type="float" office:value="0.284489">
            <text:p>0.284489</text:p>
          </table:table-cell>
        </table:table-row>
        <table:table-row table:style-name="ro1">
          <table:table-cell office:value-type="float" office:value="3760.01302403782">
            <text:p>3760.0130240378</text:p>
          </table:table-cell>
          <table:table-cell office:value-type="float" office:value="5.14">
            <text:p>5.14</text:p>
          </table:table-cell>
          <table:table-cell office:value-type="float" office:value="0.995437">
            <text:p>0.995437</text:p>
          </table:table-cell>
          <table:table-cell office:value-type="float" office:value="0.984914">
            <text:p>0.984914</text:p>
          </table:table-cell>
          <table:table-cell office:value-type="float" office:value="0.277946">
            <text:p>0.277946</text:p>
          </table:table-cell>
        </table:table-row>
        <table:table-row table:style-name="ro1">
          <table:table-cell office:value-type="float" office:value="3780.01708803782">
            <text:p>3780.0170880378</text:p>
          </table:table-cell>
          <table:table-cell office:value-type="float" office:value="5.14">
            <text:p>5.14</text:p>
          </table:table-cell>
          <table:table-cell office:value-type="float" office:value="0.997492">
            <text:p>0.997492</text:p>
          </table:table-cell>
          <table:table-cell office:value-type="float" office:value="0.990627">
            <text:p>0.990627</text:p>
          </table:table-cell>
          <table:table-cell office:value-type="float" office:value="0.309767">
            <text:p>0.309767</text:p>
          </table:table-cell>
        </table:table-row>
        <table:table-row table:style-name="ro1">
          <table:table-cell office:value-type="float" office:value="3800.01873603782">
            <text:p>3800.0187360378</text:p>
          </table:table-cell>
          <table:table-cell office:value-type="float" office:value="5.14">
            <text:p>5.14</text:p>
          </table:table-cell>
          <table:table-cell office:value-type="float" office:value="0.946761">
            <text:p>0.946761</text:p>
          </table:table-cell>
          <table:table-cell office:value-type="float" office:value="0.985178">
            <text:p>0.985178</text:p>
          </table:table-cell>
          <table:table-cell office:value-type="float" office:value="0.292139">
            <text:p>0.292139</text:p>
          </table:table-cell>
        </table:table-row>
        <table:table-row table:style-name="ro1">
          <table:table-cell office:value-type="float" office:value="3820.01713603782">
            <text:p>3820.0171360378</text:p>
          </table:table-cell>
          <table:table-cell office:value-type="float" office:value="5.14">
            <text:p>5.14</text:p>
          </table:table-cell>
          <table:table-cell office:value-type="float" office:value="0.996401">
            <text:p>0.996401</text:p>
          </table:table-cell>
          <table:table-cell office:value-type="float" office:value="0.985125">
            <text:p>0.985125</text:p>
          </table:table-cell>
          <table:table-cell office:value-type="float" office:value="0.292393">
            <text:p>0.292393</text:p>
          </table:table-cell>
        </table:table-row>
        <table:table-row table:style-name="ro1">
          <table:table-cell office:value-type="float" office:value="3840.01937603782">
            <text:p>3840.0193760378</text:p>
          </table:table-cell>
          <table:table-cell office:value-type="float" office:value="5.14">
            <text:p>5.14</text:p>
          </table:table-cell>
          <table:table-cell office:value-type="float" office:value="0.99488">
            <text:p>0.99488</text:p>
          </table:table-cell>
          <table:table-cell office:value-type="float" office:value="0.985158">
            <text:p>0.985158</text:p>
          </table:table-cell>
          <table:table-cell office:value-type="float" office:value="0.288181">
            <text:p>0.288181</text:p>
          </table:table-cell>
        </table:table-row>
        <table:table-row table:style-name="ro1">
          <table:table-cell office:value-type="float" office:value="3860.01657603782">
            <text:p>3860.0165760378</text:p>
          </table:table-cell>
          <table:table-cell office:value-type="float" office:value="5.14">
            <text:p>5.14</text:p>
          </table:table-cell>
          <table:table-cell office:value-type="float" office:value="0.997287">
            <text:p>0.997287</text:p>
          </table:table-cell>
          <table:table-cell office:value-type="float" office:value="0.98539">
            <text:p>0.98539</text:p>
          </table:table-cell>
          <table:table-cell office:value-type="float" office:value="0.311131">
            <text:p>0.311131</text:p>
          </table:table-cell>
        </table:table-row>
        <table:table-row table:style-name="ro1">
          <table:table-cell office:value-type="float" office:value="3880.01868803782">
            <text:p>3880.0186880378</text:p>
          </table:table-cell>
          <table:table-cell office:value-type="float" office:value="5.14">
            <text:p>5.14</text:p>
          </table:table-cell>
          <table:table-cell office:value-type="float" office:value="0.996109">
            <text:p>0.996109</text:p>
          </table:table-cell>
          <table:table-cell office:value-type="float" office:value="0.985217">
            <text:p>0.985217</text:p>
          </table:table-cell>
          <table:table-cell office:value-type="float" office:value="0.294765">
            <text:p>0.294765</text:p>
          </table:table-cell>
        </table:table-row>
        <table:table-row table:style-name="ro1">
          <table:table-cell office:value-type="float" office:value="3900.06868814522">
            <text:p>3900.0686881452</text:p>
          </table:table-cell>
          <table:table-cell office:value-type="float" office:value="5.14">
            <text:p>5.14</text:p>
          </table:table-cell>
          <table:table-cell office:value-type="float" office:value="0.99748">
            <text:p>0.99748</text:p>
          </table:table-cell>
          <table:table-cell office:value-type="float" office:value="0.98521">
            <text:p>0.98521</text:p>
          </table:table-cell>
          <table:table-cell office:value-type="float" office:value="0.294524">
            <text:p>0.294524</text:p>
          </table:table-cell>
        </table:table-row>
        <table:table-row table:style-name="ro1">
          <table:table-cell office:value-type="float" office:value="3920.0403681381">
            <text:p>3920.0403681381</text:p>
          </table:table-cell>
          <table:table-cell office:value-type="float" office:value="5.14">
            <text:p>5.14</text:p>
          </table:table-cell>
          <table:table-cell office:value-type="float" office:value="0.997509">
            <text:p>0.997509</text:p>
          </table:table-cell>
          <table:table-cell office:value-type="float" office:value="0.99093">
            <text:p>0.99093</text:p>
          </table:table-cell>
          <table:table-cell office:value-type="float" office:value="0.323945">
            <text:p>0.323945</text:p>
          </table:table-cell>
        </table:table-row>
        <table:table-row table:style-name="ro1">
          <table:table-cell office:value-type="float" office:value="3940.03019210634">
            <text:p>3940.0301921063</text:p>
          </table:table-cell>
          <table:table-cell office:value-type="float" office:value="5.14">
            <text:p>5.14</text:p>
          </table:table-cell>
          <table:table-cell office:value-type="float" office:value="0.99782">
            <text:p>0.99782</text:p>
          </table:table-cell>
          <table:table-cell office:value-type="float" office:value="0.991009">
            <text:p>0.991009</text:p>
          </table:table-cell>
          <table:table-cell office:value-type="float" office:value="0.324565">
            <text:p>0.324565</text:p>
          </table:table-cell>
        </table:table-row>
        <table:table-row table:style-name="ro1">
          <table:table-cell office:value-type="float" office:value="3960.02076803782">
            <text:p>3960.0207680378</text:p>
          </table:table-cell>
          <table:table-cell office:value-type="float" office:value="5.14">
            <text:p>5.14</text:p>
          </table:table-cell>
          <table:table-cell office:value-type="float" office:value="0.99497">
            <text:p>0.99497</text:p>
          </table:table-cell>
          <table:table-cell office:value-type="float" office:value="0.990963">
            <text:p>0.990963</text:p>
          </table:table-cell>
          <table:table-cell office:value-type="float" office:value="0.329126">
            <text:p>0.329126</text:p>
          </table:table-cell>
        </table:table-row>
        <table:table-row table:style-name="ro1">
          <table:table-cell office:value-type="float" office:value="3980.02001603782">
            <text:p>3980.0200160378</text:p>
          </table:table-cell>
          <table:table-cell office:value-type="float" office:value="5.14">
            <text:p>5.14</text:p>
          </table:table-cell>
          <table:table-cell office:value-type="float" office:value="0.994878">
            <text:p>0.994878</text:p>
          </table:table-cell>
          <table:table-cell office:value-type="float" office:value="0.990708">
            <text:p>0.990708</text:p>
          </table:table-cell>
          <table:table-cell office:value-type="float" office:value="0.309564">
            <text:p>0.309564</text:p>
          </table:table-cell>
        </table:table-row>
        <table:table-row table:style-name="ro1">
          <table:table-cell office:value-type="float" office:value="4000.01809603782">
            <text:p>4000.0180960378</text:p>
          </table:table-cell>
          <table:table-cell office:value-type="float" office:value="5.14">
            <text:p>5.14</text:p>
          </table:table-cell>
          <table:table-cell office:value-type="float" office:value="0.995742">
            <text:p>0.995742</text:p>
          </table:table-cell>
          <table:table-cell office:value-type="float" office:value="0.996305">
            <text:p>0.996305</text:p>
          </table:table-cell>
          <table:table-cell office:value-type="float" office:value="0.318156">
            <text:p>0.318156</text:p>
          </table:table-cell>
        </table:table-row>
        <table:table-row table:style-name="ro1">
          <table:table-cell office:value-type="float" office:value="4020.01585603782">
            <text:p>4020.0158560378</text:p>
          </table:table-cell>
          <table:table-cell office:value-type="float" office:value="5.14">
            <text:p>5.14</text:p>
          </table:table-cell>
          <table:table-cell office:value-type="float" office:value="0.996303">
            <text:p>0.996303</text:p>
          </table:table-cell>
          <table:table-cell office:value-type="float" office:value="0.996295">
            <text:p>0.996295</text:p>
          </table:table-cell>
          <table:table-cell office:value-type="float" office:value="0.31866">
            <text:p>0.31866</text:p>
          </table:table-cell>
        </table:table-row>
        <table:table-row table:style-name="ro1">
          <table:table-cell office:value-type="float" office:value="4040.01553603782">
            <text:p>4040.0155360378</text:p>
          </table:table-cell>
          <table:table-cell office:value-type="float" office:value="5.14">
            <text:p>5.14</text:p>
          </table:table-cell>
          <table:table-cell office:value-type="float" office:value="0.995447">
            <text:p>0.995447</text:p>
          </table:table-cell>
          <table:table-cell office:value-type="float" office:value="0.996352">
            <text:p>0.996352</text:p>
          </table:table-cell>
          <table:table-cell office:value-type="float" office:value="0.325043">
            <text:p>0.325043</text:p>
          </table:table-cell>
        </table:table-row>
        <table:table-row table:style-name="ro1">
          <table:table-cell office:value-type="float" office:value="4060.01553603782">
            <text:p>4060.0155360378</text:p>
          </table:table-cell>
          <table:table-cell office:value-type="float" office:value="5.14">
            <text:p>5.14</text:p>
          </table:table-cell>
          <table:table-cell office:value-type="float" office:value="0.998156">
            <text:p>0.998156</text:p>
          </table:table-cell>
          <table:table-cell office:value-type="float" office:value="0.996439">
            <text:p>0.996439</text:p>
          </table:table-cell>
          <table:table-cell office:value-type="float" office:value="0.325134">
            <text:p>0.325134</text:p>
          </table:table-cell>
        </table:table-row>
        <table:table-row table:style-name="ro1">
          <table:table-cell office:value-type="float" office:value="4080.01489603782">
            <text:p>4080.0148960378</text:p>
          </table:table-cell>
          <table:table-cell office:value-type="float" office:value="5.14">
            <text:p>5.14</text:p>
          </table:table-cell>
          <table:table-cell office:value-type="float" office:value="0.9965">
            <text:p>0.9965</text:p>
          </table:table-cell>
          <table:table-cell office:value-type="float" office:value="0.996478">
            <text:p>0.996478</text:p>
          </table:table-cell>
          <table:table-cell office:value-type="float" office:value="0.34235">
            <text:p>0.34235</text:p>
          </table:table-cell>
        </table:table-row>
        <table:table-row table:style-name="ro1">
          <table:table-cell office:value-type="float" office:value="4100.02033603782">
            <text:p>4100.0203360378</text:p>
          </table:table-cell>
          <table:table-cell office:value-type="float" office:value="5.14">
            <text:p>5.14</text:p>
          </table:table-cell>
          <table:table-cell office:value-type="float" office:value="0.995349">
            <text:p>0.995349</text:p>
          </table:table-cell>
          <table:table-cell office:value-type="float" office:value="0.996265">
            <text:p>0.996265</text:p>
          </table:table-cell>
          <table:table-cell office:value-type="float" office:value="0.326648">
            <text:p>0.326648</text:p>
          </table:table-cell>
        </table:table-row>
        <table:table-row table:style-name="ro1">
          <table:table-cell office:value-type="float" office:value="4120.01873603782">
            <text:p>4120.0187360378</text:p>
          </table:table-cell>
          <table:table-cell office:value-type="float" office:value="5.14">
            <text:p>5.14</text:p>
          </table:table-cell>
          <table:table-cell office:value-type="float" office:value="0.998092">
            <text:p>0.998092</text:p>
          </table:table-cell>
          <table:table-cell office:value-type="float" office:value="0.996323">
            <text:p>0.996323</text:p>
          </table:table-cell>
          <table:table-cell office:value-type="float" office:value="0.326282">
            <text:p>0.326282</text:p>
          </table:table-cell>
        </table:table-row>
        <table:table-row table:style-name="ro1">
          <table:table-cell office:value-type="float" office:value="4140.01465603782">
            <text:p>4140.0146560378</text:p>
          </table:table-cell>
          <table:table-cell office:value-type="float" office:value="5.14">
            <text:p>5.14</text:p>
          </table:table-cell>
          <table:table-cell office:value-type="float" office:value="0.995262">
            <text:p>0.995262</text:p>
          </table:table-cell>
          <table:table-cell office:value-type="float" office:value="0.996067">
            <text:p>0.996067</text:p>
          </table:table-cell>
          <table:table-cell office:value-type="float" office:value="0.309698">
            <text:p>0.309698</text:p>
          </table:table-cell>
        </table:table-row>
        <table:table-row table:style-name="ro1">
          <table:table-cell office:value-type="float" office:value="4160.01430403782">
            <text:p>4160.0143040378</text:p>
          </table:table-cell>
          <table:table-cell office:value-type="float" office:value="5.14">
            <text:p>5.14</text:p>
          </table:table-cell>
          <table:table-cell office:value-type="float" office:value="0.995091">
            <text:p>0.995091</text:p>
          </table:table-cell>
          <table:table-cell office:value-type="float" office:value="0.996079">
            <text:p>0.996079</text:p>
          </table:table-cell>
          <table:table-cell office:value-type="float" office:value="0.308886">
            <text:p>0.308886</text:p>
          </table:table-cell>
        </table:table-row>
        <table:table-row table:style-name="ro1">
          <table:table-cell office:value-type="float" office:value="4180.01433603782">
            <text:p>4180.0143360378</text:p>
          </table:table-cell>
          <table:table-cell office:value-type="float" office:value="5.14">
            <text:p>5.14</text:p>
          </table:table-cell>
          <table:table-cell office:value-type="float" office:value="0.995068">
            <text:p>0.995068</text:p>
          </table:table-cell>
          <table:table-cell office:value-type="float" office:value="0.996098">
            <text:p>0.996098</text:p>
          </table:table-cell>
          <table:table-cell office:value-type="float" office:value="0.305232">
            <text:p>0.305232</text:p>
          </table:table-cell>
        </table:table-row>
        <table:table-row table:style-name="ro1">
          <table:table-cell office:value-type="float" office:value="4200.01361603782">
            <text:p>4200.0136160378</text:p>
          </table:table-cell>
          <table:table-cell office:value-type="float" office:value="5.14">
            <text:p>5.14</text:p>
          </table:table-cell>
          <table:table-cell office:value-type="float" office:value="0.997483">
            <text:p>0.997483</text:p>
          </table:table-cell>
          <table:table-cell office:value-type="float" office:value="0.996272">
            <text:p>0.996272</text:p>
          </table:table-cell>
          <table:table-cell office:value-type="float" office:value="0.328369">
            <text:p>0.328369</text:p>
          </table:table-cell>
        </table:table-row>
        <table:table-row table:style-name="ro1">
          <table:table-cell office:value-type="float" office:value="4220.01561603782">
            <text:p>4220.0156160378</text:p>
          </table:table-cell>
          <table:table-cell office:value-type="float" office:value="5.14">
            <text:p>5.14</text:p>
          </table:table-cell>
          <table:table-cell office:value-type="float" office:value="0.996069">
            <text:p>0.996069</text:p>
          </table:table-cell>
          <table:table-cell office:value-type="float" office:value="0.996249">
            <text:p>0.996249</text:p>
          </table:table-cell>
          <table:table-cell office:value-type="float" office:value="0.313394">
            <text:p>0.313394</text:p>
          </table:table-cell>
        </table:table-row>
        <table:table-row table:style-name="ro1">
          <table:table-cell office:value-type="float" office:value="4240.01430403782">
            <text:p>4240.0143040378</text:p>
          </table:table-cell>
          <table:table-cell office:value-type="float" office:value="5.14">
            <text:p>5.14</text:p>
          </table:table-cell>
          <table:table-cell office:value-type="float" office:value="0.995863">
            <text:p>0.995863</text:p>
          </table:table-cell>
          <table:table-cell office:value-type="float" office:value="0.996291">
            <text:p>0.996291</text:p>
          </table:table-cell>
          <table:table-cell office:value-type="float" office:value="0.305766">
            <text:p>0.305766</text:p>
          </table:table-cell>
        </table:table-row>
        <table:table-row table:style-name="ro1">
          <table:table-cell office:value-type="float" office:value="4260.01553603782">
            <text:p>4260.0155360378</text:p>
          </table:table-cell>
          <table:table-cell office:value-type="float" office:value="4.83938">
            <text:p>4.83938</text:p>
          </table:table-cell>
          <table:table-cell office:value-type="float" office:value="3.13047">
            <text:p>3.13047</text:p>
          </table:table-cell>
          <table:table-cell office:value-type="float" office:value="0.876617">
            <text:p>0.876617</text:p>
          </table:table-cell>
          <table:table-cell office:value-type="float" office:value="0.125096">
            <text:p>0.125096</text:p>
          </table:table-cell>
        </table:table-row>
        <table:table-row table:style-name="ro1">
          <table:table-cell office:value-type="float" office:value="4280.01713603782">
            <text:p>4280.0171360378</text:p>
          </table:table-cell>
          <table:table-cell office:value-type="float" office:value="5.14">
            <text:p>5.14</text:p>
          </table:table-cell>
          <table:table-cell office:value-type="float" office:value="0.997274">
            <text:p>0.997274</text:p>
          </table:table-cell>
          <table:table-cell office:value-type="float" office:value="0.876633">
            <text:p>0.876633</text:p>
          </table:table-cell>
          <table:table-cell office:value-type="float" office:value="0.122821">
            <text:p>0.122821</text:p>
          </table:table-cell>
        </table:table-row>
        <table:table-row table:style-name="ro1">
          <table:table-cell office:value-type="float" office:value="4300.02036803782">
            <text:p>4300.0203680378</text:p>
          </table:table-cell>
          <table:table-cell office:value-type="float" office:value="5.14">
            <text:p>5.14</text:p>
          </table:table-cell>
          <table:table-cell office:value-type="float" office:value="0.996072">
            <text:p>0.996072</text:p>
          </table:table-cell>
          <table:table-cell office:value-type="float" office:value="0.876648">
            <text:p>0.876648</text:p>
          </table:table-cell>
          <table:table-cell office:value-type="float" office:value="0.147765">
            <text:p>0.147765</text:p>
          </table:table-cell>
        </table:table-row>
        <table:table-row table:style-name="ro1">
          <table:table-cell office:value-type="float" office:value="4320.01881603782">
            <text:p>4320.0188160378</text:p>
          </table:table-cell>
          <table:table-cell office:value-type="float" office:value="5.14">
            <text:p>5.14</text:p>
          </table:table-cell>
          <table:table-cell office:value-type="float" office:value="0.996126">
            <text:p>0.996126</text:p>
          </table:table-cell>
          <table:table-cell office:value-type="float" office:value="0.876608">
            <text:p>0.876608</text:p>
          </table:table-cell>
          <table:table-cell office:value-type="float" office:value="0.153202">
            <text:p>0.153202</text:p>
          </table:table-cell>
        </table:table-row>
        <table:table-row table:style-name="ro1">
          <table:table-cell office:value-type="float" office:value="4340.01745603782">
            <text:p>4340.0174560378</text:p>
          </table:table-cell>
          <table:table-cell office:value-type="float" office:value="5.14">
            <text:p>5.14</text:p>
          </table:table-cell>
          <table:table-cell office:value-type="float" office:value="0.994542">
            <text:p>0.994542</text:p>
          </table:table-cell>
          <table:table-cell office:value-type="float" office:value="0.876593">
            <text:p>0.876593</text:p>
          </table:table-cell>
          <table:table-cell office:value-type="float" office:value="0.151578">
            <text:p>0.151578</text:p>
          </table:table-cell>
        </table:table-row>
        <table:table-row table:style-name="ro1">
          <table:table-cell office:value-type="float" office:value="4360.01590403782">
            <text:p>4360.0159040378</text:p>
          </table:table-cell>
          <table:table-cell office:value-type="float" office:value="5.14">
            <text:p>5.14</text:p>
          </table:table-cell>
          <table:table-cell office:value-type="float" office:value="0.997648">
            <text:p>0.997648</text:p>
          </table:table-cell>
          <table:table-cell office:value-type="float" office:value="0.876645">
            <text:p>0.876645</text:p>
          </table:table-cell>
          <table:table-cell office:value-type="float" office:value="0.177205">
            <text:p>0.177205</text:p>
          </table:table-cell>
        </table:table-row>
        <table:table-row table:style-name="ro1">
          <table:table-cell office:value-type="float" office:value="4380.01657603782">
            <text:p>4380.0165760378</text:p>
          </table:table-cell>
          <table:table-cell office:value-type="float" office:value="5.14">
            <text:p>5.14</text:p>
          </table:table-cell>
          <table:table-cell office:value-type="float" office:value="0.995848">
            <text:p>0.995848</text:p>
          </table:table-cell>
          <table:table-cell office:value-type="float" office:value="0.876662">
            <text:p>0.876662</text:p>
          </table:table-cell>
          <table:table-cell office:value-type="float" office:value="0.210137">
            <text:p>0.210137</text:p>
          </table:table-cell>
        </table:table-row>
        <table:table-row table:style-name="ro1">
          <table:table-cell office:value-type="float" office:value="4400.01873603782">
            <text:p>4400.0187360378</text:p>
          </table:table-cell>
          <table:table-cell office:value-type="float" office:value="5.14">
            <text:p>5.14</text:p>
          </table:table-cell>
          <table:table-cell office:value-type="float" office:value="0.997853">
            <text:p>0.997853</text:p>
          </table:table-cell>
          <table:table-cell office:value-type="float" office:value="0.876669">
            <text:p>0.876669</text:p>
          </table:table-cell>
          <table:table-cell office:value-type="float" office:value="0.209094">
            <text:p>0.209094</text:p>
          </table:table-cell>
        </table:table-row>
        <table:table-row table:style-name="ro1">
          <table:table-cell office:value-type="float" office:value="4420.01972803782">
            <text:p>4420.0197280378</text:p>
          </table:table-cell>
          <table:table-cell office:value-type="float" office:value="5.14">
            <text:p>5.14</text:p>
          </table:table-cell>
          <table:table-cell office:value-type="float" office:value="0.997194">
            <text:p>0.997194</text:p>
          </table:table-cell>
          <table:table-cell office:value-type="float" office:value="0.876693">
            <text:p>0.876693</text:p>
          </table:table-cell>
          <table:table-cell office:value-type="float" office:value="0.232303">
            <text:p>0.232303</text:p>
          </table:table-cell>
        </table:table-row>
        <table:table-row table:style-name="ro1">
          <table:table-cell office:value-type="float" office:value="4440.01753603782">
            <text:p>4440.0175360378</text:p>
          </table:table-cell>
          <table:table-cell office:value-type="float" office:value="5.14">
            <text:p>5.14</text:p>
          </table:table-cell>
          <table:table-cell office:value-type="float" office:value="0.997295">
            <text:p>0.997295</text:p>
          </table:table-cell>
          <table:table-cell office:value-type="float" office:value="0.876723">
            <text:p>0.876723</text:p>
          </table:table-cell>
          <table:table-cell office:value-type="float" office:value="0.262112">
            <text:p>0.262112</text:p>
          </table:table-cell>
        </table:table-row>
        <table:table-row table:style-name="ro1">
          <table:table-cell office:value-type="float" office:value="4460.01625603782">
            <text:p>4460.0162560378</text:p>
          </table:table-cell>
          <table:table-cell office:value-type="float" office:value="5.14">
            <text:p>5.14</text:p>
          </table:table-cell>
          <table:table-cell office:value-type="float" office:value="0.996508">
            <text:p>0.996508</text:p>
          </table:table-cell>
          <table:table-cell office:value-type="float" office:value="0.996634">
            <text:p>0.996634</text:p>
          </table:table-cell>
          <table:table-cell office:value-type="float" office:value="0.41148">
            <text:p>0.41148</text:p>
          </table:table-cell>
        </table:table-row>
        <table:table-row table:style-name="ro1">
          <table:table-cell office:value-type="float" office:value="4480.01649603782">
            <text:p>4480.0164960378</text:p>
          </table:table-cell>
          <table:table-cell office:value-type="float" office:value="5.14">
            <text:p>5.14</text:p>
          </table:table-cell>
          <table:table-cell office:value-type="float" office:value="0.997419">
            <text:p>0.997419</text:p>
          </table:table-cell>
          <table:table-cell office:value-type="float" office:value="0.996648">
            <text:p>0.996648</text:p>
          </table:table-cell>
          <table:table-cell office:value-type="float" office:value="0.411168">
            <text:p>0.411168</text:p>
          </table:table-cell>
        </table:table-row>
        <table:table-row table:style-name="ro1">
          <table:table-cell office:value-type="float" office:value="4500.01876803782">
            <text:p>4500.0187680378</text:p>
          </table:table-cell>
          <table:table-cell office:value-type="float" office:value="5.14">
            <text:p>5.14</text:p>
          </table:table-cell>
          <table:table-cell office:value-type="float" office:value="0.995252">
            <text:p>0.995252</text:p>
          </table:table-cell>
          <table:table-cell office:value-type="float" office:value="0.996566">
            <text:p>0.996566</text:p>
          </table:table-cell>
          <table:table-cell office:value-type="float" office:value="0.387728">
            <text:p>0.387728</text:p>
          </table:table-cell>
        </table:table-row>
        <table:table-row table:style-name="ro1">
          <table:table-cell office:value-type="float" office:value="4520.01782403782">
            <text:p>4520.0178240378</text:p>
          </table:table-cell>
          <table:table-cell office:value-type="float" office:value="5.14">
            <text:p>5.14</text:p>
          </table:table-cell>
          <table:table-cell office:value-type="float" office:value="0.997011">
            <text:p>0.997011</text:p>
          </table:table-cell>
          <table:table-cell office:value-type="float" office:value="0.996655">
            <text:p>0.996655</text:p>
          </table:table-cell>
          <table:table-cell office:value-type="float" office:value="0.386803">
            <text:p>0.386803</text:p>
          </table:table-cell>
        </table:table-row>
        <table:table-row table:style-name="ro1">
          <table:table-cell office:value-type="float" office:value="4540.01780803782">
            <text:p>4540.0178080378</text:p>
          </table:table-cell>
          <table:table-cell office:value-type="float" office:value="5.14">
            <text:p>5.14</text:p>
          </table:table-cell>
          <table:table-cell office:value-type="float" office:value="0.996385">
            <text:p>0.996385</text:p>
          </table:table-cell>
          <table:table-cell office:value-type="float" office:value="0.99684">
            <text:p>0.99684</text:p>
          </table:table-cell>
          <table:table-cell office:value-type="float" office:value="0.408629">
            <text:p>0.408629</text:p>
          </table:table-cell>
        </table:table-row>
        <table:table-row table:style-name="ro1">
          <table:table-cell office:value-type="float" office:value="4560.01302403782">
            <text:p>4560.0130240378</text:p>
          </table:table-cell>
          <table:table-cell office:value-type="float" office:value="5.14">
            <text:p>5.14</text:p>
          </table:table-cell>
          <table:table-cell office:value-type="float" office:value="0.995796">
            <text:p>0.995796</text:p>
          </table:table-cell>
          <table:table-cell office:value-type="float" office:value="0.996655">
            <text:p>0.996655</text:p>
          </table:table-cell>
          <table:table-cell office:value-type="float" office:value="0.390454">
            <text:p>0.390454</text:p>
          </table:table-cell>
        </table:table-row>
        <table:table-row table:style-name="ro1">
          <table:table-cell office:value-type="float" office:value="4580.01401603782">
            <text:p>4580.0140160378</text:p>
          </table:table-cell>
          <table:table-cell office:value-type="float" office:value="5.14">
            <text:p>5.14</text:p>
          </table:table-cell>
          <table:table-cell office:value-type="float" office:value="0.997042">
            <text:p>0.997042</text:p>
          </table:table-cell>
          <table:table-cell office:value-type="float" office:value="0.996774">
            <text:p>0.996774</text:p>
          </table:table-cell>
          <table:table-cell office:value-type="float" office:value="0.388611">
            <text:p>0.388611</text:p>
          </table:table-cell>
        </table:table-row>
        <table:table-row table:style-name="ro1">
          <table:table-cell office:value-type="float" office:value="4600.01489603782">
            <text:p>4600.0148960378</text:p>
          </table:table-cell>
          <table:table-cell office:value-type="float" office:value="5.14">
            <text:p>5.14</text:p>
          </table:table-cell>
          <table:table-cell office:value-type="float" office:value="0.996882">
            <text:p>0.996882</text:p>
          </table:table-cell>
          <table:table-cell office:value-type="float" office:value="0.996677">
            <text:p>0.996677</text:p>
          </table:table-cell>
          <table:table-cell office:value-type="float" office:value="0.389327">
            <text:p>0.389327</text:p>
          </table:table-cell>
        </table:table-row>
        <table:table-row table:style-name="ro1">
          <table:table-cell office:value-type="float" office:value="4620.01489603782">
            <text:p>4620.0148960378</text:p>
          </table:table-cell>
          <table:table-cell office:value-type="float" office:value="5.14">
            <text:p>5.14</text:p>
          </table:table-cell>
          <table:table-cell office:value-type="float" office:value="0.995641">
            <text:p>0.995641</text:p>
          </table:table-cell>
          <table:table-cell office:value-type="float" office:value="0.996522">
            <text:p>0.996522</text:p>
          </table:table-cell>
          <table:table-cell office:value-type="float" office:value="0.371221">
            <text:p>0.371221</text:p>
          </table:table-cell>
        </table:table-row>
        <table:table-row table:style-name="ro1">
          <table:table-cell office:value-type="float" office:value="4640.01649603782">
            <text:p>4640.0164960378</text:p>
          </table:table-cell>
          <table:table-cell office:value-type="float" office:value="5.14">
            <text:p>5.14</text:p>
          </table:table-cell>
          <table:table-cell office:value-type="float" office:value="0.997671">
            <text:p>0.997671</text:p>
          </table:table-cell>
          <table:table-cell office:value-type="float" office:value="0.996559">
            <text:p>0.996559</text:p>
          </table:table-cell>
          <table:table-cell office:value-type="float" office:value="0.37036">
            <text:p>0.37036</text:p>
          </table:table-cell>
        </table:table-row>
        <table:table-row table:style-name="ro1">
          <table:table-cell office:value-type="float" office:value="4660.02316803782">
            <text:p>4660.0231680378</text:p>
          </table:table-cell>
          <table:table-cell office:value-type="float" office:value="5.14">
            <text:p>5.14</text:p>
          </table:table-cell>
          <table:table-cell office:value-type="float" office:value="0.996408">
            <text:p>0.996408</text:p>
          </table:table-cell>
          <table:table-cell office:value-type="float" office:value="0.996549">
            <text:p>0.996549</text:p>
          </table:table-cell>
          <table:table-cell office:value-type="float" office:value="0.37091">
            <text:p>0.37091</text:p>
          </table:table-cell>
        </table:table-row>
        <table:table-row table:style-name="ro1">
          <table:table-cell office:value-type="float" office:value="4680.02220803782">
            <text:p>4680.0222080378</text:p>
          </table:table-cell>
          <table:table-cell office:value-type="float" office:value="5.14">
            <text:p>5.14</text:p>
          </table:table-cell>
          <table:table-cell office:value-type="float" office:value="0.994726">
            <text:p>0.994726</text:p>
          </table:table-cell>
          <table:table-cell office:value-type="float" office:value="0.99628">
            <text:p>0.99628</text:p>
          </table:table-cell>
          <table:table-cell office:value-type="float" office:value="0.352315">
            <text:p>0.352315</text:p>
          </table:table-cell>
        </table:table-row>
        <table:table-row table:style-name="ro1">
          <table:table-cell office:value-type="float" office:value="4700.01753603782">
            <text:p>4700.0175360378</text:p>
          </table:table-cell>
          <table:table-cell office:value-type="float" office:value="5.14">
            <text:p>5.14</text:p>
          </table:table-cell>
          <table:table-cell office:value-type="float" office:value="0.99546">
            <text:p>0.99546</text:p>
          </table:table-cell>
          <table:table-cell office:value-type="float" office:value="0.996301">
            <text:p>0.996301</text:p>
          </table:table-cell>
          <table:table-cell office:value-type="float" office:value="0.355911">
            <text:p>0.355911</text:p>
          </table:table-cell>
        </table:table-row>
        <table:table-row table:style-name="ro1">
          <table:table-cell office:value-type="float" office:value="4720.01398403782">
            <text:p>4720.0139840378</text:p>
          </table:table-cell>
          <table:table-cell office:value-type="float" office:value="5.14">
            <text:p>5.14</text:p>
          </table:table-cell>
          <table:table-cell office:value-type="float" office:value="0.99827">
            <text:p>0.99827</text:p>
          </table:table-cell>
          <table:table-cell office:value-type="float" office:value="0.996426">
            <text:p>0.996426</text:p>
          </table:table-cell>
          <table:table-cell office:value-type="float" office:value="0.355491">
            <text:p>0.355491</text:p>
          </table:table-cell>
        </table:table-row>
        <table:table-row table:style-name="ro1">
          <table:table-cell office:value-type="float" office:value="4740.01334403782">
            <text:p>4740.0133440378</text:p>
          </table:table-cell>
          <table:table-cell office:value-type="float" office:value="5.14">
            <text:p>5.14</text:p>
          </table:table-cell>
          <table:table-cell office:value-type="float" office:value="0.995485">
            <text:p>0.995485</text:p>
          </table:table-cell>
          <table:table-cell office:value-type="float" office:value="0.996336">
            <text:p>0.996336</text:p>
          </table:table-cell>
          <table:table-cell office:value-type="float" office:value="0.337717">
            <text:p>0.337717</text:p>
          </table:table-cell>
        </table:table-row>
        <table:table-row table:style-name="ro1">
          <table:table-cell office:value-type="float" office:value="4760.01846403782">
            <text:p>4760.0184640378</text:p>
          </table:table-cell>
          <table:table-cell office:value-type="float" office:value="5.14">
            <text:p>5.14</text:p>
          </table:table-cell>
          <table:table-cell office:value-type="float" office:value="0.996445">
            <text:p>0.996445</text:p>
          </table:table-cell>
          <table:table-cell office:value-type="float" office:value="0.996401">
            <text:p>0.996401</text:p>
          </table:table-cell>
          <table:table-cell office:value-type="float" office:value="0.353879">
            <text:p>0.353879</text:p>
          </table:table-cell>
        </table:table-row>
        <table:table-row table:style-name="ro1">
          <table:table-cell office:value-type="float" office:value="4780.01174403782">
            <text:p>4780.0117440378</text:p>
          </table:table-cell>
          <table:table-cell office:value-type="float" office:value="5.14">
            <text:p>5.14</text:p>
          </table:table-cell>
          <table:table-cell office:value-type="float" office:value="0.996824">
            <text:p>0.996824</text:p>
          </table:table-cell>
          <table:table-cell office:value-type="float" office:value="0.996379">
            <text:p>0.996379</text:p>
          </table:table-cell>
          <table:table-cell office:value-type="float" office:value="0.354375">
            <text:p>0.354375</text:p>
          </table:table-cell>
        </table:table-row>
        <table:table-row table:style-name="ro1">
          <table:table-cell office:value-type="float" office:value="4800.01718403782">
            <text:p>4800.0171840378</text:p>
          </table:table-cell>
          <table:table-cell office:value-type="float" office:value="5.14">
            <text:p>5.14</text:p>
          </table:table-cell>
          <table:table-cell office:value-type="float" office:value="0.994823">
            <text:p>0.994823</text:p>
          </table:table-cell>
          <table:table-cell office:value-type="float" office:value="0.996173">
            <text:p>0.996173</text:p>
          </table:table-cell>
          <table:table-cell office:value-type="float" office:value="0.335554">
            <text:p>0.335554</text:p>
          </table:table-cell>
        </table:table-row>
        <table:table-row table:style-name="ro1">
          <table:table-cell office:value-type="float" office:value="4820.01497603782">
            <text:p>4820.0149760378</text:p>
          </table:table-cell>
          <table:table-cell office:value-type="float" office:value="5.14">
            <text:p>5.14</text:p>
          </table:table-cell>
          <table:table-cell office:value-type="float" office:value="0.945304">
            <text:p>0.945304</text:p>
          </table:table-cell>
          <table:table-cell office:value-type="float" office:value="0.990391">
            <text:p>0.990391</text:p>
          </table:table-cell>
          <table:table-cell office:value-type="float" office:value="0.324808">
            <text:p>0.324808</text:p>
          </table:table-cell>
        </table:table-row>
        <table:table-row table:style-name="ro1">
          <table:table-cell office:value-type="float" office:value="4840.01553603782">
            <text:p>4840.0155360378</text:p>
          </table:table-cell>
          <table:table-cell office:value-type="float" office:value="5.14">
            <text:p>5.14</text:p>
          </table:table-cell>
          <table:table-cell office:value-type="float" office:value="0.99685">
            <text:p>0.99685</text:p>
          </table:table-cell>
          <table:table-cell office:value-type="float" office:value="0.990312">
            <text:p>0.990312</text:p>
          </table:table-cell>
          <table:table-cell office:value-type="float" office:value="0.325356">
            <text:p>0.325356</text:p>
          </table:table-cell>
        </table:table-row>
        <table:table-row table:style-name="ro1">
          <table:table-cell office:value-type="float" office:value="4860.01334403782">
            <text:p>4860.0133440378</text:p>
          </table:table-cell>
          <table:table-cell office:value-type="float" office:value="5.14">
            <text:p>5.14</text:p>
          </table:table-cell>
          <table:table-cell office:value-type="float" office:value="0.997668">
            <text:p>0.997668</text:p>
          </table:table-cell>
          <table:table-cell office:value-type="float" office:value="0.990434">
            <text:p>0.990434</text:p>
          </table:table-cell>
          <table:table-cell office:value-type="float" office:value="0.324172">
            <text:p>0.324172</text:p>
          </table:table-cell>
        </table:table-row>
        <table:table-row table:style-name="ro1">
          <table:table-cell office:value-type="float" office:value="4880.01529603782">
            <text:p>4880.0152960378</text:p>
          </table:table-cell>
          <table:table-cell office:value-type="float" office:value="5.14">
            <text:p>5.14</text:p>
          </table:table-cell>
          <table:table-cell office:value-type="float" office:value="0.997857">
            <text:p>0.997857</text:p>
          </table:table-cell>
          <table:table-cell office:value-type="float" office:value="0.990739">
            <text:p>0.990739</text:p>
          </table:table-cell>
          <table:table-cell office:value-type="float" office:value="0.34201">
            <text:p>0.34201</text:p>
          </table:table-cell>
        </table:table-row>
        <table:table-row table:style-name="ro1">
          <table:table-cell office:value-type="float" office:value="4900.01852803782">
            <text:p>4900.0185280378</text:p>
          </table:table-cell>
          <table:table-cell office:value-type="float" office:value="5.14">
            <text:p>5.14</text:p>
          </table:table-cell>
          <table:table-cell office:value-type="float" office:value="0.99794">
            <text:p>0.99794</text:p>
          </table:table-cell>
          <table:table-cell office:value-type="float" office:value="0.99098">
            <text:p>0.99098</text:p>
          </table:table-cell>
          <table:table-cell office:value-type="float" office:value="0.358638">
            <text:p>0.358638</text:p>
          </table:table-cell>
        </table:table-row>
        <table:table-row table:style-name="ro1">
          <table:table-cell office:value-type="float" office:value="4920.01649603782">
            <text:p>4920.0164960378</text:p>
          </table:table-cell>
          <table:table-cell office:value-type="float" office:value="5.14">
            <text:p>5.14</text:p>
          </table:table-cell>
          <table:table-cell office:value-type="float" office:value="0.997379">
            <text:p>0.997379</text:p>
          </table:table-cell>
          <table:table-cell office:value-type="float" office:value="0.990894">
            <text:p>0.990894</text:p>
          </table:table-cell>
          <table:table-cell office:value-type="float" office:value="0.35886">
            <text:p>0.35886</text:p>
          </table:table-cell>
        </table:table-row>
        <table:table-row table:style-name="ro1">
          <table:table-cell office:value-type="float" office:value="4940.02100803782">
            <text:p>4940.0210080378</text:p>
          </table:table-cell>
          <table:table-cell office:value-type="float" office:value="5.14">
            <text:p>5.14</text:p>
          </table:table-cell>
          <table:table-cell office:value-type="float" office:value="0.997167">
            <text:p>0.997167</text:p>
          </table:table-cell>
          <table:table-cell office:value-type="float" office:value="0.991058">
            <text:p>0.991058</text:p>
          </table:table-cell>
          <table:table-cell office:value-type="float" office:value="0.377915">
            <text:p>0.377915</text:p>
          </table:table-cell>
        </table:table-row>
        <table:table-row table:style-name="ro1">
          <table:table-cell office:value-type="float" office:value="4960.01878403782">
            <text:p>4960.0187840378</text:p>
          </table:table-cell>
          <table:table-cell office:value-type="float" office:value="5.14">
            <text:p>5.14</text:p>
          </table:table-cell>
          <table:table-cell office:value-type="float" office:value="0.995023">
            <text:p>0.995023</text:p>
          </table:table-cell>
          <table:table-cell office:value-type="float" office:value="0.990919">
            <text:p>0.990919</text:p>
          </table:table-cell>
          <table:table-cell office:value-type="float" office:value="0.354283">
            <text:p>0.354283</text:p>
          </table:table-cell>
        </table:table-row>
        <table:table-row table:style-name="ro1">
          <table:table-cell office:value-type="float" office:value="4980.01713603782">
            <text:p>4980.0171360378</text:p>
          </table:table-cell>
          <table:table-cell office:value-type="float" office:value="5.14">
            <text:p>5.14</text:p>
          </table:table-cell>
          <table:table-cell office:value-type="float" office:value="0.997895">
            <text:p>0.997895</text:p>
          </table:table-cell>
          <table:table-cell office:value-type="float" office:value="0.991023">
            <text:p>0.991023</text:p>
          </table:table-cell>
          <table:table-cell office:value-type="float" office:value="0.354825">
            <text:p>0.354825</text:p>
          </table:table-cell>
        </table:table-row>
        <table:table-row table:style-name="ro1">
          <table:table-cell office:value-type="float" office:value="5000.01329603782">
            <text:p>5000.0132960378</text:p>
          </table:table-cell>
          <table:table-cell office:value-type="float" office:value="5.14">
            <text:p>5.14</text:p>
          </table:table-cell>
          <table:table-cell office:value-type="float" office:value="0.996868">
            <text:p>0.996868</text:p>
          </table:table-cell>
          <table:table-cell office:value-type="float" office:value="0.991223">
            <text:p>0.991223</text:p>
          </table:table-cell>
          <table:table-cell office:value-type="float" office:value="0.374985">
            <text:p>0.374985</text:p>
          </table:table-cell>
        </table:table-row>
        <table:table-row table:style-name="ro1">
          <table:table-cell office:value-type="float" office:value="5020.01681603782">
            <text:p>5020.0168160378</text:p>
          </table:table-cell>
          <table:table-cell office:value-type="float" office:value="5.14">
            <text:p>5.14</text:p>
          </table:table-cell>
          <table:table-cell office:value-type="float" office:value="0.996351">
            <text:p>0.996351</text:p>
          </table:table-cell>
          <table:table-cell office:value-type="float" office:value="0.997098">
            <text:p>0.997098</text:p>
          </table:table-cell>
          <table:table-cell office:value-type="float" office:value="0.403907">
            <text:p>0.403907</text:p>
          </table:table-cell>
        </table:table-row>
        <table:table-row table:style-name="ro1">
          <table:table-cell office:value-type="float" office:value="5040.01078403782">
            <text:p>5040.0107840378</text:p>
          </table:table-cell>
          <table:table-cell office:value-type="float" office:value="5.14">
            <text:p>5.14</text:p>
          </table:table-cell>
          <table:table-cell office:value-type="float" office:value="0.997733">
            <text:p>0.997733</text:p>
          </table:table-cell>
          <table:table-cell office:value-type="float" office:value="0.997186">
            <text:p>0.997186</text:p>
          </table:table-cell>
          <table:table-cell office:value-type="float" office:value="0.402729">
            <text:p>0.402729</text:p>
          </table:table-cell>
        </table:table-row>
        <table:table-row table:style-name="ro1">
          <table:table-cell office:value-type="float" office:value="5060.01713603782">
            <text:p>5060.0171360378</text:p>
          </table:table-cell>
          <table:table-cell office:value-type="float" office:value="5.14">
            <text:p>5.14</text:p>
          </table:table-cell>
          <table:table-cell office:value-type="float" office:value="0.994939">
            <text:p>0.994939</text:p>
          </table:table-cell>
          <table:table-cell office:value-type="float" office:value="0.996913">
            <text:p>0.996913</text:p>
          </table:table-cell>
          <table:table-cell office:value-type="float" office:value="0.383737">
            <text:p>0.383737</text:p>
          </table:table-cell>
        </table:table-row>
        <table:table-row table:style-name="ro1">
          <table:table-cell office:value-type="float" office:value="5080.01457603782">
            <text:p>5080.0145760378</text:p>
          </table:table-cell>
          <table:table-cell office:value-type="float" office:value="5.14">
            <text:p>5.14</text:p>
          </table:table-cell>
          <table:table-cell office:value-type="float" office:value="0.995805">
            <text:p>0.995805</text:p>
          </table:table-cell>
          <table:table-cell office:value-type="float" office:value="0.996708">
            <text:p>0.996708</text:p>
          </table:table-cell>
          <table:table-cell office:value-type="float" office:value="0.366948">
            <text:p>0.366948</text:p>
          </table:table-cell>
        </table:table-row>
        <table:table-row table:style-name="ro1">
          <table:table-cell office:value-type="float" office:value="5100.01777603782">
            <text:p>5100.0177760378</text:p>
          </table:table-cell>
          <table:table-cell office:value-type="float" office:value="5.14">
            <text:p>5.14</text:p>
          </table:table-cell>
          <table:table-cell office:value-type="float" office:value="0.997936">
            <text:p>0.997936</text:p>
          </table:table-cell>
          <table:table-cell office:value-type="float" office:value="0.996707">
            <text:p>0.996707</text:p>
          </table:table-cell>
          <table:table-cell office:value-type="float" office:value="0.366327">
            <text:p>0.366327</text:p>
          </table:table-cell>
        </table:table-row>
        <table:table-row table:style-name="ro1">
          <table:table-cell office:value-type="float" office:value="5120.01809603782">
            <text:p>5120.0180960378</text:p>
          </table:table-cell>
          <table:table-cell office:value-type="float" office:value="5.14">
            <text:p>5.14</text:p>
          </table:table-cell>
          <table:table-cell office:value-type="float" office:value="0.995287">
            <text:p>0.995287</text:p>
          </table:table-cell>
          <table:table-cell office:value-type="float" office:value="0.996498">
            <text:p>0.996498</text:p>
          </table:table-cell>
          <table:table-cell office:value-type="float" office:value="0.350285">
            <text:p>0.350285</text:p>
          </table:table-cell>
        </table:table-row>
        <table:table-row table:style-name="ro1">
          <table:table-cell office:value-type="float" office:value="5140.01809603782">
            <text:p>5140.0180960378</text:p>
          </table:table-cell>
          <table:table-cell office:value-type="float" office:value="5.14">
            <text:p>5.14</text:p>
          </table:table-cell>
          <table:table-cell office:value-type="float" office:value="0.996851">
            <text:p>0.996851</text:p>
          </table:table-cell>
          <table:table-cell office:value-type="float" office:value="0.996466">
            <text:p>0.996466</text:p>
          </table:table-cell>
          <table:table-cell office:value-type="float" office:value="0.350865">
            <text:p>0.350865</text:p>
          </table:table-cell>
        </table:table-row>
        <table:table-row table:style-name="ro1">
          <table:table-cell office:value-type="float" office:value="5160.01657603782">
            <text:p>5160.0165760378</text:p>
          </table:table-cell>
          <table:table-cell office:value-type="float" office:value="5.14">
            <text:p>5.14</text:p>
          </table:table-cell>
          <table:table-cell office:value-type="float" office:value="0.997249">
            <text:p>0.997249</text:p>
          </table:table-cell>
          <table:table-cell office:value-type="float" office:value="0.996689">
            <text:p>0.996689</text:p>
          </table:table-cell>
          <table:table-cell office:value-type="float" office:value="0.372182">
            <text:p>0.372182</text:p>
          </table:table-cell>
        </table:table-row>
        <table:table-row table:style-name="ro1">
          <table:table-cell office:value-type="float" office:value="5180.01945603782">
            <text:p>5180.0194560378</text:p>
          </table:table-cell>
          <table:table-cell office:value-type="float" office:value="5.14">
            <text:p>5.14</text:p>
          </table:table-cell>
          <table:table-cell office:value-type="float" office:value="0.945636">
            <text:p>0.945636</text:p>
          </table:table-cell>
          <table:table-cell office:value-type="float" office:value="0.99072">
            <text:p>0.99072</text:p>
          </table:table-cell>
          <table:table-cell office:value-type="float" office:value="0.340918">
            <text:p>0.340918</text:p>
          </table:table-cell>
        </table:table-row>
        <table:table-row table:style-name="ro1">
          <table:table-cell office:value-type="float" office:value="5200.01654403782">
            <text:p>5200.0165440378</text:p>
          </table:table-cell>
          <table:table-cell office:value-type="float" office:value="5.14">
            <text:p>5.14</text:p>
          </table:table-cell>
          <table:table-cell office:value-type="float" office:value="0.996803">
            <text:p>0.996803</text:p>
          </table:table-cell>
          <table:table-cell office:value-type="float" office:value="0.990714">
            <text:p>0.990714</text:p>
          </table:table-cell>
          <table:table-cell office:value-type="float" office:value="0.341353">
            <text:p>0.341353</text:p>
          </table:table-cell>
        </table:table-row>
        <table:table-row table:style-name="ro1">
          <table:table-cell office:value-type="float" office:value="5220.02028803782">
            <text:p>5220.0202880378</text:p>
          </table:table-cell>
          <table:table-cell office:value-type="float" office:value="5.14">
            <text:p>5.14</text:p>
          </table:table-cell>
          <table:table-cell office:value-type="float" office:value="0.995345">
            <text:p>0.995345</text:p>
          </table:table-cell>
          <table:table-cell office:value-type="float" office:value="0.990616">
            <text:p>0.990616</text:p>
          </table:table-cell>
          <table:table-cell office:value-type="float" office:value="0.324711">
            <text:p>0.324711</text:p>
          </table:table-cell>
        </table:table-row>
        <table:table-row table:style-name="ro1">
          <table:table-cell office:value-type="float" office:value="5240.01558403782">
            <text:p>5240.0155840378</text:p>
          </table:table-cell>
          <table:table-cell office:value-type="float" office:value="5.14">
            <text:p>5.14</text:p>
          </table:table-cell>
          <table:table-cell office:value-type="float" office:value="0.997018">
            <text:p>0.997018</text:p>
          </table:table-cell>
          <table:table-cell office:value-type="float" office:value="0.990546">
            <text:p>0.990546</text:p>
          </table:table-cell>
          <table:table-cell office:value-type="float" office:value="0.324941">
            <text:p>0.324941</text:p>
          </table:table-cell>
        </table:table-row>
        <table:table-row table:style-name="ro1">
          <table:table-cell office:value-type="float" office:value="5260.01713603782">
            <text:p>5260.0171360378</text:p>
          </table:table-cell>
          <table:table-cell office:value-type="float" office:value="5.14">
            <text:p>5.14</text:p>
          </table:table-cell>
          <table:table-cell office:value-type="float" office:value="0.997821">
            <text:p>0.997821</text:p>
          </table:table-cell>
          <table:table-cell office:value-type="float" office:value="0.990827">
            <text:p>0.990827</text:p>
          </table:table-cell>
          <table:table-cell office:value-type="float" office:value="0.3425">
            <text:p>0.3425</text:p>
          </table:table-cell>
        </table:table-row>
        <table:table-row table:style-name="ro1">
          <table:table-cell office:value-type="float" office:value="5280.01812803782">
            <text:p>5280.0181280378</text:p>
          </table:table-cell>
          <table:table-cell office:value-type="float" office:value="5.14">
            <text:p>5.14</text:p>
          </table:table-cell>
          <table:table-cell office:value-type="float" office:value="0.947519">
            <text:p>0.947519</text:p>
          </table:table-cell>
          <table:table-cell office:value-type="float" office:value="0.985465">
            <text:p>0.985465</text:p>
          </table:table-cell>
          <table:table-cell office:value-type="float" office:value="0.332222">
            <text:p>0.332222</text:p>
          </table:table-cell>
        </table:table-row>
        <table:table-row table:style-name="ro1">
          <table:table-cell office:value-type="float" office:value="5300.01625603782">
            <text:p>5300.0162560378</text:p>
          </table:table-cell>
          <table:table-cell office:value-type="float" office:value="5.14">
            <text:p>5.14</text:p>
          </table:table-cell>
          <table:table-cell office:value-type="float" office:value="0.997844">
            <text:p>0.997844</text:p>
          </table:table-cell>
          <table:table-cell office:value-type="float" office:value="0.985457">
            <text:p>0.985457</text:p>
          </table:table-cell>
          <table:table-cell office:value-type="float" office:value="0.33228">
            <text:p>0.33228</text:p>
          </table:table-cell>
        </table:table-row>
        <table:table-row table:style-name="ro1">
          <table:table-cell office:value-type="float" office:value="5320.01241603782">
            <text:p>5320.0124160378</text:p>
          </table:table-cell>
          <table:table-cell office:value-type="float" office:value="4.83938">
            <text:p>4.83938</text:p>
          </table:table-cell>
          <table:table-cell office:value-type="float" office:value="3.10935">
            <text:p>3.10935</text:p>
          </table:table-cell>
          <table:table-cell office:value-type="float" office:value="0.874154">
            <text:p>0.874154</text:p>
          </table:table-cell>
          <table:table-cell office:value-type="float" office:value="0.191919">
            <text:p>0.191919</text:p>
          </table:table-cell>
        </table:table-row>
        <table:table-row table:style-name="ro1">
          <table:table-cell office:value-type="float" office:value="5340.01713603782">
            <text:p>5340.0171360378</text:p>
          </table:table-cell>
          <table:table-cell office:value-type="float" office:value="5.14">
            <text:p>5.14</text:p>
          </table:table-cell>
          <table:table-cell office:value-type="float" office:value="0.995746">
            <text:p>0.995746</text:p>
          </table:table-cell>
          <table:table-cell office:value-type="float" office:value="0.874138">
            <text:p>0.874138</text:p>
          </table:table-cell>
          <table:table-cell office:value-type="float" office:value="0.161181">
            <text:p>0.161181</text:p>
          </table:table-cell>
        </table:table-row>
        <table:table-row table:style-name="ro1">
          <table:table-cell office:value-type="float" office:value="5360.01462403782">
            <text:p>5360.0146240378</text:p>
          </table:table-cell>
          <table:table-cell office:value-type="float" office:value="5.14">
            <text:p>5.14</text:p>
          </table:table-cell>
          <table:table-cell office:value-type="float" office:value="0.996247">
            <text:p>0.996247</text:p>
          </table:table-cell>
          <table:table-cell office:value-type="float" office:value="0.874124">
            <text:p>0.874124</text:p>
          </table:table-cell>
          <table:table-cell office:value-type="float" office:value="0.165979">
            <text:p>0.165979</text:p>
          </table:table-cell>
        </table:table-row>
        <table:table-row table:style-name="ro1">
          <table:table-cell office:value-type="float" office:value="5380.01972803782">
            <text:p>5380.0197280378</text:p>
          </table:table-cell>
          <table:table-cell office:value-type="float" office:value="5.14">
            <text:p>5.14</text:p>
          </table:table-cell>
          <table:table-cell office:value-type="float" office:value="0.995699">
            <text:p>0.995699</text:p>
          </table:table-cell>
          <table:table-cell office:value-type="float" office:value="0.875064">
            <text:p>0.875064</text:p>
          </table:table-cell>
          <table:table-cell office:value-type="float" office:value="0.174646">
            <text:p>0.174646</text:p>
          </table:table-cell>
        </table:table-row>
        <table:table-row table:style-name="ro1">
          <table:table-cell office:value-type="float" office:value="5400.01649603782">
            <text:p>5400.0164960378</text:p>
          </table:table-cell>
          <table:table-cell office:value-type="float" office:value="5.14">
            <text:p>5.14</text:p>
          </table:table-cell>
          <table:table-cell office:value-type="float" office:value="0.996791">
            <text:p>0.996791</text:p>
          </table:table-cell>
          <table:table-cell office:value-type="float" office:value="0.875064">
            <text:p>0.875064</text:p>
          </table:table-cell>
          <table:table-cell office:value-type="float" office:value="0.172393">
            <text:p>0.172393</text:p>
          </table:table-cell>
        </table:table-row>
        <table:table-row table:style-name="ro1">
          <table:table-cell office:value-type="float" office:value="5420.01457603782">
            <text:p>5420.0145760378</text:p>
          </table:table-cell>
          <table:table-cell office:value-type="float" office:value="5.14">
            <text:p>5.14</text:p>
          </table:table-cell>
          <table:table-cell office:value-type="float" office:value="0.997276">
            <text:p>0.997276</text:p>
          </table:table-cell>
          <table:table-cell office:value-type="float" office:value="0.875099">
            <text:p>0.875099</text:p>
          </table:table-cell>
          <table:table-cell office:value-type="float" office:value="0.193749">
            <text:p>0.193749</text:p>
          </table:table-cell>
        </table:table-row>
        <table:table-row table:style-name="ro1">
          <table:table-cell office:value-type="float" office:value="5440.01713603782">
            <text:p>5440.0171360378</text:p>
          </table:table-cell>
          <table:table-cell office:value-type="float" office:value="5.14">
            <text:p>5.14</text:p>
          </table:table-cell>
          <table:table-cell office:value-type="float" office:value="0.998359">
            <text:p>0.998359</text:p>
          </table:table-cell>
          <table:table-cell office:value-type="float" office:value="0.875123">
            <text:p>0.875123</text:p>
          </table:table-cell>
          <table:table-cell office:value-type="float" office:value="0.191456">
            <text:p>0.191456</text:p>
          </table:table-cell>
        </table:table-row>
        <table:table-row table:style-name="ro1">
          <table:table-cell office:value-type="float" office:value="5460.02156803782">
            <text:p>5460.0215680378</text:p>
          </table:table-cell>
          <table:table-cell office:value-type="float" office:value="5.14">
            <text:p>5.14</text:p>
          </table:table-cell>
          <table:table-cell office:value-type="float" office:value="0.995613">
            <text:p>0.995613</text:p>
          </table:table-cell>
          <table:table-cell office:value-type="float" office:value="0.875083">
            <text:p>0.875083</text:p>
          </table:table-cell>
          <table:table-cell office:value-type="float" office:value="0.170586">
            <text:p>0.170586</text:p>
          </table:table-cell>
        </table:table-row>
        <table:table-row table:style-name="ro1">
          <table:table-cell office:value-type="float" office:value="5480.01334403782">
            <text:p>5480.0133440378</text:p>
          </table:table-cell>
          <table:table-cell office:value-type="float" office:value="5.14">
            <text:p>5.14</text:p>
          </table:table-cell>
          <table:table-cell office:value-type="float" office:value="0.99464">
            <text:p>0.99464</text:p>
          </table:table-cell>
          <table:table-cell office:value-type="float" office:value="0.876158">
            <text:p>0.876158</text:p>
          </table:table-cell>
          <table:table-cell office:value-type="float" office:value="0.17679">
            <text:p>0.17679</text:p>
          </table:table-cell>
        </table:table-row>
        <table:table-row table:style-name="ro1">
          <table:table-cell office:value-type="float" office:value="5500.01721603782">
            <text:p>5500.0172160378</text:p>
          </table:table-cell>
          <table:table-cell office:value-type="float" office:value="5.14">
            <text:p>5.14</text:p>
          </table:table-cell>
          <table:table-cell office:value-type="float" office:value="0.995497">
            <text:p>0.995497</text:p>
          </table:table-cell>
          <table:table-cell office:value-type="float" office:value="0.876108">
            <text:p>0.876108</text:p>
          </table:table-cell>
          <table:table-cell office:value-type="float" office:value="0.151009">
            <text:p>0.151009</text:p>
          </table:table-cell>
        </table:table-row>
        <table:table-row table:style-name="ro1">
          <table:table-cell office:value-type="float" office:value="5520.01625603782">
            <text:p>5520.0162560378</text:p>
          </table:table-cell>
          <table:table-cell office:value-type="float" office:value="5.14">
            <text:p>5.14</text:p>
          </table:table-cell>
          <table:table-cell office:value-type="float" office:value="0.995327">
            <text:p>0.995327</text:p>
          </table:table-cell>
          <table:table-cell office:value-type="float" office:value="0.996117">
            <text:p>0.996117</text:p>
          </table:table-cell>
          <table:table-cell office:value-type="float" office:value="0.311616">
            <text:p>0.311616</text:p>
          </table:table-cell>
        </table:table-row>
        <table:table-row table:style-name="ro1">
          <table:table-cell office:value-type="float" office:value="5540.01305603782">
            <text:p>5540.0130560378</text:p>
          </table:table-cell>
          <table:table-cell office:value-type="float" office:value="5.14">
            <text:p>5.14</text:p>
          </table:table-cell>
          <table:table-cell office:value-type="float" office:value="0.996446">
            <text:p>0.996446</text:p>
          </table:table-cell>
          <table:table-cell office:value-type="float" office:value="0.996187">
            <text:p>0.996187</text:p>
          </table:table-cell>
          <table:table-cell office:value-type="float" office:value="0.332903">
            <text:p>0.332903</text:p>
          </table:table-cell>
        </table:table-row>
        <table:table-row table:style-name="ro1">
          <table:table-cell office:value-type="float" office:value="5560.01809603782">
            <text:p>5560.0180960378</text:p>
          </table:table-cell>
          <table:table-cell office:value-type="float" office:value="5.14">
            <text:p>5.14</text:p>
          </table:table-cell>
          <table:table-cell office:value-type="float" office:value="0.994838">
            <text:p>0.994838</text:p>
          </table:table-cell>
          <table:table-cell office:value-type="float" office:value="0.996046">
            <text:p>0.996046</text:p>
          </table:table-cell>
          <table:table-cell office:value-type="float" office:value="0.309884">
            <text:p>0.309884</text:p>
          </table:table-cell>
        </table:table-row>
        <table:table-row table:style-name="ro1">
          <table:table-cell office:value-type="float" office:value="5580.02006403782">
            <text:p>5580.0200640378</text:p>
          </table:table-cell>
          <table:table-cell office:value-type="float" office:value="5.14">
            <text:p>5.14</text:p>
          </table:table-cell>
          <table:table-cell office:value-type="float" office:value="0.99576">
            <text:p>0.99576</text:p>
          </table:table-cell>
          <table:table-cell office:value-type="float" office:value="0.996052">
            <text:p>0.996052</text:p>
          </table:table-cell>
          <table:table-cell office:value-type="float" office:value="0.300907">
            <text:p>0.300907</text:p>
          </table:table-cell>
        </table:table-row>
        <table:table-row table:style-name="ro1">
          <table:table-cell office:value-type="float" office:value="5600.01777603782">
            <text:p>5600.0177760378</text:p>
          </table:table-cell>
          <table:table-cell office:value-type="float" office:value="5.14">
            <text:p>5.14</text:p>
          </table:table-cell>
          <table:table-cell office:value-type="float" office:value="0.994655">
            <text:p>0.994655</text:p>
          </table:table-cell>
          <table:table-cell office:value-type="float" office:value="0.995838">
            <text:p>0.995838</text:p>
          </table:table-cell>
          <table:table-cell office:value-type="float" office:value="0.282723">
            <text:p>0.282723</text:p>
          </table:table-cell>
        </table:table-row>
        <table:table-row table:style-name="ro1">
          <table:table-cell office:value-type="float" office:value="5620.01529603782">
            <text:p>5620.0152960378</text:p>
          </table:table-cell>
          <table:table-cell office:value-type="float" office:value="5.14">
            <text:p>5.14</text:p>
          </table:table-cell>
          <table:table-cell office:value-type="float" office:value="0.998614">
            <text:p>0.998614</text:p>
          </table:table-cell>
          <table:table-cell office:value-type="float" office:value="0.995971">
            <text:p>0.995971</text:p>
          </table:table-cell>
          <table:table-cell office:value-type="float" office:value="0.283289">
            <text:p>0.283289</text:p>
          </table:table-cell>
        </table:table-row>
        <table:table-row table:style-name="ro1">
          <table:table-cell office:value-type="float" office:value="5640.01750403782">
            <text:p>5640.0175040378</text:p>
          </table:table-cell>
          <table:table-cell office:value-type="float" office:value="5.14">
            <text:p>5.14</text:p>
          </table:table-cell>
          <table:table-cell office:value-type="float" office:value="0.995094">
            <text:p>0.995094</text:p>
          </table:table-cell>
          <table:table-cell office:value-type="float" office:value="0.995646">
            <text:p>0.995646</text:p>
          </table:table-cell>
          <table:table-cell office:value-type="float" office:value="0.264773">
            <text:p>0.264773</text:p>
          </table:table-cell>
        </table:table-row>
        <table:table-row table:style-name="ro1">
          <table:table-cell office:value-type="float" office:value="5660.02105603782">
            <text:p>5660.0210560378</text:p>
          </table:table-cell>
          <table:table-cell office:value-type="float" office:value="5.14">
            <text:p>5.14</text:p>
          </table:table-cell>
          <table:table-cell office:value-type="float" office:value="0.994488">
            <text:p>0.994488</text:p>
          </table:table-cell>
          <table:table-cell office:value-type="float" office:value="0.995533">
            <text:p>0.995533</text:p>
          </table:table-cell>
          <table:table-cell office:value-type="float" office:value="0.262836">
            <text:p>0.262836</text:p>
          </table:table-cell>
        </table:table-row>
        <table:table-row table:style-name="ro1">
          <table:table-cell office:value-type="float" office:value="5680.01457603782">
            <text:p>5680.0145760378</text:p>
          </table:table-cell>
          <table:table-cell office:value-type="float" office:value="5.14">
            <text:p>5.14</text:p>
          </table:table-cell>
          <table:table-cell office:value-type="float" office:value="0.995679">
            <text:p>0.995679</text:p>
          </table:table-cell>
          <table:table-cell office:value-type="float" office:value="0.995637">
            <text:p>0.995637</text:p>
          </table:table-cell>
          <table:table-cell office:value-type="float" office:value="0.265022">
            <text:p>0.265022</text:p>
          </table:table-cell>
        </table:table-row>
        <table:table-row table:style-name="ro1">
          <table:table-cell office:value-type="float" office:value="5700.01238403782">
            <text:p>5700.0123840378</text:p>
          </table:table-cell>
          <table:table-cell office:value-type="float" office:value="5.14">
            <text:p>5.14</text:p>
          </table:table-cell>
          <table:table-cell office:value-type="float" office:value="0.997082">
            <text:p>0.997082</text:p>
          </table:table-cell>
          <table:table-cell office:value-type="float" office:value="0.995795">
            <text:p>0.995795</text:p>
          </table:table-cell>
          <table:table-cell office:value-type="float" office:value="0.282337">
            <text:p>0.282337</text:p>
          </table:table-cell>
        </table:table-row>
        <table:table-row table:style-name="ro1">
          <table:table-cell office:value-type="float" office:value="5720.01334403782">
            <text:p>5720.0133440378</text:p>
          </table:table-cell>
          <table:table-cell office:value-type="float" office:value="4.83938">
            <text:p>4.83938</text:p>
          </table:table-cell>
          <table:table-cell office:value-type="float" office:value="3.06796">
            <text:p>3.06796</text:p>
          </table:table-cell>
          <table:table-cell office:value-type="float" office:value="0.875024">
            <text:p>0.875024</text:p>
          </table:table-cell>
          <table:table-cell office:value-type="float" office:value="0.118558">
            <text:p>0.118558</text:p>
          </table:table-cell>
        </table:table-row>
        <table:table-row table:style-name="ro1">
          <table:table-cell office:value-type="float" office:value="5740.02220803782">
            <text:p>5740.0222080378</text:p>
          </table:table-cell>
          <table:table-cell office:value-type="float" office:value="5.14">
            <text:p>5.14</text:p>
          </table:table-cell>
          <table:table-cell office:value-type="float" office:value="0.994642">
            <text:p>0.994642</text:p>
          </table:table-cell>
          <table:table-cell office:value-type="float" office:value="0.874984">
            <text:p>0.874984</text:p>
          </table:table-cell>
          <table:table-cell office:value-type="float" office:value="0.0918472">
            <text:p>0.0918472</text:p>
          </table:table-cell>
        </table:table-row>
        <table:table-row table:style-name="ro1">
          <table:table-cell office:value-type="float" office:value="5780.03339213944">
            <text:p>5780.0333921394</text:p>
          </table:table-cell>
          <table:table-cell office:value-type="float" office:value="5.14">
            <text:p>5.14</text:p>
          </table:table-cell>
          <table:table-cell office:value-type="float" office:value="0.99776">
            <text:p>0.99776</text:p>
          </table:table-cell>
          <table:table-cell office:value-type="float" office:value="0.875048">
            <text:p>0.875048</text:p>
          </table:table-cell>
          <table:table-cell office:value-type="float" office:value="0.119384">
            <text:p>0.119384</text:p>
          </table:table-cell>
        </table:table-row>
        <table:table-row table:style-name="ro1">
          <table:table-cell office:value-type="float" office:value="5800.02576004885">
            <text:p>5800.0257600489</text:p>
          </table:table-cell>
          <table:table-cell office:value-type="float" office:value="5.14">
            <text:p>5.14</text:p>
          </table:table-cell>
          <table:table-cell office:value-type="float" office:value="0.996621">
            <text:p>0.996621</text:p>
          </table:table-cell>
          <table:table-cell office:value-type="float" office:value="0.875067">
            <text:p>0.875067</text:p>
          </table:table-cell>
          <table:table-cell office:value-type="float" office:value="0.12651">
            <text:p>0.12651</text:p>
          </table:table-cell>
        </table:table-row>
        <table:table-row table:style-name="ro1">
          <table:table-cell office:value-type="float" office:value="5820.01910404885">
            <text:p>5820.0191040489</text:p>
          </table:table-cell>
          <table:table-cell office:value-type="float" office:value="5.14">
            <text:p>5.14</text:p>
          </table:table-cell>
          <table:table-cell office:value-type="float" office:value="0.99804">
            <text:p>0.99804</text:p>
          </table:table-cell>
          <table:table-cell office:value-type="float" office:value="0.875143">
            <text:p>0.875143</text:p>
          </table:table-cell>
          <table:table-cell office:value-type="float" office:value="0.151137">
            <text:p>0.151137</text:p>
          </table:table-cell>
        </table:table-row>
        <table:table-row table:style-name="ro1">
          <table:table-cell office:value-type="float" office:value="5840.01401604885">
            <text:p>5840.0140160489</text:p>
          </table:table-cell>
          <table:table-cell office:value-type="float" office:value="5.14">
            <text:p>5.14</text:p>
          </table:table-cell>
          <table:table-cell office:value-type="float" office:value="0.997685">
            <text:p>0.997685</text:p>
          </table:table-cell>
          <table:table-cell office:value-type="float" office:value="0.875122">
            <text:p>0.875122</text:p>
          </table:table-cell>
          <table:table-cell office:value-type="float" office:value="0.151643">
            <text:p>0.151643</text:p>
          </table:table-cell>
        </table:table-row>
        <table:table-row table:style-name="ro1">
          <table:table-cell office:value-type="float" office:value="5860.01489604885">
            <text:p>5860.0148960489</text:p>
          </table:table-cell>
          <table:table-cell office:value-type="float" office:value="5.14">
            <text:p>5.14</text:p>
          </table:table-cell>
          <table:table-cell office:value-type="float" office:value="0.994919">
            <text:p>0.994919</text:p>
          </table:table-cell>
          <table:table-cell office:value-type="float" office:value="0.875118">
            <text:p>0.875118</text:p>
          </table:table-cell>
          <table:table-cell office:value-type="float" office:value="0.152298">
            <text:p>0.152298</text:p>
          </table:table-cell>
        </table:table-row>
        <table:table-row table:style-name="ro1">
          <table:table-cell office:value-type="float" office:value="5880.01745604885">
            <text:p>5880.0174560489</text:p>
          </table:table-cell>
          <table:table-cell office:value-type="float" office:value="5.14">
            <text:p>5.14</text:p>
          </table:table-cell>
          <table:table-cell office:value-type="float" office:value="0.99614">
            <text:p>0.99614</text:p>
          </table:table-cell>
          <table:table-cell office:value-type="float" office:value="0.875156">
            <text:p>0.875156</text:p>
          </table:table-cell>
          <table:table-cell office:value-type="float" office:value="0.155393">
            <text:p>0.155393</text:p>
          </table:table-cell>
        </table:table-row>
        <table:table-row table:style-name="ro1">
          <table:table-cell office:value-type="float" office:value="5900.01489604885">
            <text:p>5900.0148960489</text:p>
          </table:table-cell>
          <table:table-cell office:value-type="float" office:value="5.14">
            <text:p>5.14</text:p>
          </table:table-cell>
          <table:table-cell office:value-type="float" office:value="0.995244">
            <text:p>0.995244</text:p>
          </table:table-cell>
          <table:table-cell office:value-type="float" office:value="0.875146">
            <text:p>0.875146</text:p>
          </table:table-cell>
          <table:table-cell office:value-type="float" office:value="0.154151">
            <text:p>0.154151</text:p>
          </table:table-cell>
        </table:table-row>
        <table:table-row table:style-name="ro1">
          <table:table-cell office:value-type="float" office:value="5920.01814404885">
            <text:p>5920.0181440489</text:p>
          </table:table-cell>
          <table:table-cell office:value-type="float" office:value="5.14">
            <text:p>5.14</text:p>
          </table:table-cell>
          <table:table-cell office:value-type="float" office:value="0.997407">
            <text:p>0.997407</text:p>
          </table:table-cell>
          <table:table-cell office:value-type="float" office:value="0.875153">
            <text:p>0.875153</text:p>
          </table:table-cell>
          <table:table-cell office:value-type="float" office:value="0.152367">
            <text:p>0.152367</text:p>
          </table:table-cell>
        </table:table-row>
        <table:table-row table:style-name="ro1">
          <table:table-cell office:value-type="float" office:value="5940.01494404885">
            <text:p>5940.0149440489</text:p>
          </table:table-cell>
          <table:table-cell office:value-type="float" office:value="5.14">
            <text:p>5.14</text:p>
          </table:table-cell>
          <table:table-cell office:value-type="float" office:value="0.938309">
            <text:p>0.938309</text:p>
          </table:table-cell>
          <table:table-cell office:value-type="float" office:value="0.989629">
            <text:p>0.989629</text:p>
          </table:table-cell>
          <table:table-cell office:value-type="float" office:value="0.318872">
            <text:p>0.318872</text:p>
          </table:table-cell>
        </table:table-row>
        <table:table-row table:style-name="ro1">
          <table:table-cell office:value-type="float" office:value="5960.01238404885">
            <text:p>5960.0123840489</text:p>
          </table:table-cell>
          <table:table-cell office:value-type="float" office:value="5.14">
            <text:p>5.14</text:p>
          </table:table-cell>
          <table:table-cell office:value-type="float" office:value="0.995087">
            <text:p>0.995087</text:p>
          </table:table-cell>
          <table:table-cell office:value-type="float" office:value="0.989672">
            <text:p>0.989672</text:p>
          </table:table-cell>
          <table:table-cell office:value-type="float" office:value="0.317893">
            <text:p>0.317893</text:p>
          </table:table-cell>
        </table:table-row>
        <table:table-row table:style-name="ro1">
          <table:table-cell office:value-type="float" office:value="5980.01713604885">
            <text:p>5980.0171360489</text:p>
          </table:table-cell>
          <table:table-cell office:value-type="float" office:value="5.14">
            <text:p>5.14</text:p>
          </table:table-cell>
          <table:table-cell office:value-type="float" office:value="0.99688">
            <text:p>0.99688</text:p>
          </table:table-cell>
          <table:table-cell office:value-type="float" office:value="0.989587">
            <text:p>0.989587</text:p>
          </table:table-cell>
          <table:table-cell office:value-type="float" office:value="0.318359">
            <text:p>0.318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3:27:32</dc:date>
    <meta:generator>LibreOffice/3.5$Linux_X86_64 LibreOffice_project/350m1$Build-2</meta:generator>
    <meta:editing-duration>P0D</meta:editing-duration>
    <meta:editing-cycles>2</meta:editing-cycles>
    <meta:document-statistic meta:table-count="1" meta:cell-count="14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7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76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685cm" svg:height="14.702cm" xlink:href=".." xlink:type="simple" chart:class="chart:scatter" chart:column-mapping="1 4 2 3" chart:style-name="ch1">
        <chart:title svg:x="14.597cm" svg:y="0.43cm" chart:style-name="ch2">
          <text:p>EMoS - Precisão da localização</text:p>
        </chart:title>
        <chart:subtitle svg:x="14.385cm" svg:y="1.503cm" chart:style-name="ch3">
          <text:p>Tempo de simulação t=6000 s (10 min)</text:p>
        </chart:subtitle>
        <chart:legend chart:legend-position="end" svg:x="30.61cm" svg:y="6.305cm" style:legend-expansion="high" chart:style-name="ch4"/>
        <chart:plot-area chart:style-name="ch5" table:cell-range-address="Sheet1.A2:Sheet1.D297 Sheet1.B1:Sheet1.D1 Sheet1.E1:Sheet1.E297" chart:data-source-has-labels="row" svg:x="1.723cm" svg:y="2.411cm" svg:width="27.458cm" svg:height="10.849cm">
          <chartooo:coordinate-region svg:x="2.159cm" svg:y="2.61cm" svg:width="26.651cm" svg:height="10.003cm"/>
          <chart:axis chart:dimension="x" chart:name="primary-x" chart:style-name="ch6">
            <chart:title svg:x="15.13cm" svg:y="13.554cm" chart:style-name="ch7">
              <text:p>t (s)</text:p>
            </chart:title>
          </chart:axis>
          <chart:axis chart:dimension="y" chart:name="primary-y" chart:style-name="ch6">
            <chart:title svg:x="0.45cm" svg:y="8.461cm" chart:style-name="ch8">
              <text:p>erro (m)</text:p>
            </chart:title>
            <chart:grid chart:style-name="ch9" chart:class="major"/>
          </chart:axis>
          <chart:series chart:style-name="ch10" chart:values-cell-range-address="Sheet1.B2:Sheet1.B297" chart:label-cell-address="Sheet1.B1:Sheet1.B1" chart:class="chart:scatter">
            <chart:domain table:cell-range-address="Sheet1.A2:Sheet1.A297"/>
            <chart:data-point chart:repeated="296"/>
          </chart:series>
          <chart:series chart:style-name="ch11" chart:values-cell-range-address="Sheet1.E2:Sheet1.E297" chart:label-cell-address="Sheet1.E1:Sheet1.E1" chart:class="chart:scatter">
            <chart:data-point chart:repeated="296"/>
          </chart:series>
          <chart:series chart:style-name="ch12" chart:values-cell-range-address="Sheet1.C2:Sheet1.C297" chart:label-cell-address="Sheet1.C1:Sheet1.C1" chart:class="chart:scatter">
            <chart:data-point chart:repeated="296"/>
          </chart:series>
          <chart:series chart:style-name="ch13" chart:values-cell-range-address="Sheet1.D2:Sheet1.D297" chart:label-cell-address="Sheet1.D1:Sheet1.D1" chart:class="chart:scatter">
            <chart:data-point chart:repeated="2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stimador Discreto</text:p>
                <draw:g>
                  <svg:desc>Sheet1.B1:Sheet1.B1</svg:desc>
                </draw:g>
              </table:table-cell>
              <table:table-cell office:value-type="string">
                <text:p>Clustering</text:p>
                <draw:g>
                  <svg:desc>Sheet1.E1:Sheet1.E1</svg:desc>
                </draw:g>
              </table:table-cell>
              <table:table-cell office:value-type="string">
                <text:p>Centro de Massa</text:p>
                <draw:g>
                  <svg:desc>Sheet1.C1:Sheet1.C1</svg:desc>
                </draw:g>
              </table:table-cell>
              <table:table-cell office:value-type="string">
                <text:p>Média Espaço-Tempora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4224063402">
                <text:p>20.024224063402</text:p>
                <draw:g>
                  <svg:desc>Sheet1.A2:Sheet1.A297</svg:desc>
                </draw:g>
              </table:table-cell>
              <table:table-cell office:value-type="float" office:value="1">
                <text:p>1</text:p>
                <draw:g>
                  <svg:desc>Sheet1.B2:Sheet1.B297</svg:desc>
                </draw:g>
              </table:table-cell>
              <table:table-cell office:value-type="float" office:value="4.44369">
                <text:p>4.44369</text:p>
                <draw:g>
                  <svg:desc>Sheet1.E2:Sheet1.E297</svg:desc>
                </draw:g>
              </table:table-cell>
              <table:table-cell office:value-type="float" office:value="4.27193">
                <text:p>4.27193</text:p>
                <draw:g>
                  <svg:desc>Sheet1.C2:Sheet1.C297</svg:desc>
                </draw:g>
              </table:table-cell>
              <table:table-cell office:value-type="float" office:value="4.27193">
                <text:p>4.27193</text:p>
                <draw:g>
                  <svg:desc>Sheet1.D2:Sheet1.D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13040021134">
                <text:p>40.013040021134</text:p>
              </table:table-cell>
              <table:table-cell office:value-type="float" office:value="2.23607">
                <text:p>2.23607</text:p>
              </table:table-cell>
              <table:table-cell office:value-type="float" office:value="4.45913">
                <text:p>4.45913</text:p>
              </table:table-cell>
              <table:table-cell office:value-type="float" office:value="1.79452">
                <text:p>1.79452</text:p>
              </table:table-cell>
              <table:table-cell office:value-type="float" office:value="1.50001">
                <text:p>1.5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2400021134">
                <text:p>60.012400021134</text:p>
              </table:table-cell>
              <table:table-cell office:value-type="float" office:value="1">
                <text:p>1</text:p>
              </table:table-cell>
              <table:table-cell office:value-type="float" office:value="4.45392">
                <text:p>4.45392</text:p>
              </table:table-cell>
              <table:table-cell office:value-type="float" office:value="4.25427">
                <text:p>4.25427</text:p>
              </table:table-cell>
              <table:table-cell office:value-type="float" office:value="2.38344">
                <text:p>2.38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10208021134">
                <text:p>80.010208021134</text:p>
              </table:table-cell>
              <table:table-cell office:value-type="float" office:value="1">
                <text:p>1</text:p>
              </table:table-cell>
              <table:table-cell office:value-type="float" office:value="4.45169">
                <text:p>4.45169</text:p>
              </table:table-cell>
              <table:table-cell office:value-type="float" office:value="4.27118">
                <text:p>4.27118</text:p>
              </table:table-cell>
              <table:table-cell office:value-type="float" office:value="2.84757">
                <text:p>2.84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160021134">
                <text:p>100.012160021134</text:p>
              </table:table-cell>
              <table:table-cell office:value-type="float" office:value="1">
                <text:p>1</text:p>
              </table:table-cell>
              <table:table-cell office:value-type="float" office:value="4.44874">
                <text:p>4.44874</text:p>
              </table:table-cell>
              <table:table-cell office:value-type="float" office:value="4.2484">
                <text:p>4.2484</text:p>
              </table:table-cell>
              <table:table-cell office:value-type="float" office:value="3.1257">
                <text:p>3.1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012160019169">
                <text:p>120.01216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8856">
                <text:p>5.98856</text:p>
              </table:table-cell>
              <table:table-cell office:value-type="float" office:value="5.98634">
                <text:p>5.98634</text:p>
              </table:table-cell>
              <table:table-cell office:value-type="float" office:value="5.17753">
                <text:p>5.17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013360019169">
                <text:p>140.01336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8856">
                <text:p>5.98856</text:p>
              </table:table-cell>
              <table:table-cell office:value-type="float" office:value="5.98332">
                <text:p>5.98332</text:p>
              </table:table-cell>
              <table:table-cell office:value-type="float" office:value="5.29058">
                <text:p>5.29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013728019169">
                <text:p>160.013728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8915">
                <text:p>5.98915</text:p>
              </table:table-cell>
              <table:table-cell office:value-type="float" office:value="6.82887">
                <text:p>6.82887</text:p>
              </table:table-cell>
              <table:table-cell office:value-type="float" office:value="5.42369">
                <text:p>5.42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013040019169">
                <text:p>180.01304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8962">
                <text:p>5.98962</text:p>
              </table:table-cell>
              <table:table-cell office:value-type="float" office:value="6.80481">
                <text:p>6.80481</text:p>
              </table:table-cell>
              <table:table-cell office:value-type="float" office:value="5.54002">
                <text:p>5.54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012720019169">
                <text:p>200.01272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8996">
                <text:p>5.98996</text:p>
              </table:table-cell>
              <table:table-cell office:value-type="float" office:value="6.70975">
                <text:p>6.70975</text:p>
              </table:table-cell>
              <table:table-cell office:value-type="float" office:value="5.63614">
                <text:p>5.63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009888019169">
                <text:p>220.009888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245">
                <text:p>5.99245</text:p>
              </table:table-cell>
              <table:table-cell office:value-type="float" office:value="6.66738">
                <text:p>6.66738</text:p>
              </table:table-cell>
              <table:table-cell office:value-type="float" office:value="5.70915">
                <text:p>5.70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011200019169">
                <text:p>240.01120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25">
                <text:p>5.9925</text:p>
              </table:table-cell>
              <table:table-cell office:value-type="float" office:value="6.75856">
                <text:p>6.75856</text:p>
              </table:table-cell>
              <table:table-cell office:value-type="float" office:value="6.19195">
                <text:p>6.19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008928019169">
                <text:p>260.008928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247">
                <text:p>5.99247</text:p>
              </table:table-cell>
              <table:table-cell office:value-type="float" office:value="5.98997">
                <text:p>5.98997</text:p>
              </table:table-cell>
              <table:table-cell office:value-type="float" office:value="6.19675">
                <text:p>6.19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013040019169">
                <text:p>280.01304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247">
                <text:p>5.99247</text:p>
              </table:table-cell>
              <table:table-cell office:value-type="float" office:value="5.99041">
                <text:p>5.99041</text:p>
              </table:table-cell>
              <table:table-cell office:value-type="float" office:value="6.2031">
                <text:p>6.2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013680019169">
                <text:p>300.01368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306">
                <text:p>5.99306</text:p>
              </table:table-cell>
              <table:table-cell office:value-type="float" office:value="6.64576">
                <text:p>6.64576</text:p>
              </table:table-cell>
              <table:table-cell office:value-type="float" office:value="6.28089">
                <text:p>6.28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.011440019169">
                <text:p>320.01144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366">
                <text:p>5.99366</text:p>
              </table:table-cell>
              <table:table-cell office:value-type="float" office:value="5.99026">
                <text:p>5.99026</text:p>
              </table:table-cell>
              <table:table-cell office:value-type="float" office:value="6.30031">
                <text:p>6.30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.011200019169">
                <text:p>340.01120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658">
                <text:p>5.99658</text:p>
              </table:table-cell>
              <table:table-cell office:value-type="float" office:value="6.67008">
                <text:p>6.67008</text:p>
              </table:table-cell>
              <table:table-cell office:value-type="float" office:value="6.39239">
                <text:p>6.39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009888019169">
                <text:p>360.009888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607">
                <text:p>5.99607</text:p>
              </table:table-cell>
              <table:table-cell office:value-type="float" office:value="5.98857">
                <text:p>5.98857</text:p>
              </table:table-cell>
              <table:table-cell office:value-type="float" office:value="6.29336">
                <text:p>6.29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.011440019169">
                <text:p>380.011440019169</text:p>
              </table:table-cell>
              <table:table-cell office:value-type="float" office:value="5.70197">
                <text:p>5.70197</text:p>
              </table:table-cell>
              <table:table-cell office:value-type="float" office:value="5.99605">
                <text:p>5.99605</text:p>
              </table:table-cell>
              <table:table-cell office:value-type="float" office:value="6.78108">
                <text:p>6.78108</text:p>
              </table:table-cell>
              <table:table-cell office:value-type="float" office:value="6.2918">
                <text:p>6.2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012480019169">
                <text:p>400.012480019169</text:p>
              </table:table-cell>
              <table:table-cell office:value-type="float" office:value="1.88481">
                <text:p>1.88481</text:p>
              </table:table-cell>
              <table:table-cell office:value-type="float" office:value="5.99548">
                <text:p>5.99548</text:p>
              </table:table-cell>
              <table:table-cell office:value-type="float" office:value="5.98313">
                <text:p>5.98313</text:p>
              </table:table-cell>
              <table:table-cell office:value-type="float" office:value="6.20912">
                <text:p>6.20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011760036042">
                <text:p>420.011760036042</text:p>
              </table:table-cell>
              <table:table-cell office:value-type="float" office:value="5.10768">
                <text:p>5.10768</text:p>
              </table:table-cell>
              <table:table-cell office:value-type="float" office:value="5.93882">
                <text:p>5.93882</text:p>
              </table:table-cell>
              <table:table-cell office:value-type="float" office:value="5.86536">
                <text:p>5.86536</text:p>
              </table:table-cell>
              <table:table-cell office:value-type="float" office:value="4.26052">
                <text:p>4.26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060144133437">
                <text:p>440.060144133437</text:p>
              </table:table-cell>
              <table:table-cell office:value-type="float" office:value="3.10619">
                <text:p>3.10619</text:p>
              </table:table-cell>
              <table:table-cell office:value-type="float" office:value="5.55142">
                <text:p>5.55142</text:p>
              </table:table-cell>
              <table:table-cell office:value-type="float" office:value="2.1041">
                <text:p>2.1041</text:p>
              </table:table-cell>
              <table:table-cell office:value-type="float" office:value="4.20469">
                <text:p>4.204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008928024061">
                <text:p>460.00892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5.17255">
                <text:p>5.17255</text:p>
              </table:table-cell>
              <table:table-cell office:value-type="float" office:value="2.10437">
                <text:p>2.10437</text:p>
              </table:table-cell>
              <table:table-cell office:value-type="float" office:value="3.8858">
                <text:p>3.8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.012080024061">
                <text:p>480.01208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4.79337">
                <text:p>4.79337</text:p>
              </table:table-cell>
              <table:table-cell office:value-type="float" office:value="2.10142">
                <text:p>2.10142</text:p>
              </table:table-cell>
              <table:table-cell office:value-type="float" office:value="3.56811">
                <text:p>3.56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014640024061">
                <text:p>500.01464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4.40801">
                <text:p>4.40801</text:p>
              </table:table-cell>
              <table:table-cell office:value-type="float" office:value="2.10227">
                <text:p>2.10227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.010800024061">
                <text:p>520.01080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4.03132">
                <text:p>4.03132</text:p>
              </table:table-cell>
              <table:table-cell office:value-type="float" office:value="2.10673">
                <text:p>2.10673</text:p>
              </table:table-cell>
              <table:table-cell office:value-type="float" office:value="3.18128">
                <text:p>3.18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.012160024061">
                <text:p>540.01216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3.61558">
                <text:p>3.61558</text:p>
              </table:table-cell>
              <table:table-cell office:value-type="float" office:value="2.10324">
                <text:p>2.10324</text:p>
              </table:table-cell>
              <table:table-cell office:value-type="float" office:value="3.12234">
                <text:p>3.12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.012080024061">
                <text:p>560.01208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3.24009">
                <text:p>3.24009</text:p>
              </table:table-cell>
              <table:table-cell office:value-type="float" office:value="2.10212">
                <text:p>2.10212</text:p>
              </table:table-cell>
              <table:table-cell office:value-type="float" office:value="2.80949">
                <text:p>2.80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.011520024061">
                <text:p>580.01152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2.86107">
                <text:p>2.86107</text:p>
              </table:table-cell>
              <table:table-cell office:value-type="float" office:value="2.11017">
                <text:p>2.11017</text:p>
              </table:table-cell>
              <table:table-cell office:value-type="float" office:value="2.78533">
                <text:p>2.785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.010560024061">
                <text:p>620.01056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2.49328">
                <text:p>2.49328</text:p>
              </table:table-cell>
              <table:table-cell office:value-type="float" office:value="2.10286">
                <text:p>2.10286</text:p>
              </table:table-cell>
              <table:table-cell office:value-type="float" office:value="2.46848">
                <text:p>2.46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.041760103099">
                <text:p>640.041760103099</text:p>
              </table:table-cell>
              <table:table-cell office:value-type="float" office:value="3.10619">
                <text:p>3.10619</text:p>
              </table:table-cell>
              <table:table-cell office:value-type="float" office:value="1.97007">
                <text:p>1.97007</text:p>
              </table:table-cell>
              <table:table-cell office:value-type="float" office:value="2.10391">
                <text:p>2.10391</text:p>
              </table:table-cell>
              <table:table-cell office:value-type="float" office:value="2.10411">
                <text:p>2.104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009600024061">
                <text:p>660.00960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028">
                <text:p>1.97028</text:p>
              </table:table-cell>
              <table:table-cell office:value-type="float" office:value="2.10605">
                <text:p>2.10605</text:p>
              </table:table-cell>
              <table:table-cell office:value-type="float" office:value="2.1043">
                <text:p>2.1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.014912024061">
                <text:p>680.014912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056">
                <text:p>1.97056</text:p>
              </table:table-cell>
              <table:table-cell office:value-type="float" office:value="2.10713">
                <text:p>2.10713</text:p>
              </table:table-cell>
              <table:table-cell office:value-type="float" office:value="2.10458">
                <text:p>2.10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087">
                <text:p>1.97087</text:p>
              </table:table-cell>
              <table:table-cell office:value-type="float" office:value="2.10446">
                <text:p>2.10446</text:p>
              </table:table-cell>
              <table:table-cell office:value-type="float" office:value="2.10488">
                <text:p>2.10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137">
                <text:p>1.97137</text:p>
              </table:table-cell>
              <table:table-cell office:value-type="float" office:value="2.10703">
                <text:p>2.10703</text:p>
              </table:table-cell>
              <table:table-cell office:value-type="float" office:value="2.10536">
                <text:p>2.10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.012080024061">
                <text:p>740.01208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117">
                <text:p>1.97117</text:p>
              </table:table-cell>
              <table:table-cell office:value-type="float" office:value="2.10486">
                <text:p>2.10486</text:p>
              </table:table-cell>
              <table:table-cell office:value-type="float" office:value="2.10518">
                <text:p>2.10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.016640024061">
                <text:p>760.01664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143">
                <text:p>1.97143</text:p>
              </table:table-cell>
              <table:table-cell office:value-type="float" office:value="2.10568">
                <text:p>2.10568</text:p>
              </table:table-cell>
              <table:table-cell office:value-type="float" office:value="2.10542">
                <text:p>2.10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.012480024061">
                <text:p>780.01248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97131">
                <text:p>1.97131</text:p>
              </table:table-cell>
              <table:table-cell office:value-type="float" office:value="2.10099">
                <text:p>2.10099</text:p>
              </table:table-cell>
              <table:table-cell office:value-type="float" office:value="2.10531">
                <text:p>2.10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.010560041164">
                <text:p>800.010560041164</text:p>
              </table:table-cell>
              <table:table-cell office:value-type="float" office:value="3.10619">
                <text:p>3.10619</text:p>
              </table:table-cell>
              <table:table-cell office:value-type="float" office:value="1.83713">
                <text:p>1.83713</text:p>
              </table:table-cell>
              <table:table-cell office:value-type="float" office:value="2.10454">
                <text:p>2.10454</text:p>
              </table:table-cell>
              <table:table-cell office:value-type="float" office:value="2.10475">
                <text:p>2.10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.013680041164">
                <text:p>820.013680041164</text:p>
              </table:table-cell>
              <table:table-cell office:value-type="float" office:value="3.10619">
                <text:p>3.10619</text:p>
              </table:table-cell>
              <table:table-cell office:value-type="float" office:value="1.70499">
                <text:p>1.70499</text:p>
              </table:table-cell>
              <table:table-cell office:value-type="float" office:value="2.10952">
                <text:p>2.10952</text:p>
              </table:table-cell>
              <table:table-cell office:value-type="float" office:value="2.10541">
                <text:p>2.105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.013760041164">
                <text:p>840.013760041164</text:p>
              </table:table-cell>
              <table:table-cell office:value-type="float" office:value="3.10619">
                <text:p>3.10619</text:p>
              </table:table-cell>
              <table:table-cell office:value-type="float" office:value="1.73937">
                <text:p>1.73937</text:p>
              </table:table-cell>
              <table:table-cell office:value-type="float" office:value="2.10901">
                <text:p>2.10901</text:p>
              </table:table-cell>
              <table:table-cell office:value-type="float" office:value="2.10592">
                <text:p>2.10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.013360024061">
                <text:p>860.01336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73949">
                <text:p>1.73949</text:p>
              </table:table-cell>
              <table:table-cell office:value-type="float" office:value="2.10745">
                <text:p>2.10745</text:p>
              </table:table-cell>
              <table:table-cell office:value-type="float" office:value="2.10606">
                <text:p>2.106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.009888024061">
                <text:p>880.00988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73874">
                <text:p>1.73874</text:p>
              </table:table-cell>
              <table:table-cell office:value-type="float" office:value="2.09846">
                <text:p>2.09846</text:p>
              </table:table-cell>
              <table:table-cell office:value-type="float" office:value="2.10519">
                <text:p>2.10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.010240041164">
                <text:p>900.010240041164</text:p>
              </table:table-cell>
              <table:table-cell office:value-type="float" office:value="3.10619">
                <text:p>3.10619</text:p>
              </table:table-cell>
              <table:table-cell office:value-type="float" office:value="1.60331">
                <text:p>1.60331</text:p>
              </table:table-cell>
              <table:table-cell office:value-type="float" office:value="2.10436">
                <text:p>2.10436</text:p>
              </table:table-cell>
              <table:table-cell office:value-type="float" office:value="2.10518">
                <text:p>2.10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.013728024061">
                <text:p>920.01372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60336">
                <text:p>1.60336</text:p>
              </table:table-cell>
              <table:table-cell office:value-type="float" office:value="2.10757">
                <text:p>2.10757</text:p>
              </table:table-cell>
              <table:table-cell office:value-type="float" office:value="2.10523">
                <text:p>2.10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011760024061">
                <text:p>940.01176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60326">
                <text:p>1.60326</text:p>
              </table:table-cell>
              <table:table-cell office:value-type="float" office:value="2.10374">
                <text:p>2.10374</text:p>
              </table:table-cell>
              <table:table-cell office:value-type="float" office:value="2.10512">
                <text:p>2.10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.009248024061">
                <text:p>960.009248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60334">
                <text:p>1.60334</text:p>
              </table:table-cell>
              <table:table-cell office:value-type="float" office:value="2.1066">
                <text:p>2.1066</text:p>
              </table:table-cell>
              <table:table-cell office:value-type="float" office:value="2.10521">
                <text:p>2.105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009600024061">
                <text:p>980.009600024061</text:p>
              </table:table-cell>
              <table:table-cell office:value-type="float" office:value="3.10619">
                <text:p>3.10619</text:p>
              </table:table-cell>
              <table:table-cell office:value-type="float" office:value="1.60345">
                <text:p>1.60345</text:p>
              </table:table-cell>
              <table:table-cell office:value-type="float" office:value="2.10226">
                <text:p>2.10226</text:p>
              </table:table-cell>
              <table:table-cell office:value-type="float" office:value="2.10534">
                <text:p>2.10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.01664002406">
                <text:p>1000.01664002406</text:p>
              </table:table-cell>
              <table:table-cell office:value-type="float" office:value="3.10619">
                <text:p>3.10619</text:p>
              </table:table-cell>
              <table:table-cell office:value-type="float" office:value="1.73871">
                <text:p>1.73871</text:p>
              </table:table-cell>
              <table:table-cell office:value-type="float" office:value="2.10447">
                <text:p>2.10447</text:p>
              </table:table-cell>
              <table:table-cell office:value-type="float" office:value="2.10533">
                <text:p>2.105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01280002056">
                <text:p>1020.01280002056</text:p>
              </table:table-cell>
              <table:table-cell office:value-type="float" office:value="6.06664">
                <text:p>6.06664</text:p>
              </table:table-cell>
              <table:table-cell office:value-type="float" office:value="2.65882">
                <text:p>2.65882</text:p>
              </table:table-cell>
              <table:table-cell office:value-type="float" office:value="6.40215">
                <text:p>6.40215</text:p>
              </table:table-cell>
              <table:table-cell office:value-type="float" office:value="2.70207">
                <text:p>2.70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.00960002582">
                <text:p>1040.00960002582</text:p>
              </table:table-cell>
              <table:table-cell office:value-type="float" office:value="4.15289">
                <text:p>4.15289</text:p>
              </table:table-cell>
              <table:table-cell office:value-type="float" office:value="3.95792">
                <text:p>3.95792</text:p>
              </table:table-cell>
              <table:table-cell office:value-type="float" office:value="2.04015">
                <text:p>2.04015</text:p>
              </table:table-cell>
              <table:table-cell office:value-type="float" office:value="4.31358">
                <text:p>4.31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0.01208002582">
                <text:p>1060.0120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3.62987">
                <text:p>3.62987</text:p>
              </table:table-cell>
              <table:table-cell office:value-type="float" office:value="1.83322">
                <text:p>1.83322</text:p>
              </table:table-cell>
              <table:table-cell office:value-type="float" office:value="3.98411">
                <text:p>3.98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.01056002582">
                <text:p>1080.0105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3.31387">
                <text:p>3.31387</text:p>
              </table:table-cell>
              <table:table-cell office:value-type="float" office:value="2.02696">
                <text:p>2.02696</text:p>
              </table:table-cell>
              <table:table-cell office:value-type="float" office:value="3.70775">
                <text:p>3.70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.01088002582">
                <text:p>1100.0108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89762">
                <text:p>2.89762</text:p>
              </table:table-cell>
              <table:table-cell office:value-type="float" office:value="1.83293">
                <text:p>1.83293</text:p>
              </table:table-cell>
              <table:table-cell office:value-type="float" office:value="3.40146">
                <text:p>3.401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.01024002582">
                <text:p>1120.0102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62788">
                <text:p>2.62788</text:p>
              </table:table-cell>
              <table:table-cell office:value-type="float" office:value="2.02959">
                <text:p>2.02959</text:p>
              </table:table-cell>
              <table:table-cell office:value-type="float" office:value="3.15569">
                <text:p>3.15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0.01052802582">
                <text:p>1140.010528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38762">
                <text:p>2.38762</text:p>
              </table:table-cell>
              <table:table-cell office:value-type="float" office:value="1.83384">
                <text:p>1.83384</text:p>
              </table:table-cell>
              <table:table-cell office:value-type="float" office:value="2.88826">
                <text:p>2.88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.01088002582">
                <text:p>1160.0108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19047">
                <text:p>2.19047</text:p>
              </table:table-cell>
              <table:table-cell office:value-type="float" office:value="2.02265">
                <text:p>2.02265</text:p>
              </table:table-cell>
              <table:table-cell office:value-type="float" office:value="2.6875">
                <text:p>2.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.00860802582">
                <text:p>1180.00860802582</text:p>
              </table:table-cell>
              <table:table-cell office:value-type="float" office:value="4.15289">
                <text:p>4.15289</text:p>
              </table:table-cell>
              <table:table-cell office:value-type="float" office:value="2.04575">
                <text:p>2.04575</text:p>
              </table:table-cell>
              <table:table-cell office:value-type="float" office:value="2.02716">
                <text:p>2.02716</text:p>
              </table:table-cell>
              <table:table-cell office:value-type="float" office:value="2.51765">
                <text:p>2.51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.00896002582">
                <text:p>1200.0089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96765">
                <text:p>1.96765</text:p>
              </table:table-cell>
              <table:table-cell office:value-type="float" office:value="2.04053">
                <text:p>2.04053</text:p>
              </table:table-cell>
              <table:table-cell office:value-type="float" office:value="2.3878">
                <text:p>2.38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0.01080002582">
                <text:p>1220.01080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795">
                <text:p>1.83795</text:p>
              </table:table-cell>
              <table:table-cell office:value-type="float" office:value="2.07677">
                <text:p>2.07677</text:p>
              </table:table-cell>
              <table:table-cell office:value-type="float" office:value="1.96673">
                <text:p>1.966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781">
                <text:p>1.83781</text:p>
              </table:table-cell>
              <table:table-cell office:value-type="float" office:value="2.03723">
                <text:p>2.03723</text:p>
              </table:table-cell>
              <table:table-cell office:value-type="float" office:value="1.96647">
                <text:p>1.96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0.01276802582">
                <text:p>1260.01276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36">
                <text:p>1.83836</text:p>
              </table:table-cell>
              <table:table-cell office:value-type="float" office:value="2.02777">
                <text:p>2.02777</text:p>
              </table:table-cell>
              <table:table-cell office:value-type="float" office:value="1.98832">
                <text:p>1.988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0.00992002582">
                <text:p>1280.0099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96">
                <text:p>1.83896</text:p>
              </table:table-cell>
              <table:table-cell office:value-type="float" office:value="2.0505">
                <text:p>2.0505</text:p>
              </table:table-cell>
              <table:table-cell office:value-type="float" office:value="1.99052">
                <text:p>1.99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.01088002582">
                <text:p>1300.0108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924">
                <text:p>1.83924</text:p>
              </table:table-cell>
              <table:table-cell office:value-type="float" office:value="2.01754">
                <text:p>2.01754</text:p>
              </table:table-cell>
              <table:table-cell office:value-type="float" office:value="2.01226">
                <text:p>2.012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.01304002582">
                <text:p>1320.0130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92">
                <text:p>1.83892</text:p>
              </table:table-cell>
              <table:table-cell office:value-type="float" office:value="1.83479">
                <text:p>1.83479</text:p>
              </table:table-cell>
              <table:table-cell office:value-type="float" office:value="1.98965">
                <text:p>1.989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0.00896002582">
                <text:p>1340.0089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908">
                <text:p>1.83908</text:p>
              </table:table-cell>
              <table:table-cell office:value-type="float" office:value="2.01777">
                <text:p>2.01777</text:p>
              </table:table-cell>
              <table:table-cell office:value-type="float" office:value="2.01125">
                <text:p>2.01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0.01216002582">
                <text:p>1360.0121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79">
                <text:p>1.83879</text:p>
              </table:table-cell>
              <table:table-cell office:value-type="float" office:value="1.83441">
                <text:p>1.83441</text:p>
              </table:table-cell>
              <table:table-cell office:value-type="float" office:value="1.98927">
                <text:p>1.98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.01112002582">
                <text:p>1380.0111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76">
                <text:p>1.83876</text:p>
              </table:table-cell>
              <table:table-cell office:value-type="float" office:value="2.01824">
                <text:p>2.01824</text:p>
              </table:table-cell>
              <table:table-cell office:value-type="float" office:value="1.98842">
                <text:p>1.98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.01088002582">
                <text:p>1400.0108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823">
                <text:p>1.83823</text:p>
              </table:table-cell>
              <table:table-cell office:value-type="float" office:value="2.02097">
                <text:p>2.02097</text:p>
              </table:table-cell>
              <table:table-cell office:value-type="float" office:value="1.98658">
                <text:p>1.98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0.01120002582">
                <text:p>1420.01120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735">
                <text:p>1.83735</text:p>
              </table:table-cell>
              <table:table-cell office:value-type="float" office:value="2.03322">
                <text:p>2.03322</text:p>
              </table:table-cell>
              <table:table-cell office:value-type="float" office:value="1.98263">
                <text:p>1.982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.01404802582">
                <text:p>1440.01404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77">
                <text:p>1.83677</text:p>
              </table:table-cell>
              <table:table-cell office:value-type="float" office:value="1.83439">
                <text:p>1.83439</text:p>
              </table:table-cell>
              <table:table-cell office:value-type="float" office:value="1.96029">
                <text:p>1.960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.01336002582">
                <text:p>1460.0133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99">
                <text:p>1.83699</text:p>
              </table:table-cell>
              <table:table-cell office:value-type="float" office:value="2.04176">
                <text:p>2.04176</text:p>
              </table:table-cell>
              <table:table-cell office:value-type="float" office:value="1.96154">
                <text:p>1.961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.00924802582">
                <text:p>1480.00924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82">
                <text:p>1.83582</text:p>
              </table:table-cell>
              <table:table-cell office:value-type="float" office:value="1.83189">
                <text:p>1.83189</text:p>
              </table:table-cell>
              <table:table-cell office:value-type="float" office:value="1.93856">
                <text:p>1.93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.01272002582">
                <text:p>1500.0127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97">
                <text:p>1.83597</text:p>
              </table:table-cell>
              <table:table-cell office:value-type="float" office:value="2.02377">
                <text:p>2.02377</text:p>
              </table:table-cell>
              <table:table-cell office:value-type="float" office:value="1.9391">
                <text:p>1.9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15">
                <text:p>1.83615</text:p>
              </table:table-cell>
              <table:table-cell office:value-type="float" office:value="2.025">
                <text:p>2.025</text:p>
              </table:table-cell>
              <table:table-cell office:value-type="float" office:value="1.95943">
                <text:p>1.959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.01144002582">
                <text:p>1540.0114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42">
                <text:p>1.83642</text:p>
              </table:table-cell>
              <table:table-cell office:value-type="float" office:value="2.02986">
                <text:p>2.02986</text:p>
              </table:table-cell>
              <table:table-cell office:value-type="float" office:value="1.96052">
                <text:p>1.96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0.00928002582">
                <text:p>1560.0092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44">
                <text:p>1.83644</text:p>
              </table:table-cell>
              <table:table-cell office:value-type="float" office:value="2.01445">
                <text:p>2.01445</text:p>
              </table:table-cell>
              <table:table-cell office:value-type="float" office:value="1.98073">
                <text:p>1.980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.01304002582">
                <text:p>1580.0130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3">
                <text:p>1.8363</text:p>
              </table:table-cell>
              <table:table-cell office:value-type="float" office:value="1.83483">
                <text:p>1.83483</text:p>
              </table:table-cell>
              <table:table-cell office:value-type="float" office:value="1.96024">
                <text:p>1.96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.01531202582">
                <text:p>1600.015312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704">
                <text:p>1.83704</text:p>
              </table:table-cell>
              <table:table-cell office:value-type="float" office:value="2.04896">
                <text:p>2.04896</text:p>
              </table:table-cell>
              <table:table-cell office:value-type="float" office:value="1.96274">
                <text:p>1.96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0.01907202582">
                <text:p>1620.019072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3">
                <text:p>1.8363</text:p>
              </table:table-cell>
              <table:table-cell office:value-type="float" office:value="1.83144">
                <text:p>1.83144</text:p>
              </table:table-cell>
              <table:table-cell office:value-type="float" office:value="1.94111">
                <text:p>1.941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0.01404802582">
                <text:p>1640.01404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633">
                <text:p>1.83633</text:p>
              </table:table-cell>
              <table:table-cell office:value-type="float" office:value="2.01546">
                <text:p>2.01546</text:p>
              </table:table-cell>
              <table:table-cell office:value-type="float" office:value="1.96071">
                <text:p>1.960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0.01272002582">
                <text:p>1660.0127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28">
                <text:p>1.83528</text:p>
              </table:table-cell>
              <table:table-cell office:value-type="float" office:value="1.83045">
                <text:p>1.83045</text:p>
              </table:table-cell>
              <table:table-cell office:value-type="float" office:value="1.93829">
                <text:p>1.93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0.01152002582">
                <text:p>1680.0115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42">
                <text:p>1.83542</text:p>
              </table:table-cell>
              <table:table-cell office:value-type="float" office:value="1.83327">
                <text:p>1.83327</text:p>
              </table:table-cell>
              <table:table-cell office:value-type="float" office:value="1.93848">
                <text:p>1.93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.01016002582">
                <text:p>1700.0101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28">
                <text:p>1.83528</text:p>
              </table:table-cell>
              <table:table-cell office:value-type="float" office:value="2.01833">
                <text:p>2.01833</text:p>
              </table:table-cell>
              <table:table-cell office:value-type="float" office:value="1.93801">
                <text:p>1.938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0.01184002582">
                <text:p>1720.0118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06">
                <text:p>1.83506</text:p>
              </table:table-cell>
              <table:table-cell office:value-type="float" office:value="1.83442">
                <text:p>1.83442</text:p>
              </table:table-cell>
              <table:table-cell office:value-type="float" office:value="1.91847">
                <text:p>1.918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0.01144002582">
                <text:p>1740.01144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77">
                <text:p>1.83477</text:p>
              </table:table-cell>
              <table:table-cell office:value-type="float" office:value="2.01676">
                <text:p>2.01676</text:p>
              </table:table-cell>
              <table:table-cell office:value-type="float" office:value="1.91738">
                <text:p>1.91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0.01152002582">
                <text:p>1760.01152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65">
                <text:p>1.83465</text:p>
              </table:table-cell>
              <table:table-cell office:value-type="float" office:value="1.83343">
                <text:p>1.83343</text:p>
              </table:table-cell>
              <table:table-cell office:value-type="float" office:value="1.89945">
                <text:p>1.89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0.01555202582">
                <text:p>1780.015552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89">
                <text:p>1.83489</text:p>
              </table:table-cell>
              <table:table-cell office:value-type="float" office:value="2.02481">
                <text:p>2.02481</text:p>
              </table:table-cell>
              <table:table-cell office:value-type="float" office:value="1.91807">
                <text:p>1.91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.01176002582">
                <text:p>1800.01176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53">
                <text:p>1.83453</text:p>
              </table:table-cell>
              <table:table-cell office:value-type="float" office:value="2.03186">
                <text:p>2.03186</text:p>
              </table:table-cell>
              <table:table-cell office:value-type="float" office:value="1.91668">
                <text:p>1.916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0.01660802582">
                <text:p>1820.01660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477">
                <text:p>1.83477</text:p>
              </table:table-cell>
              <table:table-cell office:value-type="float" office:value="1.83377">
                <text:p>1.83377</text:p>
              </table:table-cell>
              <table:table-cell office:value-type="float" office:value="1.91698">
                <text:p>1.916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.04998411774">
                <text:p>1840.04998411774</text:p>
              </table:table-cell>
              <table:table-cell office:value-type="float" office:value="4.15289">
                <text:p>4.15289</text:p>
              </table:table-cell>
              <table:table-cell office:value-type="float" office:value="1.83482">
                <text:p>1.83482</text:p>
              </table:table-cell>
              <table:table-cell office:value-type="float" office:value="2.01672">
                <text:p>2.01672</text:p>
              </table:table-cell>
              <table:table-cell office:value-type="float" office:value="1.91709">
                <text:p>1.917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.00860802582">
                <text:p>1860.00860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38">
                <text:p>1.83538</text:p>
              </table:table-cell>
              <table:table-cell office:value-type="float" office:value="2.0232">
                <text:p>2.0232</text:p>
              </table:table-cell>
              <table:table-cell office:value-type="float" office:value="1.93695">
                <text:p>1.93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80.01148802582">
                <text:p>1880.01148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34">
                <text:p>1.83534</text:p>
              </table:table-cell>
              <table:table-cell office:value-type="float" office:value="1.83289">
                <text:p>1.83289</text:p>
              </table:table-cell>
              <table:table-cell office:value-type="float" office:value="1.9369">
                <text:p>1.9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.00860802582">
                <text:p>1900.008608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35">
                <text:p>1.83535</text:p>
              </table:table-cell>
              <table:table-cell office:value-type="float" office:value="2.02113">
                <text:p>2.02113</text:p>
              </table:table-cell>
              <table:table-cell office:value-type="float" office:value="1.93714">
                <text:p>1.937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.00928002582">
                <text:p>1920.00928002582</text:p>
              </table:table-cell>
              <table:table-cell office:value-type="float" office:value="4.15289">
                <text:p>4.15289</text:p>
              </table:table-cell>
              <table:table-cell office:value-type="float" office:value="1.83553">
                <text:p>1.83553</text:p>
              </table:table-cell>
              <table:table-cell office:value-type="float" office:value="2.0225">
                <text:p>2.0225</text:p>
              </table:table-cell>
              <table:table-cell office:value-type="float" office:value="1.95722">
                <text:p>1.95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0.01208002183">
                <text:p>1940.01208002183</text:p>
              </table:table-cell>
              <table:table-cell office:value-type="float" office:value="3.5766">
                <text:p>3.5766</text:p>
              </table:table-cell>
              <table:table-cell office:value-type="float" office:value="4.15354">
                <text:p>4.15354</text:p>
              </table:table-cell>
              <table:table-cell office:value-type="float" office:value="4.34901">
                <text:p>4.34901</text:p>
              </table:table-cell>
              <table:table-cell office:value-type="float" office:value="4.2705">
                <text:p>4.27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3.5766">
                <text:p>3.5766</text:p>
              </table:table-cell>
              <table:table-cell office:value-type="float" office:value="4.15332">
                <text:p>4.15332</text:p>
              </table:table-cell>
              <table:table-cell office:value-type="float" office:value="4.30858">
                <text:p>4.30858</text:p>
              </table:table-cell>
              <table:table-cell office:value-type="float" office:value="4.28739">
                <text:p>4.28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0.00700802184">
                <text:p>1980.00700802184</text:p>
              </table:table-cell>
              <table:table-cell office:value-type="float" office:value="3.5766">
                <text:p>3.5766</text:p>
              </table:table-cell>
              <table:table-cell office:value-type="float" office:value="4.15399">
                <text:p>4.15399</text:p>
              </table:table-cell>
              <table:table-cell office:value-type="float" office:value="4.3561">
                <text:p>4.3561</text:p>
              </table:table-cell>
              <table:table-cell office:value-type="float" office:value="4.29027">
                <text:p>4.29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.01024002981">
                <text:p>2000.01024002981</text:p>
              </table:table-cell>
              <table:table-cell office:value-type="float" office:value="3.04541">
                <text:p>3.04541</text:p>
              </table:table-cell>
              <table:table-cell office:value-type="float" office:value="5.54436">
                <text:p>5.54436</text:p>
              </table:table-cell>
              <table:table-cell office:value-type="float" office:value="5.19217">
                <text:p>5.19217</text:p>
              </table:table-cell>
              <table:table-cell office:value-type="float" office:value="5.26519">
                <text:p>5.26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0.04347210311">
                <text:p>2020.04347210311</text:p>
              </table:table-cell>
              <table:table-cell office:value-type="float" office:value="3.96227">
                <text:p>3.96227</text:p>
              </table:table-cell>
              <table:table-cell office:value-type="float" office:value="8.56278">
                <text:p>8.56278</text:p>
              </table:table-cell>
              <table:table-cell office:value-type="float" office:value="3.81273">
                <text:p>3.81273</text:p>
              </table:table-cell>
              <table:table-cell office:value-type="float" office:value="8.35934">
                <text:p>8.35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0.0416641381">
                <text:p>2060.0416641381</text:p>
              </table:table-cell>
              <table:table-cell office:value-type="float" office:value="5.14">
                <text:p>5.14</text:p>
              </table:table-cell>
              <table:table-cell office:value-type="float" office:value="7.59855">
                <text:p>7.59855</text:p>
              </table:table-cell>
              <table:table-cell office:value-type="float" office:value="0.99733">
                <text:p>0.99733</text:p>
              </table:table-cell>
              <table:table-cell office:value-type="float" office:value="7.43071">
                <text:p>7.430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0.03379210634">
                <text:p>2080.03379210634</text:p>
              </table:table-cell>
              <table:table-cell office:value-type="float" office:value="5.14">
                <text:p>5.14</text:p>
              </table:table-cell>
              <table:table-cell office:value-type="float" office:value="6.63699">
                <text:p>6.63699</text:p>
              </table:table-cell>
              <table:table-cell office:value-type="float" office:value="0.997139">
                <text:p>0.997139</text:p>
              </table:table-cell>
              <table:table-cell office:value-type="float" office:value="6.50416">
                <text:p>6.50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.01497603782">
                <text:p>210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5.67544">
                <text:p>5.67544</text:p>
              </table:table-cell>
              <table:table-cell office:value-type="float" office:value="0.995965">
                <text:p>0.995965</text:p>
              </table:table-cell>
              <table:table-cell office:value-type="float" office:value="5.53493">
                <text:p>5.534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0.02004803782">
                <text:p>2120.02004803782</text:p>
              </table:table-cell>
              <table:table-cell office:value-type="float" office:value="5.14">
                <text:p>5.14</text:p>
              </table:table-cell>
              <table:table-cell office:value-type="float" office:value="4.71081">
                <text:p>4.71081</text:p>
              </table:table-cell>
              <table:table-cell office:value-type="float" office:value="0.99784">
                <text:p>0.99784</text:p>
              </table:table-cell>
              <table:table-cell office:value-type="float" office:value="4.61093">
                <text:p>4.610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.01617603782">
                <text:p>2140.01617603782</text:p>
              </table:table-cell>
              <table:table-cell office:value-type="float" office:value="5.14">
                <text:p>5.14</text:p>
              </table:table-cell>
              <table:table-cell office:value-type="float" office:value="3.74911">
                <text:p>3.74911</text:p>
              </table:table-cell>
              <table:table-cell office:value-type="float" office:value="0.996555">
                <text:p>0.996555</text:p>
              </table:table-cell>
              <table:table-cell office:value-type="float" office:value="3.6908">
                <text:p>3.69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0.01585603782">
                <text:p>2160.01585603782</text:p>
              </table:table-cell>
              <table:table-cell office:value-type="float" office:value="5.14">
                <text:p>5.14</text:p>
              </table:table-cell>
              <table:table-cell office:value-type="float" office:value="2.78693">
                <text:p>2.78693</text:p>
              </table:table-cell>
              <table:table-cell office:value-type="float" office:value="0.998134">
                <text:p>0.998134</text:p>
              </table:table-cell>
              <table:table-cell office:value-type="float" office:value="2.78247">
                <text:p>2.782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0.01553603782">
                <text:p>218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1.82789">
                <text:p>1.82789</text:p>
              </table:table-cell>
              <table:table-cell office:value-type="float" office:value="0.994654">
                <text:p>0.994654</text:p>
              </table:table-cell>
              <table:table-cell office:value-type="float" office:value="1.88211">
                <text:p>1.88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.01521603782">
                <text:p>2200.01521603782</text:p>
              </table:table-cell>
              <table:table-cell office:value-type="float" office:value="5.14">
                <text:p>5.14</text:p>
              </table:table-cell>
              <table:table-cell office:value-type="float" office:value="0.868726">
                <text:p>0.868726</text:p>
              </table:table-cell>
              <table:table-cell office:value-type="float" office:value="0.996907">
                <text:p>0.996907</text:p>
              </table:table-cell>
              <table:table-cell office:value-type="float" office:value="1.04951">
                <text:p>1.049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0.01590403782">
                <text:p>2220.01590403782</text:p>
              </table:table-cell>
              <table:table-cell office:value-type="float" office:value="5.14">
                <text:p>5.14</text:p>
              </table:table-cell>
              <table:table-cell office:value-type="float" office:value="0.102201">
                <text:p>0.102201</text:p>
              </table:table-cell>
              <table:table-cell office:value-type="float" office:value="0.996027">
                <text:p>0.996027</text:p>
              </table:table-cell>
              <table:table-cell office:value-type="float" office:value="0.603759">
                <text:p>0.603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0.01881603782">
                <text:p>2240.01881603782</text:p>
              </table:table-cell>
              <table:table-cell office:value-type="float" office:value="5.14">
                <text:p>5.14</text:p>
              </table:table-cell>
              <table:table-cell office:value-type="float" office:value="0.4065">
                <text:p>0.4065</text:p>
              </table:table-cell>
              <table:table-cell office:value-type="float" office:value="0.998847">
                <text:p>0.998847</text:p>
              </table:table-cell>
              <table:table-cell office:value-type="float" office:value="0.996937">
                <text:p>0.9969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0.01593603782">
                <text:p>2260.01593603782</text:p>
              </table:table-cell>
              <table:table-cell office:value-type="float" office:value="5.14">
                <text:p>5.14</text:p>
              </table:table-cell>
              <table:table-cell office:value-type="float" office:value="0.389884">
                <text:p>0.389884</text:p>
              </table:table-cell>
              <table:table-cell office:value-type="float" office:value="0.995996">
                <text:p>0.995996</text:p>
              </table:table-cell>
              <table:table-cell office:value-type="float" office:value="0.996803">
                <text:p>0.996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0.01745603782">
                <text:p>228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363496">
                <text:p>0.363496</text:p>
              </table:table-cell>
              <table:table-cell office:value-type="float" office:value="0.995535">
                <text:p>0.995535</text:p>
              </table:table-cell>
              <table:table-cell office:value-type="float" office:value="0.996643">
                <text:p>0.9966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.02486403782">
                <text:p>2300.02486403782</text:p>
              </table:table-cell>
              <table:table-cell office:value-type="float" office:value="5.14">
                <text:p>5.14</text:p>
              </table:table-cell>
              <table:table-cell office:value-type="float" office:value="0.362891">
                <text:p>0.362891</text:p>
              </table:table-cell>
              <table:table-cell office:value-type="float" office:value="0.99648">
                <text:p>0.99648</text:p>
              </table:table-cell>
              <table:table-cell office:value-type="float" office:value="0.996694">
                <text:p>0.9966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0.01841603782">
                <text:p>2320.01841603782</text:p>
              </table:table-cell>
              <table:table-cell office:value-type="float" office:value="5.14">
                <text:p>5.14</text:p>
              </table:table-cell>
              <table:table-cell office:value-type="float" office:value="0.341938">
                <text:p>0.341938</text:p>
              </table:table-cell>
              <table:table-cell office:value-type="float" office:value="0.994756">
                <text:p>0.994756</text:p>
              </table:table-cell>
              <table:table-cell office:value-type="float" office:value="0.996385">
                <text:p>0.9963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40.01529603782">
                <text:p>2340.01529603782</text:p>
              </table:table-cell>
              <table:table-cell office:value-type="float" office:value="5.14">
                <text:p>5.14</text:p>
              </table:table-cell>
              <table:table-cell office:value-type="float" office:value="0.327551">
                <text:p>0.327551</text:p>
              </table:table-cell>
              <table:table-cell office:value-type="float" office:value="0.996542">
                <text:p>0.996542</text:p>
              </table:table-cell>
              <table:table-cell office:value-type="float" office:value="0.996384">
                <text:p>0.9963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0.01457603782">
                <text:p>2360.01457603782</text:p>
              </table:table-cell>
              <table:table-cell office:value-type="float" office:value="5.14">
                <text:p>5.14</text:p>
              </table:table-cell>
              <table:table-cell office:value-type="float" office:value="0.327746">
                <text:p>0.327746</text:p>
              </table:table-cell>
              <table:table-cell office:value-type="float" office:value="0.998002">
                <text:p>0.998002</text:p>
              </table:table-cell>
              <table:table-cell office:value-type="float" office:value="0.996371">
                <text:p>0.9963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80.01561603782">
                <text:p>2380.015616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8545">
                <text:p>0.18545</text:p>
              </table:table-cell>
              <table:table-cell office:value-type="float" office:value="3.04027">
                <text:p>3.04027</text:p>
              </table:table-cell>
              <table:table-cell office:value-type="float" office:value="0.874641">
                <text:p>0.8746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.01465603782">
                <text:p>2400.01465603782</text:p>
              </table:table-cell>
              <table:table-cell office:value-type="float" office:value="5.14">
                <text:p>5.14</text:p>
              </table:table-cell>
              <table:table-cell office:value-type="float" office:value="0.184601">
                <text:p>0.184601</text:p>
              </table:table-cell>
              <table:table-cell office:value-type="float" office:value="0.99697">
                <text:p>0.99697</text:p>
              </table:table-cell>
              <table:table-cell office:value-type="float" office:value="0.874643">
                <text:p>0.8746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0.01649603782">
                <text:p>242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81124">
                <text:p>0.181124</text:p>
              </table:table-cell>
              <table:table-cell office:value-type="float" office:value="0.997585">
                <text:p>0.997585</text:p>
              </table:table-cell>
              <table:table-cell office:value-type="float" office:value="0.874679">
                <text:p>0.8746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01745603782">
                <text:p>244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825">
                <text:p>0.1825</text:p>
              </table:table-cell>
              <table:table-cell office:value-type="float" office:value="0.996914">
                <text:p>0.996914</text:p>
              </table:table-cell>
              <table:table-cell office:value-type="float" office:value="0.874634">
                <text:p>0.874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0.01625603782">
                <text:p>246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202146">
                <text:p>0.202146</text:p>
              </table:table-cell>
              <table:table-cell office:value-type="float" office:value="0.998217">
                <text:p>0.998217</text:p>
              </table:table-cell>
              <table:table-cell office:value-type="float" office:value="0.874686">
                <text:p>0.8746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0.01401603782">
                <text:p>2480.01401603782</text:p>
              </table:table-cell>
              <table:table-cell office:value-type="float" office:value="5.14">
                <text:p>5.14</text:p>
              </table:table-cell>
              <table:table-cell office:value-type="float" office:value="0.232121">
                <text:p>0.232121</text:p>
              </table:table-cell>
              <table:table-cell office:value-type="float" office:value="0.996743">
                <text:p>0.996743</text:p>
              </table:table-cell>
              <table:table-cell office:value-type="float" office:value="0.874714">
                <text:p>0.874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.01489603782">
                <text:p>2500.01489603782</text:p>
              </table:table-cell>
              <table:table-cell office:value-type="float" office:value="5.14">
                <text:p>5.14</text:p>
              </table:table-cell>
              <table:table-cell office:value-type="float" office:value="0.233206">
                <text:p>0.233206</text:p>
              </table:table-cell>
              <table:table-cell office:value-type="float" office:value="0.996401">
                <text:p>0.996401</text:p>
              </table:table-cell>
              <table:table-cell office:value-type="float" office:value="0.874712">
                <text:p>0.874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0.01497603782">
                <text:p>252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256843">
                <text:p>0.256843</text:p>
              </table:table-cell>
              <table:table-cell office:value-type="float" office:value="0.998254">
                <text:p>0.998254</text:p>
              </table:table-cell>
              <table:table-cell office:value-type="float" office:value="0.874794">
                <text:p>0.874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0.01625603782">
                <text:p>254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276297">
                <text:p>0.276297</text:p>
              </table:table-cell>
              <table:table-cell office:value-type="float" office:value="0.997319">
                <text:p>0.997319</text:p>
              </table:table-cell>
              <table:table-cell office:value-type="float" office:value="0.874813">
                <text:p>0.8748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.01369603782">
                <text:p>2560.01369603782</text:p>
              </table:table-cell>
              <table:table-cell office:value-type="float" office:value="5.14">
                <text:p>5.14</text:p>
              </table:table-cell>
              <table:table-cell office:value-type="float" office:value="0.255455">
                <text:p>0.255455</text:p>
              </table:table-cell>
              <table:table-cell office:value-type="float" office:value="0.996069">
                <text:p>0.996069</text:p>
              </table:table-cell>
              <table:table-cell office:value-type="float" office:value="0.874767">
                <text:p>0.8747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0.01617603782">
                <text:p>2580.01617603782</text:p>
              </table:table-cell>
              <table:table-cell office:value-type="float" office:value="5.14">
                <text:p>5.14</text:p>
              </table:table-cell>
              <table:table-cell office:value-type="float" office:value="0.409067">
                <text:p>0.409067</text:p>
              </table:table-cell>
              <table:table-cell office:value-type="float" office:value="0.99855">
                <text:p>0.99855</text:p>
              </table:table-cell>
              <table:table-cell office:value-type="float" office:value="0.997301">
                <text:p>0.997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.01942403782">
                <text:p>2600.01942403782</text:p>
              </table:table-cell>
              <table:table-cell office:value-type="float" office:value="5.14">
                <text:p>5.14</text:p>
              </table:table-cell>
              <table:table-cell office:value-type="float" office:value="0.408933">
                <text:p>0.408933</text:p>
              </table:table-cell>
              <table:table-cell office:value-type="float" office:value="0.99716">
                <text:p>0.99716</text:p>
              </table:table-cell>
              <table:table-cell office:value-type="float" office:value="0.99732">
                <text:p>0.99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0.01561603782">
                <text:p>2620.01561603782</text:p>
              </table:table-cell>
              <table:table-cell office:value-type="float" office:value="5.14">
                <text:p>5.14</text:p>
              </table:table-cell>
              <table:table-cell office:value-type="float" office:value="0.381242">
                <text:p>0.381242</text:p>
              </table:table-cell>
              <table:table-cell office:value-type="float" office:value="0.948114">
                <text:p>0.94811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0.01462403782">
                <text:p>2640.01462403782</text:p>
              </table:table-cell>
              <table:table-cell office:value-type="float" office:value="5.14">
                <text:p>5.14</text:p>
              </table:table-cell>
              <table:table-cell office:value-type="float" office:value="0.357742">
                <text:p>0.357742</text:p>
              </table:table-cell>
              <table:table-cell office:value-type="float" office:value="0.99483">
                <text:p>0.99483</text:p>
              </table:table-cell>
              <table:table-cell office:value-type="float" office:value="0.991494">
                <text:p>0.991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0.01526403782">
                <text:p>2660.01526403782</text:p>
              </table:table-cell>
              <table:table-cell office:value-type="float" office:value="5.14">
                <text:p>5.14</text:p>
              </table:table-cell>
              <table:table-cell office:value-type="float" office:value="0.357816">
                <text:p>0.357816</text:p>
              </table:table-cell>
              <table:table-cell office:value-type="float" office:value="0.997961">
                <text:p>0.997961</text:p>
              </table:table-cell>
              <table:table-cell office:value-type="float" office:value="0.99147">
                <text:p>0.991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0.01465603782">
                <text:p>2680.01465603782</text:p>
              </table:table-cell>
              <table:table-cell office:value-type="float" office:value="5.14">
                <text:p>5.14</text:p>
              </table:table-cell>
              <table:table-cell office:value-type="float" office:value="0.337575">
                <text:p>0.337575</text:p>
              </table:table-cell>
              <table:table-cell office:value-type="float" office:value="0.995415">
                <text:p>0.995415</text:p>
              </table:table-cell>
              <table:table-cell office:value-type="float" office:value="0.99134">
                <text:p>0.991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.01398403782">
                <text:p>2700.013984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66545">
                <text:p>0.166545</text:p>
              </table:table-cell>
              <table:table-cell office:value-type="float" office:value="3.07106">
                <text:p>3.07106</text:p>
              </table:table-cell>
              <table:table-cell office:value-type="float" office:value="0.874084">
                <text:p>0.8740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0.01996803782">
                <text:p>2720.01996803782</text:p>
              </table:table-cell>
              <table:table-cell office:value-type="float" office:value="5.14">
                <text:p>5.14</text:p>
              </table:table-cell>
              <table:table-cell office:value-type="float" office:value="0.13911">
                <text:p>0.13911</text:p>
              </table:table-cell>
              <table:table-cell office:value-type="float" office:value="0.996213">
                <text:p>0.996213</text:p>
              </table:table-cell>
              <table:table-cell office:value-type="float" office:value="0.874045">
                <text:p>0.874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0.01713603782">
                <text:p>274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14347">
                <text:p>0.14347</text:p>
              </table:table-cell>
              <table:table-cell office:value-type="float" office:value="0.996091">
                <text:p>0.996091</text:p>
              </table:table-cell>
              <table:table-cell office:value-type="float" office:value="0.874021">
                <text:p>0.874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.01369603782">
                <text:p>2760.01369603782</text:p>
              </table:table-cell>
              <table:table-cell office:value-type="float" office:value="5.14">
                <text:p>5.14</text:p>
              </table:table-cell>
              <table:table-cell office:value-type="float" office:value="0.162769">
                <text:p>0.162769</text:p>
              </table:table-cell>
              <table:table-cell office:value-type="float" office:value="0.99754">
                <text:p>0.99754</text:p>
              </table:table-cell>
              <table:table-cell office:value-type="float" office:value="0.874049">
                <text:p>0.8740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0.02036803782">
                <text:p>2780.02036803782</text:p>
              </table:table-cell>
              <table:table-cell office:value-type="float" office:value="5.14">
                <text:p>5.14</text:p>
              </table:table-cell>
              <table:table-cell office:value-type="float" office:value="0.164989">
                <text:p>0.164989</text:p>
              </table:table-cell>
              <table:table-cell office:value-type="float" office:value="0.997071">
                <text:p>0.997071</text:p>
              </table:table-cell>
              <table:table-cell office:value-type="float" office:value="0.874021">
                <text:p>0.874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.02132803782">
                <text:p>2800.02132803782</text:p>
              </table:table-cell>
              <table:table-cell office:value-type="float" office:value="5.14">
                <text:p>5.14</text:p>
              </table:table-cell>
              <table:table-cell office:value-type="float" office:value="0.165994">
                <text:p>0.165994</text:p>
              </table:table-cell>
              <table:table-cell office:value-type="float" office:value="0.996505">
                <text:p>0.996505</text:p>
              </table:table-cell>
              <table:table-cell office:value-type="float" office:value="0.874009">
                <text:p>0.874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.01676803782">
                <text:p>2820.01676803782</text:p>
              </table:table-cell>
              <table:table-cell office:value-type="float" office:value="5.14">
                <text:p>5.14</text:p>
              </table:table-cell>
              <table:table-cell office:value-type="float" office:value="0.197837">
                <text:p>0.197837</text:p>
              </table:table-cell>
              <table:table-cell office:value-type="float" office:value="0.996911">
                <text:p>0.996911</text:p>
              </table:table-cell>
              <table:table-cell office:value-type="float" office:value="0.875166">
                <text:p>0.8751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0.01553603782">
                <text:p>284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194181">
                <text:p>0.194181</text:p>
              </table:table-cell>
              <table:table-cell office:value-type="float" office:value="0.996389">
                <text:p>0.996389</text:p>
              </table:table-cell>
              <table:table-cell office:value-type="float" office:value="0.875202">
                <text:p>0.8752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0.01622403782">
                <text:p>2860.016224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975">
                <text:p>0.1975</text:p>
              </table:table-cell>
              <table:table-cell office:value-type="float" office:value="3.12661">
                <text:p>3.12661</text:p>
              </table:table-cell>
              <table:table-cell office:value-type="float" office:value="0.884803">
                <text:p>0.8848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0.01745603782">
                <text:p>288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96084">
                <text:p>0.196084</text:p>
              </table:table-cell>
              <table:table-cell office:value-type="float" office:value="0.995721">
                <text:p>0.995721</text:p>
              </table:table-cell>
              <table:table-cell office:value-type="float" office:value="0.884782">
                <text:p>0.884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.01206403782">
                <text:p>2900.01206403782</text:p>
              </table:table-cell>
              <table:table-cell office:value-type="float" office:value="5.14">
                <text:p>5.14</text:p>
              </table:table-cell>
              <table:table-cell office:value-type="float" office:value="0.175247">
                <text:p>0.175247</text:p>
              </table:table-cell>
              <table:table-cell office:value-type="float" office:value="0.995717">
                <text:p>0.995717</text:p>
              </table:table-cell>
              <table:table-cell office:value-type="float" office:value="0.876632">
                <text:p>0.876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0.01625603782">
                <text:p>292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202909">
                <text:p>0.202909</text:p>
              </table:table-cell>
              <table:table-cell office:value-type="float" office:value="0.997217">
                <text:p>0.997217</text:p>
              </table:table-cell>
              <table:table-cell office:value-type="float" office:value="0.876653">
                <text:p>0.8766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0.01689603782">
                <text:p>2940.01689603782</text:p>
              </table:table-cell>
              <table:table-cell office:value-type="float" office:value="5.14">
                <text:p>5.14</text:p>
              </table:table-cell>
              <table:table-cell office:value-type="float" office:value="0.202709">
                <text:p>0.202709</text:p>
              </table:table-cell>
              <table:table-cell office:value-type="float" office:value="0.996517">
                <text:p>0.996517</text:p>
              </table:table-cell>
              <table:table-cell office:value-type="float" office:value="0.876662">
                <text:p>0.876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60.01809603782">
                <text:p>296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202466">
                <text:p>0.202466</text:p>
              </table:table-cell>
              <table:table-cell office:value-type="float" office:value="0.997966">
                <text:p>0.997966</text:p>
              </table:table-cell>
              <table:table-cell office:value-type="float" office:value="0.876671">
                <text:p>0.8766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0.01750403782">
                <text:p>2980.01750403782</text:p>
              </table:table-cell>
              <table:table-cell office:value-type="float" office:value="5.14">
                <text:p>5.14</text:p>
              </table:table-cell>
              <table:table-cell office:value-type="float" office:value="0.200219">
                <text:p>0.200219</text:p>
              </table:table-cell>
              <table:table-cell office:value-type="float" office:value="0.997637">
                <text:p>0.997637</text:p>
              </table:table-cell>
              <table:table-cell office:value-type="float" office:value="0.876683">
                <text:p>0.8766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.01745603782">
                <text:p>300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76519">
                <text:p>0.176519</text:p>
              </table:table-cell>
              <table:table-cell office:value-type="float" office:value="0.995322">
                <text:p>0.995322</text:p>
              </table:table-cell>
              <table:table-cell office:value-type="float" office:value="0.876658">
                <text:p>0.8766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0.01649603782">
                <text:p>302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72773">
                <text:p>0.172773</text:p>
              </table:table-cell>
              <table:table-cell office:value-type="float" office:value="0.997893">
                <text:p>0.997893</text:p>
              </table:table-cell>
              <table:table-cell office:value-type="float" office:value="0.876678">
                <text:p>0.8766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0.02068803782">
                <text:p>3040.02068803782</text:p>
              </table:table-cell>
              <table:table-cell office:value-type="float" office:value="5.14">
                <text:p>5.14</text:p>
              </table:table-cell>
              <table:table-cell office:value-type="float" office:value="0.179701">
                <text:p>0.179701</text:p>
              </table:table-cell>
              <table:table-cell office:value-type="float" office:value="0.995754">
                <text:p>0.995754</text:p>
              </table:table-cell>
              <table:table-cell office:value-type="float" office:value="0.876665">
                <text:p>0.8766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0.02385603782">
                <text:p>3060.02385603782</text:p>
              </table:table-cell>
              <table:table-cell office:value-type="float" office:value="5.14">
                <text:p>5.14</text:p>
              </table:table-cell>
              <table:table-cell office:value-type="float" office:value="0.355088">
                <text:p>0.355088</text:p>
              </table:table-cell>
              <table:table-cell office:value-type="float" office:value="0.997319">
                <text:p>0.997319</text:p>
              </table:table-cell>
              <table:table-cell office:value-type="float" office:value="0.996704">
                <text:p>0.996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80.01625603782">
                <text:p>308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371122">
                <text:p>0.371122</text:p>
              </table:table-cell>
              <table:table-cell office:value-type="float" office:value="0.996509">
                <text:p>0.996509</text:p>
              </table:table-cell>
              <table:table-cell office:value-type="float" office:value="0.996783">
                <text:p>0.996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.01753603782">
                <text:p>3100.01753603782</text:p>
              </table:table-cell>
              <table:table-cell office:value-type="float" office:value="5.14">
                <text:p>5.14</text:p>
              </table:table-cell>
              <table:table-cell office:value-type="float" office:value="0.366425">
                <text:p>0.366425</text:p>
              </table:table-cell>
              <table:table-cell office:value-type="float" office:value="0.994445">
                <text:p>0.994445</text:p>
              </table:table-cell>
              <table:table-cell office:value-type="float" office:value="0.996655">
                <text:p>0.9966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0.01745603782">
                <text:p>3120.017456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200671">
                <text:p>0.200671</text:p>
              </table:table-cell>
              <table:table-cell office:value-type="float" office:value="3.03781">
                <text:p>3.03781</text:p>
              </table:table-cell>
              <table:table-cell office:value-type="float" office:value="0.874412">
                <text:p>0.8744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0.01718403782">
                <text:p>3140.01718403782</text:p>
              </table:table-cell>
              <table:table-cell office:value-type="float" office:value="5.14">
                <text:p>5.14</text:p>
              </table:table-cell>
              <table:table-cell office:value-type="float" office:value="0.176011">
                <text:p>0.176011</text:p>
              </table:table-cell>
              <table:table-cell office:value-type="float" office:value="0.99582">
                <text:p>0.99582</text:p>
              </table:table-cell>
              <table:table-cell office:value-type="float" office:value="0.874396">
                <text:p>0.874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0.01745603782">
                <text:p>316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76209">
                <text:p>0.176209</text:p>
              </table:table-cell>
              <table:table-cell office:value-type="float" office:value="0.997685">
                <text:p>0.997685</text:p>
              </table:table-cell>
              <table:table-cell office:value-type="float" office:value="0.87439">
                <text:p>0.874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0.01649603782">
                <text:p>318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51847">
                <text:p>0.151847</text:p>
              </table:table-cell>
              <table:table-cell office:value-type="float" office:value="0.994172">
                <text:p>0.994172</text:p>
              </table:table-cell>
              <table:table-cell office:value-type="float" office:value="0.874309">
                <text:p>0.8743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.01809603782">
                <text:p>320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145945">
                <text:p>0.145945</text:p>
              </table:table-cell>
              <table:table-cell office:value-type="float" office:value="0.995129">
                <text:p>0.995129</text:p>
              </table:table-cell>
              <table:table-cell office:value-type="float" office:value="0.874305">
                <text:p>0.8743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20.01905603782">
                <text:p>3220.01905603782</text:p>
              </table:table-cell>
              <table:table-cell office:value-type="float" office:value="5.14">
                <text:p>5.14</text:p>
              </table:table-cell>
              <table:table-cell office:value-type="float" office:value="0.146296">
                <text:p>0.146296</text:p>
              </table:table-cell>
              <table:table-cell office:value-type="float" office:value="0.997804">
                <text:p>0.997804</text:p>
              </table:table-cell>
              <table:table-cell office:value-type="float" office:value="0.874303">
                <text:p>0.874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0.01622403782">
                <text:p>3240.01622403782</text:p>
              </table:table-cell>
              <table:table-cell office:value-type="float" office:value="5.14">
                <text:p>5.14</text:p>
              </table:table-cell>
              <table:table-cell office:value-type="float" office:value="0.170532">
                <text:p>0.170532</text:p>
              </table:table-cell>
              <table:table-cell office:value-type="float" office:value="0.997215">
                <text:p>0.997215</text:p>
              </table:table-cell>
              <table:table-cell office:value-type="float" office:value="0.874337">
                <text:p>0.8743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0.01209603782">
                <text:p>3260.01209603782</text:p>
              </table:table-cell>
              <table:table-cell office:value-type="float" office:value="5.14">
                <text:p>5.14</text:p>
              </table:table-cell>
              <table:table-cell office:value-type="float" office:value="0.170472">
                <text:p>0.170472</text:p>
              </table:table-cell>
              <table:table-cell office:value-type="float" office:value="0.997525">
                <text:p>0.997525</text:p>
              </table:table-cell>
              <table:table-cell office:value-type="float" office:value="0.874341">
                <text:p>0.874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0.01649603782">
                <text:p>328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47459">
                <text:p>0.147459</text:p>
              </table:table-cell>
              <table:table-cell office:value-type="float" office:value="0.995439">
                <text:p>0.995439</text:p>
              </table:table-cell>
              <table:table-cell office:value-type="float" office:value="0.874317">
                <text:p>0.8743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.01841603782">
                <text:p>3300.01841603782</text:p>
              </table:table-cell>
              <table:table-cell office:value-type="float" office:value="5.14">
                <text:p>5.14</text:p>
              </table:table-cell>
              <table:table-cell office:value-type="float" office:value="0.171862">
                <text:p>0.171862</text:p>
              </table:table-cell>
              <table:table-cell office:value-type="float" office:value="0.997731">
                <text:p>0.997731</text:p>
              </table:table-cell>
              <table:table-cell office:value-type="float" office:value="0.874393">
                <text:p>0.8743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20.01812803782">
                <text:p>3320.01812803782</text:p>
              </table:table-cell>
              <table:table-cell office:value-type="float" office:value="5.14">
                <text:p>5.14</text:p>
              </table:table-cell>
              <table:table-cell office:value-type="float" office:value="0.343979">
                <text:p>0.343979</text:p>
              </table:table-cell>
              <table:table-cell office:value-type="float" office:value="0.996363">
                <text:p>0.996363</text:p>
              </table:table-cell>
              <table:table-cell office:value-type="float" office:value="0.996485">
                <text:p>0.9964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40.01497603782">
                <text:p>334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35965">
                <text:p>0.35965</text:p>
              </table:table-cell>
              <table:table-cell office:value-type="float" office:value="0.998427">
                <text:p>0.998427</text:p>
              </table:table-cell>
              <table:table-cell office:value-type="float" office:value="0.996745">
                <text:p>0.9967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.01590403782">
                <text:p>3360.01590403782</text:p>
              </table:table-cell>
              <table:table-cell office:value-type="float" office:value="5.14">
                <text:p>5.14</text:p>
              </table:table-cell>
              <table:table-cell office:value-type="float" office:value="0.338183">
                <text:p>0.338183</text:p>
              </table:table-cell>
              <table:table-cell office:value-type="float" office:value="0.994827">
                <text:p>0.994827</text:p>
              </table:table-cell>
              <table:table-cell office:value-type="float" office:value="0.996459">
                <text:p>0.9964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80.01302403782">
                <text:p>3380.01302403782</text:p>
              </table:table-cell>
              <table:table-cell office:value-type="float" office:value="5.14">
                <text:p>5.14</text:p>
              </table:table-cell>
              <table:table-cell office:value-type="float" office:value="0.336491">
                <text:p>0.336491</text:p>
              </table:table-cell>
              <table:table-cell office:value-type="float" office:value="0.995109">
                <text:p>0.995109</text:p>
              </table:table-cell>
              <table:table-cell office:value-type="float" office:value="0.996553">
                <text:p>0.996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.01777603782">
                <text:p>3400.01777603782</text:p>
              </table:table-cell>
              <table:table-cell office:value-type="float" office:value="5.14">
                <text:p>5.14</text:p>
              </table:table-cell>
              <table:table-cell office:value-type="float" office:value="0.359968">
                <text:p>0.359968</text:p>
              </table:table-cell>
              <table:table-cell office:value-type="float" office:value="0.997177">
                <text:p>0.997177</text:p>
              </table:table-cell>
              <table:table-cell office:value-type="float" office:value="0.996758">
                <text:p>0.9967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0.01905603782">
                <text:p>3420.01905603782</text:p>
              </table:table-cell>
              <table:table-cell office:value-type="float" office:value="5.14">
                <text:p>5.14</text:p>
              </table:table-cell>
              <table:table-cell office:value-type="float" office:value="0.359868">
                <text:p>0.359868</text:p>
              </table:table-cell>
              <table:table-cell office:value-type="float" office:value="0.996572">
                <text:p>0.996572</text:p>
              </table:table-cell>
              <table:table-cell office:value-type="float" office:value="0.996636">
                <text:p>0.9966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0.01497603782">
                <text:p>344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360241">
                <text:p>0.360241</text:p>
              </table:table-cell>
              <table:table-cell office:value-type="float" office:value="0.996919">
                <text:p>0.996919</text:p>
              </table:table-cell>
              <table:table-cell office:value-type="float" office:value="0.996606">
                <text:p>0.9966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60.02585603782">
                <text:p>3460.02585603782</text:p>
              </table:table-cell>
              <table:table-cell office:value-type="float" office:value="5.14">
                <text:p>5.14</text:p>
              </table:table-cell>
              <table:table-cell office:value-type="float" office:value="0.343969">
                <text:p>0.343969</text:p>
              </table:table-cell>
              <table:table-cell office:value-type="float" office:value="0.995509">
                <text:p>0.995509</text:p>
              </table:table-cell>
              <table:table-cell office:value-type="float" office:value="0.996404">
                <text:p>0.9964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.02361603782">
                <text:p>3480.02361603782</text:p>
              </table:table-cell>
              <table:table-cell office:value-type="float" office:value="5.14">
                <text:p>5.14</text:p>
              </table:table-cell>
              <table:table-cell office:value-type="float" office:value="0.361697">
                <text:p>0.361697</text:p>
              </table:table-cell>
              <table:table-cell office:value-type="float" office:value="0.998038">
                <text:p>0.998038</text:p>
              </table:table-cell>
              <table:table-cell office:value-type="float" office:value="0.996664">
                <text:p>0.996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.02678403782">
                <text:p>3500.02678403782</text:p>
              </table:table-cell>
              <table:table-cell office:value-type="float" office:value="5.14">
                <text:p>5.14</text:p>
              </table:table-cell>
              <table:table-cell office:value-type="float" office:value="0.362678">
                <text:p>0.362678</text:p>
              </table:table-cell>
              <table:table-cell office:value-type="float" office:value="0.996127">
                <text:p>0.996127</text:p>
              </table:table-cell>
              <table:table-cell office:value-type="float" office:value="0.996504">
                <text:p>0.9965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0.01521603782">
                <text:p>3520.01521603782</text:p>
              </table:table-cell>
              <table:table-cell office:value-type="float" office:value="5.14">
                <text:p>5.14</text:p>
              </table:table-cell>
              <table:table-cell office:value-type="float" office:value="0.363057">
                <text:p>0.363057</text:p>
              </table:table-cell>
              <table:table-cell office:value-type="float" office:value="0.997101">
                <text:p>0.997101</text:p>
              </table:table-cell>
              <table:table-cell office:value-type="float" office:value="0.996578">
                <text:p>0.9965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.01553603782">
                <text:p>354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363608">
                <text:p>0.363608</text:p>
              </table:table-cell>
              <table:table-cell office:value-type="float" office:value="0.997461">
                <text:p>0.997461</text:p>
              </table:table-cell>
              <table:table-cell office:value-type="float" office:value="0.996482">
                <text:p>0.9964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0.01617603782">
                <text:p>3560.01617603782</text:p>
              </table:table-cell>
              <table:table-cell office:value-type="float" office:value="5.14">
                <text:p>5.14</text:p>
              </table:table-cell>
              <table:table-cell office:value-type="float" office:value="0.36919">
                <text:p>0.36919</text:p>
              </table:table-cell>
              <table:table-cell office:value-type="float" office:value="0.995672">
                <text:p>0.995672</text:p>
              </table:table-cell>
              <table:table-cell office:value-type="float" office:value="0.996567">
                <text:p>0.9965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0.01497603782">
                <text:p>358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359989">
                <text:p>0.359989</text:p>
              </table:table-cell>
              <table:table-cell office:value-type="float" office:value="0.946013">
                <text:p>0.946013</text:p>
              </table:table-cell>
              <table:table-cell office:value-type="float" office:value="0.990924">
                <text:p>0.9909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.01972803782">
                <text:p>3600.01972803782</text:p>
              </table:table-cell>
              <table:table-cell office:value-type="float" office:value="5.14">
                <text:p>5.14</text:p>
              </table:table-cell>
              <table:table-cell office:value-type="float" office:value="0.342747">
                <text:p>0.342747</text:p>
              </table:table-cell>
              <table:table-cell office:value-type="float" office:value="0.995746">
                <text:p>0.995746</text:p>
              </table:table-cell>
              <table:table-cell office:value-type="float" office:value="0.990784">
                <text:p>0.9907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0.02284803782">
                <text:p>3620.02284803782</text:p>
              </table:table-cell>
              <table:table-cell office:value-type="float" office:value="5.14">
                <text:p>5.14</text:p>
              </table:table-cell>
              <table:table-cell office:value-type="float" office:value="0.342396">
                <text:p>0.342396</text:p>
              </table:table-cell>
              <table:table-cell office:value-type="float" office:value="0.996958">
                <text:p>0.996958</text:p>
              </table:table-cell>
              <table:table-cell office:value-type="float" office:value="0.990822">
                <text:p>0.9908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40.01561603782">
                <text:p>3640.01561603782</text:p>
              </table:table-cell>
              <table:table-cell office:value-type="float" office:value="5.14">
                <text:p>5.14</text:p>
              </table:table-cell>
              <table:table-cell office:value-type="float" office:value="0.321485">
                <text:p>0.321485</text:p>
              </table:table-cell>
              <table:table-cell office:value-type="float" office:value="0.994538">
                <text:p>0.994538</text:p>
              </table:table-cell>
              <table:table-cell office:value-type="float" office:value="0.990589">
                <text:p>0.9905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0.01526403782">
                <text:p>3660.01526403782</text:p>
              </table:table-cell>
              <table:table-cell office:value-type="float" office:value="5.14">
                <text:p>5.14</text:p>
              </table:table-cell>
              <table:table-cell office:value-type="float" office:value="0.314244">
                <text:p>0.314244</text:p>
              </table:table-cell>
              <table:table-cell office:value-type="float" office:value="0.994839">
                <text:p>0.994839</text:p>
              </table:table-cell>
              <table:table-cell office:value-type="float" office:value="0.990524">
                <text:p>0.9905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0.01681603782">
                <text:p>3680.01681603782</text:p>
              </table:table-cell>
              <table:table-cell office:value-type="float" office:value="5.14">
                <text:p>5.14</text:p>
              </table:table-cell>
              <table:table-cell office:value-type="float" office:value="0.314175">
                <text:p>0.314175</text:p>
              </table:table-cell>
              <table:table-cell office:value-type="float" office:value="0.997939">
                <text:p>0.997939</text:p>
              </table:table-cell>
              <table:table-cell office:value-type="float" office:value="0.990514">
                <text:p>0.9905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.01270403782">
                <text:p>3700.01270403782</text:p>
              </table:table-cell>
              <table:table-cell office:value-type="float" office:value="5.14">
                <text:p>5.14</text:p>
              </table:table-cell>
              <table:table-cell office:value-type="float" office:value="0.313693">
                <text:p>0.313693</text:p>
              </table:table-cell>
              <table:table-cell office:value-type="float" office:value="0.997557">
                <text:p>0.997557</text:p>
              </table:table-cell>
              <table:table-cell office:value-type="float" office:value="0.990653">
                <text:p>0.9906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0.01529603782">
                <text:p>3720.01529603782</text:p>
              </table:table-cell>
              <table:table-cell office:value-type="float" office:value="5.14">
                <text:p>5.14</text:p>
              </table:table-cell>
              <table:table-cell office:value-type="float" office:value="0.284834">
                <text:p>0.284834</text:p>
              </table:table-cell>
              <table:table-cell office:value-type="float" office:value="0.946041">
                <text:p>0.946041</text:p>
              </table:table-cell>
              <table:table-cell office:value-type="float" office:value="0.984979">
                <text:p>0.9849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0.01302403782">
                <text:p>3740.01302403782</text:p>
              </table:table-cell>
              <table:table-cell office:value-type="float" office:value="5.14">
                <text:p>5.14</text:p>
              </table:table-cell>
              <table:table-cell office:value-type="float" office:value="0.284489">
                <text:p>0.284489</text:p>
              </table:table-cell>
              <table:table-cell office:value-type="float" office:value="0.997005">
                <text:p>0.997005</text:p>
              </table:table-cell>
              <table:table-cell office:value-type="float" office:value="0.984936">
                <text:p>0.9849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0.01302403782">
                <text:p>3760.01302403782</text:p>
              </table:table-cell>
              <table:table-cell office:value-type="float" office:value="5.14">
                <text:p>5.14</text:p>
              </table:table-cell>
              <table:table-cell office:value-type="float" office:value="0.277946">
                <text:p>0.277946</text:p>
              </table:table-cell>
              <table:table-cell office:value-type="float" office:value="0.995437">
                <text:p>0.995437</text:p>
              </table:table-cell>
              <table:table-cell office:value-type="float" office:value="0.984914">
                <text:p>0.9849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80.01708803782">
                <text:p>3780.01708803782</text:p>
              </table:table-cell>
              <table:table-cell office:value-type="float" office:value="5.14">
                <text:p>5.14</text:p>
              </table:table-cell>
              <table:table-cell office:value-type="float" office:value="0.309767">
                <text:p>0.309767</text:p>
              </table:table-cell>
              <table:table-cell office:value-type="float" office:value="0.997492">
                <text:p>0.997492</text:p>
              </table:table-cell>
              <table:table-cell office:value-type="float" office:value="0.990627">
                <text:p>0.9906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.01873603782">
                <text:p>3800.01873603782</text:p>
              </table:table-cell>
              <table:table-cell office:value-type="float" office:value="5.14">
                <text:p>5.14</text:p>
              </table:table-cell>
              <table:table-cell office:value-type="float" office:value="0.292139">
                <text:p>0.292139</text:p>
              </table:table-cell>
              <table:table-cell office:value-type="float" office:value="0.946761">
                <text:p>0.946761</text:p>
              </table:table-cell>
              <table:table-cell office:value-type="float" office:value="0.985178">
                <text:p>0.985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0.01713603782">
                <text:p>382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292393">
                <text:p>0.292393</text:p>
              </table:table-cell>
              <table:table-cell office:value-type="float" office:value="0.996401">
                <text:p>0.996401</text:p>
              </table:table-cell>
              <table:table-cell office:value-type="float" office:value="0.985125">
                <text:p>0.985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0.01937603782">
                <text:p>3840.01937603782</text:p>
              </table:table-cell>
              <table:table-cell office:value-type="float" office:value="5.14">
                <text:p>5.14</text:p>
              </table:table-cell>
              <table:table-cell office:value-type="float" office:value="0.288181">
                <text:p>0.288181</text:p>
              </table:table-cell>
              <table:table-cell office:value-type="float" office:value="0.99488">
                <text:p>0.99488</text:p>
              </table:table-cell>
              <table:table-cell office:value-type="float" office:value="0.985158">
                <text:p>0.9851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60.01657603782">
                <text:p>3860.01657603782</text:p>
              </table:table-cell>
              <table:table-cell office:value-type="float" office:value="5.14">
                <text:p>5.14</text:p>
              </table:table-cell>
              <table:table-cell office:value-type="float" office:value="0.311131">
                <text:p>0.311131</text:p>
              </table:table-cell>
              <table:table-cell office:value-type="float" office:value="0.997287">
                <text:p>0.997287</text:p>
              </table:table-cell>
              <table:table-cell office:value-type="float" office:value="0.98539">
                <text:p>0.985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0.01868803782">
                <text:p>3880.01868803782</text:p>
              </table:table-cell>
              <table:table-cell office:value-type="float" office:value="5.14">
                <text:p>5.14</text:p>
              </table:table-cell>
              <table:table-cell office:value-type="float" office:value="0.294765">
                <text:p>0.294765</text:p>
              </table:table-cell>
              <table:table-cell office:value-type="float" office:value="0.996109">
                <text:p>0.996109</text:p>
              </table:table-cell>
              <table:table-cell office:value-type="float" office:value="0.985217">
                <text:p>0.9852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.06868814522">
                <text:p>3900.06868814522</text:p>
              </table:table-cell>
              <table:table-cell office:value-type="float" office:value="5.14">
                <text:p>5.14</text:p>
              </table:table-cell>
              <table:table-cell office:value-type="float" office:value="0.294524">
                <text:p>0.294524</text:p>
              </table:table-cell>
              <table:table-cell office:value-type="float" office:value="0.99748">
                <text:p>0.99748</text:p>
              </table:table-cell>
              <table:table-cell office:value-type="float" office:value="0.98521">
                <text:p>0.985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0.0403681381">
                <text:p>3920.0403681381</text:p>
              </table:table-cell>
              <table:table-cell office:value-type="float" office:value="5.14">
                <text:p>5.14</text:p>
              </table:table-cell>
              <table:table-cell office:value-type="float" office:value="0.323945">
                <text:p>0.323945</text:p>
              </table:table-cell>
              <table:table-cell office:value-type="float" office:value="0.997509">
                <text:p>0.997509</text:p>
              </table:table-cell>
              <table:table-cell office:value-type="float" office:value="0.99093">
                <text:p>0.990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0.03019210634">
                <text:p>3940.03019210634</text:p>
              </table:table-cell>
              <table:table-cell office:value-type="float" office:value="5.14">
                <text:p>5.14</text:p>
              </table:table-cell>
              <table:table-cell office:value-type="float" office:value="0.324565">
                <text:p>0.324565</text:p>
              </table:table-cell>
              <table:table-cell office:value-type="float" office:value="0.99782">
                <text:p>0.99782</text:p>
              </table:table-cell>
              <table:table-cell office:value-type="float" office:value="0.991009">
                <text:p>0.9910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0.02076803782">
                <text:p>3960.02076803782</text:p>
              </table:table-cell>
              <table:table-cell office:value-type="float" office:value="5.14">
                <text:p>5.14</text:p>
              </table:table-cell>
              <table:table-cell office:value-type="float" office:value="0.329126">
                <text:p>0.329126</text:p>
              </table:table-cell>
              <table:table-cell office:value-type="float" office:value="0.99497">
                <text:p>0.99497</text:p>
              </table:table-cell>
              <table:table-cell office:value-type="float" office:value="0.990963">
                <text:p>0.990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0.02001603782">
                <text:p>3980.02001603782</text:p>
              </table:table-cell>
              <table:table-cell office:value-type="float" office:value="5.14">
                <text:p>5.14</text:p>
              </table:table-cell>
              <table:table-cell office:value-type="float" office:value="0.309564">
                <text:p>0.309564</text:p>
              </table:table-cell>
              <table:table-cell office:value-type="float" office:value="0.994878">
                <text:p>0.994878</text:p>
              </table:table-cell>
              <table:table-cell office:value-type="float" office:value="0.990708">
                <text:p>0.9907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.01809603782">
                <text:p>400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318156">
                <text:p>0.318156</text:p>
              </table:table-cell>
              <table:table-cell office:value-type="float" office:value="0.995742">
                <text:p>0.995742</text:p>
              </table:table-cell>
              <table:table-cell office:value-type="float" office:value="0.996305">
                <text:p>0.996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0.01585603782">
                <text:p>4020.01585603782</text:p>
              </table:table-cell>
              <table:table-cell office:value-type="float" office:value="5.14">
                <text:p>5.14</text:p>
              </table:table-cell>
              <table:table-cell office:value-type="float" office:value="0.31866">
                <text:p>0.31866</text:p>
              </table:table-cell>
              <table:table-cell office:value-type="float" office:value="0.996303">
                <text:p>0.996303</text:p>
              </table:table-cell>
              <table:table-cell office:value-type="float" office:value="0.996295">
                <text:p>0.9962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40.01553603782">
                <text:p>404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325043">
                <text:p>0.325043</text:p>
              </table:table-cell>
              <table:table-cell office:value-type="float" office:value="0.995447">
                <text:p>0.995447</text:p>
              </table:table-cell>
              <table:table-cell office:value-type="float" office:value="0.996352">
                <text:p>0.996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60.01553603782">
                <text:p>406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325134">
                <text:p>0.325134</text:p>
              </table:table-cell>
              <table:table-cell office:value-type="float" office:value="0.998156">
                <text:p>0.998156</text:p>
              </table:table-cell>
              <table:table-cell office:value-type="float" office:value="0.996439">
                <text:p>0.9964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80.01489603782">
                <text:p>4080.01489603782</text:p>
              </table:table-cell>
              <table:table-cell office:value-type="float" office:value="5.14">
                <text:p>5.14</text:p>
              </table:table-cell>
              <table:table-cell office:value-type="float" office:value="0.34235">
                <text:p>0.34235</text:p>
              </table:table-cell>
              <table:table-cell office:value-type="float" office:value="0.9965">
                <text:p>0.9965</text:p>
              </table:table-cell>
              <table:table-cell office:value-type="float" office:value="0.996478">
                <text:p>0.9964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.02033603782">
                <text:p>4100.02033603782</text:p>
              </table:table-cell>
              <table:table-cell office:value-type="float" office:value="5.14">
                <text:p>5.14</text:p>
              </table:table-cell>
              <table:table-cell office:value-type="float" office:value="0.326648">
                <text:p>0.326648</text:p>
              </table:table-cell>
              <table:table-cell office:value-type="float" office:value="0.995349">
                <text:p>0.995349</text:p>
              </table:table-cell>
              <table:table-cell office:value-type="float" office:value="0.996265">
                <text:p>0.9962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20.01873603782">
                <text:p>4120.01873603782</text:p>
              </table:table-cell>
              <table:table-cell office:value-type="float" office:value="5.14">
                <text:p>5.14</text:p>
              </table:table-cell>
              <table:table-cell office:value-type="float" office:value="0.326282">
                <text:p>0.326282</text:p>
              </table:table-cell>
              <table:table-cell office:value-type="float" office:value="0.998092">
                <text:p>0.998092</text:p>
              </table:table-cell>
              <table:table-cell office:value-type="float" office:value="0.996323">
                <text:p>0.9963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.01465603782">
                <text:p>4140.01465603782</text:p>
              </table:table-cell>
              <table:table-cell office:value-type="float" office:value="5.14">
                <text:p>5.14</text:p>
              </table:table-cell>
              <table:table-cell office:value-type="float" office:value="0.309698">
                <text:p>0.309698</text:p>
              </table:table-cell>
              <table:table-cell office:value-type="float" office:value="0.995262">
                <text:p>0.995262</text:p>
              </table:table-cell>
              <table:table-cell office:value-type="float" office:value="0.996067">
                <text:p>0.996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60.01430403782">
                <text:p>4160.01430403782</text:p>
              </table:table-cell>
              <table:table-cell office:value-type="float" office:value="5.14">
                <text:p>5.14</text:p>
              </table:table-cell>
              <table:table-cell office:value-type="float" office:value="0.308886">
                <text:p>0.308886</text:p>
              </table:table-cell>
              <table:table-cell office:value-type="float" office:value="0.995091">
                <text:p>0.995091</text:p>
              </table:table-cell>
              <table:table-cell office:value-type="float" office:value="0.996079">
                <text:p>0.9960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0.01433603782">
                <text:p>4180.01433603782</text:p>
              </table:table-cell>
              <table:table-cell office:value-type="float" office:value="5.14">
                <text:p>5.14</text:p>
              </table:table-cell>
              <table:table-cell office:value-type="float" office:value="0.305232">
                <text:p>0.305232</text:p>
              </table:table-cell>
              <table:table-cell office:value-type="float" office:value="0.995068">
                <text:p>0.995068</text:p>
              </table:table-cell>
              <table:table-cell office:value-type="float" office:value="0.996098">
                <text:p>0.9960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.01361603782">
                <text:p>4200.01361603782</text:p>
              </table:table-cell>
              <table:table-cell office:value-type="float" office:value="5.14">
                <text:p>5.14</text:p>
              </table:table-cell>
              <table:table-cell office:value-type="float" office:value="0.328369">
                <text:p>0.328369</text:p>
              </table:table-cell>
              <table:table-cell office:value-type="float" office:value="0.997483">
                <text:p>0.997483</text:p>
              </table:table-cell>
              <table:table-cell office:value-type="float" office:value="0.996272">
                <text:p>0.9962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0.01561603782">
                <text:p>4220.01561603782</text:p>
              </table:table-cell>
              <table:table-cell office:value-type="float" office:value="5.14">
                <text:p>5.14</text:p>
              </table:table-cell>
              <table:table-cell office:value-type="float" office:value="0.313394">
                <text:p>0.313394</text:p>
              </table:table-cell>
              <table:table-cell office:value-type="float" office:value="0.996069">
                <text:p>0.996069</text:p>
              </table:table-cell>
              <table:table-cell office:value-type="float" office:value="0.996249">
                <text:p>0.9962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40.01430403782">
                <text:p>4240.01430403782</text:p>
              </table:table-cell>
              <table:table-cell office:value-type="float" office:value="5.14">
                <text:p>5.14</text:p>
              </table:table-cell>
              <table:table-cell office:value-type="float" office:value="0.305766">
                <text:p>0.305766</text:p>
              </table:table-cell>
              <table:table-cell office:value-type="float" office:value="0.995863">
                <text:p>0.995863</text:p>
              </table:table-cell>
              <table:table-cell office:value-type="float" office:value="0.996291">
                <text:p>0.996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0.01553603782">
                <text:p>4260.015536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25096">
                <text:p>0.125096</text:p>
              </table:table-cell>
              <table:table-cell office:value-type="float" office:value="3.13047">
                <text:p>3.13047</text:p>
              </table:table-cell>
              <table:table-cell office:value-type="float" office:value="0.876617">
                <text:p>0.8766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0.01713603782">
                <text:p>428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122821">
                <text:p>0.122821</text:p>
              </table:table-cell>
              <table:table-cell office:value-type="float" office:value="0.997274">
                <text:p>0.997274</text:p>
              </table:table-cell>
              <table:table-cell office:value-type="float" office:value="0.876633">
                <text:p>0.8766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.02036803782">
                <text:p>4300.02036803782</text:p>
              </table:table-cell>
              <table:table-cell office:value-type="float" office:value="5.14">
                <text:p>5.14</text:p>
              </table:table-cell>
              <table:table-cell office:value-type="float" office:value="0.147765">
                <text:p>0.147765</text:p>
              </table:table-cell>
              <table:table-cell office:value-type="float" office:value="0.996072">
                <text:p>0.996072</text:p>
              </table:table-cell>
              <table:table-cell office:value-type="float" office:value="0.876648">
                <text:p>0.8766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20.01881603782">
                <text:p>4320.01881603782</text:p>
              </table:table-cell>
              <table:table-cell office:value-type="float" office:value="5.14">
                <text:p>5.14</text:p>
              </table:table-cell>
              <table:table-cell office:value-type="float" office:value="0.153202">
                <text:p>0.153202</text:p>
              </table:table-cell>
              <table:table-cell office:value-type="float" office:value="0.996126">
                <text:p>0.996126</text:p>
              </table:table-cell>
              <table:table-cell office:value-type="float" office:value="0.876608">
                <text:p>0.8766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40.01745603782">
                <text:p>4340.01745603782</text:p>
              </table:table-cell>
              <table:table-cell office:value-type="float" office:value="5.14">
                <text:p>5.14</text:p>
              </table:table-cell>
              <table:table-cell office:value-type="float" office:value="0.151578">
                <text:p>0.151578</text:p>
              </table:table-cell>
              <table:table-cell office:value-type="float" office:value="0.994542">
                <text:p>0.994542</text:p>
              </table:table-cell>
              <table:table-cell office:value-type="float" office:value="0.876593">
                <text:p>0.8765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60.01590403782">
                <text:p>4360.01590403782</text:p>
              </table:table-cell>
              <table:table-cell office:value-type="float" office:value="5.14">
                <text:p>5.14</text:p>
              </table:table-cell>
              <table:table-cell office:value-type="float" office:value="0.177205">
                <text:p>0.177205</text:p>
              </table:table-cell>
              <table:table-cell office:value-type="float" office:value="0.997648">
                <text:p>0.997648</text:p>
              </table:table-cell>
              <table:table-cell office:value-type="float" office:value="0.876645">
                <text:p>0.8766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0.01657603782">
                <text:p>4380.01657603782</text:p>
              </table:table-cell>
              <table:table-cell office:value-type="float" office:value="5.14">
                <text:p>5.14</text:p>
              </table:table-cell>
              <table:table-cell office:value-type="float" office:value="0.210137">
                <text:p>0.210137</text:p>
              </table:table-cell>
              <table:table-cell office:value-type="float" office:value="0.995848">
                <text:p>0.995848</text:p>
              </table:table-cell>
              <table:table-cell office:value-type="float" office:value="0.876662">
                <text:p>0.8766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.01873603782">
                <text:p>4400.01873603782</text:p>
              </table:table-cell>
              <table:table-cell office:value-type="float" office:value="5.14">
                <text:p>5.14</text:p>
              </table:table-cell>
              <table:table-cell office:value-type="float" office:value="0.209094">
                <text:p>0.209094</text:p>
              </table:table-cell>
              <table:table-cell office:value-type="float" office:value="0.997853">
                <text:p>0.997853</text:p>
              </table:table-cell>
              <table:table-cell office:value-type="float" office:value="0.876669">
                <text:p>0.8766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0.01972803782">
                <text:p>4420.01972803782</text:p>
              </table:table-cell>
              <table:table-cell office:value-type="float" office:value="5.14">
                <text:p>5.14</text:p>
              </table:table-cell>
              <table:table-cell office:value-type="float" office:value="0.232303">
                <text:p>0.232303</text:p>
              </table:table-cell>
              <table:table-cell office:value-type="float" office:value="0.997194">
                <text:p>0.997194</text:p>
              </table:table-cell>
              <table:table-cell office:value-type="float" office:value="0.876693">
                <text:p>0.8766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0.01753603782">
                <text:p>4440.01753603782</text:p>
              </table:table-cell>
              <table:table-cell office:value-type="float" office:value="5.14">
                <text:p>5.14</text:p>
              </table:table-cell>
              <table:table-cell office:value-type="float" office:value="0.262112">
                <text:p>0.262112</text:p>
              </table:table-cell>
              <table:table-cell office:value-type="float" office:value="0.997295">
                <text:p>0.997295</text:p>
              </table:table-cell>
              <table:table-cell office:value-type="float" office:value="0.876723">
                <text:p>0.8767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0.01625603782">
                <text:p>446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41148">
                <text:p>0.41148</text:p>
              </table:table-cell>
              <table:table-cell office:value-type="float" office:value="0.996508">
                <text:p>0.996508</text:p>
              </table:table-cell>
              <table:table-cell office:value-type="float" office:value="0.996634">
                <text:p>0.9966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0.01649603782">
                <text:p>448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411168">
                <text:p>0.411168</text:p>
              </table:table-cell>
              <table:table-cell office:value-type="float" office:value="0.997419">
                <text:p>0.997419</text:p>
              </table:table-cell>
              <table:table-cell office:value-type="float" office:value="0.996648">
                <text:p>0.9966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.01876803782">
                <text:p>4500.01876803782</text:p>
              </table:table-cell>
              <table:table-cell office:value-type="float" office:value="5.14">
                <text:p>5.14</text:p>
              </table:table-cell>
              <table:table-cell office:value-type="float" office:value="0.387728">
                <text:p>0.387728</text:p>
              </table:table-cell>
              <table:table-cell office:value-type="float" office:value="0.995252">
                <text:p>0.995252</text:p>
              </table:table-cell>
              <table:table-cell office:value-type="float" office:value="0.996566">
                <text:p>0.9965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0.01782403782">
                <text:p>4520.01782403782</text:p>
              </table:table-cell>
              <table:table-cell office:value-type="float" office:value="5.14">
                <text:p>5.14</text:p>
              </table:table-cell>
              <table:table-cell office:value-type="float" office:value="0.386803">
                <text:p>0.386803</text:p>
              </table:table-cell>
              <table:table-cell office:value-type="float" office:value="0.997011">
                <text:p>0.997011</text:p>
              </table:table-cell>
              <table:table-cell office:value-type="float" office:value="0.996655">
                <text:p>0.9966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40.01780803782">
                <text:p>4540.01780803782</text:p>
              </table:table-cell>
              <table:table-cell office:value-type="float" office:value="5.14">
                <text:p>5.14</text:p>
              </table:table-cell>
              <table:table-cell office:value-type="float" office:value="0.408629">
                <text:p>0.408629</text:p>
              </table:table-cell>
              <table:table-cell office:value-type="float" office:value="0.996385">
                <text:p>0.996385</text:p>
              </table:table-cell>
              <table:table-cell office:value-type="float" office:value="0.99684">
                <text:p>0.996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60.01302403782">
                <text:p>4560.01302403782</text:p>
              </table:table-cell>
              <table:table-cell office:value-type="float" office:value="5.14">
                <text:p>5.14</text:p>
              </table:table-cell>
              <table:table-cell office:value-type="float" office:value="0.390454">
                <text:p>0.390454</text:p>
              </table:table-cell>
              <table:table-cell office:value-type="float" office:value="0.995796">
                <text:p>0.995796</text:p>
              </table:table-cell>
              <table:table-cell office:value-type="float" office:value="0.996655">
                <text:p>0.9966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80.01401603782">
                <text:p>4580.01401603782</text:p>
              </table:table-cell>
              <table:table-cell office:value-type="float" office:value="5.14">
                <text:p>5.14</text:p>
              </table:table-cell>
              <table:table-cell office:value-type="float" office:value="0.388611">
                <text:p>0.388611</text:p>
              </table:table-cell>
              <table:table-cell office:value-type="float" office:value="0.997042">
                <text:p>0.997042</text:p>
              </table:table-cell>
              <table:table-cell office:value-type="float" office:value="0.996774">
                <text:p>0.9967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.01489603782">
                <text:p>4600.01489603782</text:p>
              </table:table-cell>
              <table:table-cell office:value-type="float" office:value="5.14">
                <text:p>5.14</text:p>
              </table:table-cell>
              <table:table-cell office:value-type="float" office:value="0.389327">
                <text:p>0.389327</text:p>
              </table:table-cell>
              <table:table-cell office:value-type="float" office:value="0.996882">
                <text:p>0.996882</text:p>
              </table:table-cell>
              <table:table-cell office:value-type="float" office:value="0.996677">
                <text:p>0.9966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20.01489603782">
                <text:p>4620.01489603782</text:p>
              </table:table-cell>
              <table:table-cell office:value-type="float" office:value="5.14">
                <text:p>5.14</text:p>
              </table:table-cell>
              <table:table-cell office:value-type="float" office:value="0.371221">
                <text:p>0.371221</text:p>
              </table:table-cell>
              <table:table-cell office:value-type="float" office:value="0.995641">
                <text:p>0.995641</text:p>
              </table:table-cell>
              <table:table-cell office:value-type="float" office:value="0.996522">
                <text:p>0.9965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40.01649603782">
                <text:p>464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37036">
                <text:p>0.37036</text:p>
              </table:table-cell>
              <table:table-cell office:value-type="float" office:value="0.997671">
                <text:p>0.997671</text:p>
              </table:table-cell>
              <table:table-cell office:value-type="float" office:value="0.996559">
                <text:p>0.9965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60.02316803782">
                <text:p>4660.02316803782</text:p>
              </table:table-cell>
              <table:table-cell office:value-type="float" office:value="5.14">
                <text:p>5.14</text:p>
              </table:table-cell>
              <table:table-cell office:value-type="float" office:value="0.37091">
                <text:p>0.37091</text:p>
              </table:table-cell>
              <table:table-cell office:value-type="float" office:value="0.996408">
                <text:p>0.996408</text:p>
              </table:table-cell>
              <table:table-cell office:value-type="float" office:value="0.996549">
                <text:p>0.9965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.02220803782">
                <text:p>4680.02220803782</text:p>
              </table:table-cell>
              <table:table-cell office:value-type="float" office:value="5.14">
                <text:p>5.14</text:p>
              </table:table-cell>
              <table:table-cell office:value-type="float" office:value="0.352315">
                <text:p>0.352315</text:p>
              </table:table-cell>
              <table:table-cell office:value-type="float" office:value="0.994726">
                <text:p>0.994726</text:p>
              </table:table-cell>
              <table:table-cell office:value-type="float" office:value="0.99628">
                <text:p>0.996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.01753603782">
                <text:p>4700.01753603782</text:p>
              </table:table-cell>
              <table:table-cell office:value-type="float" office:value="5.14">
                <text:p>5.14</text:p>
              </table:table-cell>
              <table:table-cell office:value-type="float" office:value="0.355911">
                <text:p>0.355911</text:p>
              </table:table-cell>
              <table:table-cell office:value-type="float" office:value="0.99546">
                <text:p>0.99546</text:p>
              </table:table-cell>
              <table:table-cell office:value-type="float" office:value="0.996301">
                <text:p>0.9963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0.01398403782">
                <text:p>4720.01398403782</text:p>
              </table:table-cell>
              <table:table-cell office:value-type="float" office:value="5.14">
                <text:p>5.14</text:p>
              </table:table-cell>
              <table:table-cell office:value-type="float" office:value="0.355491">
                <text:p>0.355491</text:p>
              </table:table-cell>
              <table:table-cell office:value-type="float" office:value="0.99827">
                <text:p>0.99827</text:p>
              </table:table-cell>
              <table:table-cell office:value-type="float" office:value="0.996426">
                <text:p>0.9964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40.01334403782">
                <text:p>4740.01334403782</text:p>
              </table:table-cell>
              <table:table-cell office:value-type="float" office:value="5.14">
                <text:p>5.14</text:p>
              </table:table-cell>
              <table:table-cell office:value-type="float" office:value="0.337717">
                <text:p>0.337717</text:p>
              </table:table-cell>
              <table:table-cell office:value-type="float" office:value="0.995485">
                <text:p>0.995485</text:p>
              </table:table-cell>
              <table:table-cell office:value-type="float" office:value="0.996336">
                <text:p>0.9963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60.01846403782">
                <text:p>4760.01846403782</text:p>
              </table:table-cell>
              <table:table-cell office:value-type="float" office:value="5.14">
                <text:p>5.14</text:p>
              </table:table-cell>
              <table:table-cell office:value-type="float" office:value="0.353879">
                <text:p>0.353879</text:p>
              </table:table-cell>
              <table:table-cell office:value-type="float" office:value="0.996445">
                <text:p>0.996445</text:p>
              </table:table-cell>
              <table:table-cell office:value-type="float" office:value="0.996401">
                <text:p>0.9964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80.01174403782">
                <text:p>4780.01174403782</text:p>
              </table:table-cell>
              <table:table-cell office:value-type="float" office:value="5.14">
                <text:p>5.14</text:p>
              </table:table-cell>
              <table:table-cell office:value-type="float" office:value="0.354375">
                <text:p>0.354375</text:p>
              </table:table-cell>
              <table:table-cell office:value-type="float" office:value="0.996824">
                <text:p>0.996824</text:p>
              </table:table-cell>
              <table:table-cell office:value-type="float" office:value="0.996379">
                <text:p>0.9963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.01718403782">
                <text:p>4800.01718403782</text:p>
              </table:table-cell>
              <table:table-cell office:value-type="float" office:value="5.14">
                <text:p>5.14</text:p>
              </table:table-cell>
              <table:table-cell office:value-type="float" office:value="0.335554">
                <text:p>0.335554</text:p>
              </table:table-cell>
              <table:table-cell office:value-type="float" office:value="0.994823">
                <text:p>0.994823</text:p>
              </table:table-cell>
              <table:table-cell office:value-type="float" office:value="0.996173">
                <text:p>0.9961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20.01497603782">
                <text:p>4820.01497603782</text:p>
              </table:table-cell>
              <table:table-cell office:value-type="float" office:value="5.14">
                <text:p>5.14</text:p>
              </table:table-cell>
              <table:table-cell office:value-type="float" office:value="0.324808">
                <text:p>0.324808</text:p>
              </table:table-cell>
              <table:table-cell office:value-type="float" office:value="0.945304">
                <text:p>0.945304</text:p>
              </table:table-cell>
              <table:table-cell office:value-type="float" office:value="0.990391">
                <text:p>0.9903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0.01553603782">
                <text:p>4840.01553603782</text:p>
              </table:table-cell>
              <table:table-cell office:value-type="float" office:value="5.14">
                <text:p>5.14</text:p>
              </table:table-cell>
              <table:table-cell office:value-type="float" office:value="0.325356">
                <text:p>0.325356</text:p>
              </table:table-cell>
              <table:table-cell office:value-type="float" office:value="0.99685">
                <text:p>0.99685</text:p>
              </table:table-cell>
              <table:table-cell office:value-type="float" office:value="0.990312">
                <text:p>0.9903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60.01334403782">
                <text:p>4860.01334403782</text:p>
              </table:table-cell>
              <table:table-cell office:value-type="float" office:value="5.14">
                <text:p>5.14</text:p>
              </table:table-cell>
              <table:table-cell office:value-type="float" office:value="0.324172">
                <text:p>0.324172</text:p>
              </table:table-cell>
              <table:table-cell office:value-type="float" office:value="0.997668">
                <text:p>0.997668</text:p>
              </table:table-cell>
              <table:table-cell office:value-type="float" office:value="0.990434">
                <text:p>0.9904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80.01529603782">
                <text:p>4880.01529603782</text:p>
              </table:table-cell>
              <table:table-cell office:value-type="float" office:value="5.14">
                <text:p>5.14</text:p>
              </table:table-cell>
              <table:table-cell office:value-type="float" office:value="0.34201">
                <text:p>0.34201</text:p>
              </table:table-cell>
              <table:table-cell office:value-type="float" office:value="0.997857">
                <text:p>0.997857</text:p>
              </table:table-cell>
              <table:table-cell office:value-type="float" office:value="0.990739">
                <text:p>0.9907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.01852803782">
                <text:p>4900.01852803782</text:p>
              </table:table-cell>
              <table:table-cell office:value-type="float" office:value="5.14">
                <text:p>5.14</text:p>
              </table:table-cell>
              <table:table-cell office:value-type="float" office:value="0.358638">
                <text:p>0.358638</text:p>
              </table:table-cell>
              <table:table-cell office:value-type="float" office:value="0.99794">
                <text:p>0.99794</text:p>
              </table:table-cell>
              <table:table-cell office:value-type="float" office:value="0.99098">
                <text:p>0.990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20.01649603782">
                <text:p>492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35886">
                <text:p>0.35886</text:p>
              </table:table-cell>
              <table:table-cell office:value-type="float" office:value="0.997379">
                <text:p>0.997379</text:p>
              </table:table-cell>
              <table:table-cell office:value-type="float" office:value="0.990894">
                <text:p>0.9908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0.02100803782">
                <text:p>4940.02100803782</text:p>
              </table:table-cell>
              <table:table-cell office:value-type="float" office:value="5.14">
                <text:p>5.14</text:p>
              </table:table-cell>
              <table:table-cell office:value-type="float" office:value="0.377915">
                <text:p>0.377915</text:p>
              </table:table-cell>
              <table:table-cell office:value-type="float" office:value="0.997167">
                <text:p>0.997167</text:p>
              </table:table-cell>
              <table:table-cell office:value-type="float" office:value="0.991058">
                <text:p>0.9910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60.01878403782">
                <text:p>4960.01878403782</text:p>
              </table:table-cell>
              <table:table-cell office:value-type="float" office:value="5.14">
                <text:p>5.14</text:p>
              </table:table-cell>
              <table:table-cell office:value-type="float" office:value="0.354283">
                <text:p>0.354283</text:p>
              </table:table-cell>
              <table:table-cell office:value-type="float" office:value="0.995023">
                <text:p>0.995023</text:p>
              </table:table-cell>
              <table:table-cell office:value-type="float" office:value="0.990919">
                <text:p>0.9909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0.01713603782">
                <text:p>498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354825">
                <text:p>0.354825</text:p>
              </table:table-cell>
              <table:table-cell office:value-type="float" office:value="0.997895">
                <text:p>0.997895</text:p>
              </table:table-cell>
              <table:table-cell office:value-type="float" office:value="0.991023">
                <text:p>0.9910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0.01329603782">
                <text:p>5000.01329603782</text:p>
              </table:table-cell>
              <table:table-cell office:value-type="float" office:value="5.14">
                <text:p>5.14</text:p>
              </table:table-cell>
              <table:table-cell office:value-type="float" office:value="0.374985">
                <text:p>0.374985</text:p>
              </table:table-cell>
              <table:table-cell office:value-type="float" office:value="0.996868">
                <text:p>0.996868</text:p>
              </table:table-cell>
              <table:table-cell office:value-type="float" office:value="0.991223">
                <text:p>0.9912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20.01681603782">
                <text:p>5020.01681603782</text:p>
              </table:table-cell>
              <table:table-cell office:value-type="float" office:value="5.14">
                <text:p>5.14</text:p>
              </table:table-cell>
              <table:table-cell office:value-type="float" office:value="0.403907">
                <text:p>0.403907</text:p>
              </table:table-cell>
              <table:table-cell office:value-type="float" office:value="0.996351">
                <text:p>0.996351</text:p>
              </table:table-cell>
              <table:table-cell office:value-type="float" office:value="0.997098">
                <text:p>0.9970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0.01078403782">
                <text:p>5040.01078403782</text:p>
              </table:table-cell>
              <table:table-cell office:value-type="float" office:value="5.14">
                <text:p>5.14</text:p>
              </table:table-cell>
              <table:table-cell office:value-type="float" office:value="0.402729">
                <text:p>0.402729</text:p>
              </table:table-cell>
              <table:table-cell office:value-type="float" office:value="0.997733">
                <text:p>0.997733</text:p>
              </table:table-cell>
              <table:table-cell office:value-type="float" office:value="0.997186">
                <text:p>0.9971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60.01713603782">
                <text:p>506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383737">
                <text:p>0.383737</text:p>
              </table:table-cell>
              <table:table-cell office:value-type="float" office:value="0.994939">
                <text:p>0.994939</text:p>
              </table:table-cell>
              <table:table-cell office:value-type="float" office:value="0.996913">
                <text:p>0.9969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80.01457603782">
                <text:p>5080.01457603782</text:p>
              </table:table-cell>
              <table:table-cell office:value-type="float" office:value="5.14">
                <text:p>5.14</text:p>
              </table:table-cell>
              <table:table-cell office:value-type="float" office:value="0.366948">
                <text:p>0.366948</text:p>
              </table:table-cell>
              <table:table-cell office:value-type="float" office:value="0.995805">
                <text:p>0.995805</text:p>
              </table:table-cell>
              <table:table-cell office:value-type="float" office:value="0.996708">
                <text:p>0.9967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0.01777603782">
                <text:p>5100.01777603782</text:p>
              </table:table-cell>
              <table:table-cell office:value-type="float" office:value="5.14">
                <text:p>5.14</text:p>
              </table:table-cell>
              <table:table-cell office:value-type="float" office:value="0.366327">
                <text:p>0.366327</text:p>
              </table:table-cell>
              <table:table-cell office:value-type="float" office:value="0.997936">
                <text:p>0.997936</text:p>
              </table:table-cell>
              <table:table-cell office:value-type="float" office:value="0.996707">
                <text:p>0.9967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0.01809603782">
                <text:p>512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350285">
                <text:p>0.350285</text:p>
              </table:table-cell>
              <table:table-cell office:value-type="float" office:value="0.995287">
                <text:p>0.995287</text:p>
              </table:table-cell>
              <table:table-cell office:value-type="float" office:value="0.996498">
                <text:p>0.9964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40.01809603782">
                <text:p>514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350865">
                <text:p>0.350865</text:p>
              </table:table-cell>
              <table:table-cell office:value-type="float" office:value="0.996851">
                <text:p>0.996851</text:p>
              </table:table-cell>
              <table:table-cell office:value-type="float" office:value="0.996466">
                <text:p>0.9964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60.01657603782">
                <text:p>5160.01657603782</text:p>
              </table:table-cell>
              <table:table-cell office:value-type="float" office:value="5.14">
                <text:p>5.14</text:p>
              </table:table-cell>
              <table:table-cell office:value-type="float" office:value="0.372182">
                <text:p>0.372182</text:p>
              </table:table-cell>
              <table:table-cell office:value-type="float" office:value="0.997249">
                <text:p>0.997249</text:p>
              </table:table-cell>
              <table:table-cell office:value-type="float" office:value="0.996689">
                <text:p>0.9966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0.01945603782">
                <text:p>5180.01945603782</text:p>
              </table:table-cell>
              <table:table-cell office:value-type="float" office:value="5.14">
                <text:p>5.14</text:p>
              </table:table-cell>
              <table:table-cell office:value-type="float" office:value="0.340918">
                <text:p>0.340918</text:p>
              </table:table-cell>
              <table:table-cell office:value-type="float" office:value="0.945636">
                <text:p>0.945636</text:p>
              </table:table-cell>
              <table:table-cell office:value-type="float" office:value="0.99072">
                <text:p>0.990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0.01654403782">
                <text:p>5200.01654403782</text:p>
              </table:table-cell>
              <table:table-cell office:value-type="float" office:value="5.14">
                <text:p>5.14</text:p>
              </table:table-cell>
              <table:table-cell office:value-type="float" office:value="0.341353">
                <text:p>0.341353</text:p>
              </table:table-cell>
              <table:table-cell office:value-type="float" office:value="0.996803">
                <text:p>0.996803</text:p>
              </table:table-cell>
              <table:table-cell office:value-type="float" office:value="0.990714">
                <text:p>0.9907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20.02028803782">
                <text:p>5220.02028803782</text:p>
              </table:table-cell>
              <table:table-cell office:value-type="float" office:value="5.14">
                <text:p>5.14</text:p>
              </table:table-cell>
              <table:table-cell office:value-type="float" office:value="0.324711">
                <text:p>0.324711</text:p>
              </table:table-cell>
              <table:table-cell office:value-type="float" office:value="0.995345">
                <text:p>0.995345</text:p>
              </table:table-cell>
              <table:table-cell office:value-type="float" office:value="0.990616">
                <text:p>0.9906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40.01558403782">
                <text:p>5240.01558403782</text:p>
              </table:table-cell>
              <table:table-cell office:value-type="float" office:value="5.14">
                <text:p>5.14</text:p>
              </table:table-cell>
              <table:table-cell office:value-type="float" office:value="0.324941">
                <text:p>0.324941</text:p>
              </table:table-cell>
              <table:table-cell office:value-type="float" office:value="0.997018">
                <text:p>0.997018</text:p>
              </table:table-cell>
              <table:table-cell office:value-type="float" office:value="0.990546">
                <text:p>0.9905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0.01713603782">
                <text:p>526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3425">
                <text:p>0.3425</text:p>
              </table:table-cell>
              <table:table-cell office:value-type="float" office:value="0.997821">
                <text:p>0.997821</text:p>
              </table:table-cell>
              <table:table-cell office:value-type="float" office:value="0.990827">
                <text:p>0.9908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0.01812803782">
                <text:p>5280.01812803782</text:p>
              </table:table-cell>
              <table:table-cell office:value-type="float" office:value="5.14">
                <text:p>5.14</text:p>
              </table:table-cell>
              <table:table-cell office:value-type="float" office:value="0.332222">
                <text:p>0.332222</text:p>
              </table:table-cell>
              <table:table-cell office:value-type="float" office:value="0.947519">
                <text:p>0.947519</text:p>
              </table:table-cell>
              <table:table-cell office:value-type="float" office:value="0.985465">
                <text:p>0.9854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00.01625603782">
                <text:p>530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33228">
                <text:p>0.33228</text:p>
              </table:table-cell>
              <table:table-cell office:value-type="float" office:value="0.997844">
                <text:p>0.997844</text:p>
              </table:table-cell>
              <table:table-cell office:value-type="float" office:value="0.985457">
                <text:p>0.9854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20.01241603782">
                <text:p>5320.012416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91919">
                <text:p>0.191919</text:p>
              </table:table-cell>
              <table:table-cell office:value-type="float" office:value="3.10935">
                <text:p>3.10935</text:p>
              </table:table-cell>
              <table:table-cell office:value-type="float" office:value="0.874154">
                <text:p>0.8741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40.01713603782">
                <text:p>534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161181">
                <text:p>0.161181</text:p>
              </table:table-cell>
              <table:table-cell office:value-type="float" office:value="0.995746">
                <text:p>0.995746</text:p>
              </table:table-cell>
              <table:table-cell office:value-type="float" office:value="0.874138">
                <text:p>0.8741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60.01462403782">
                <text:p>5360.01462403782</text:p>
              </table:table-cell>
              <table:table-cell office:value-type="float" office:value="5.14">
                <text:p>5.14</text:p>
              </table:table-cell>
              <table:table-cell office:value-type="float" office:value="0.165979">
                <text:p>0.165979</text:p>
              </table:table-cell>
              <table:table-cell office:value-type="float" office:value="0.996247">
                <text:p>0.996247</text:p>
              </table:table-cell>
              <table:table-cell office:value-type="float" office:value="0.874124">
                <text:p>0.8741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80.01972803782">
                <text:p>5380.01972803782</text:p>
              </table:table-cell>
              <table:table-cell office:value-type="float" office:value="5.14">
                <text:p>5.14</text:p>
              </table:table-cell>
              <table:table-cell office:value-type="float" office:value="0.174646">
                <text:p>0.174646</text:p>
              </table:table-cell>
              <table:table-cell office:value-type="float" office:value="0.995699">
                <text:p>0.995699</text:p>
              </table:table-cell>
              <table:table-cell office:value-type="float" office:value="0.875064">
                <text:p>0.8750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0.01649603782">
                <text:p>5400.01649603782</text:p>
              </table:table-cell>
              <table:table-cell office:value-type="float" office:value="5.14">
                <text:p>5.14</text:p>
              </table:table-cell>
              <table:table-cell office:value-type="float" office:value="0.172393">
                <text:p>0.172393</text:p>
              </table:table-cell>
              <table:table-cell office:value-type="float" office:value="0.996791">
                <text:p>0.996791</text:p>
              </table:table-cell>
              <table:table-cell office:value-type="float" office:value="0.875064">
                <text:p>0.875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20.01457603782">
                <text:p>5420.01457603782</text:p>
              </table:table-cell>
              <table:table-cell office:value-type="float" office:value="5.14">
                <text:p>5.14</text:p>
              </table:table-cell>
              <table:table-cell office:value-type="float" office:value="0.193749">
                <text:p>0.193749</text:p>
              </table:table-cell>
              <table:table-cell office:value-type="float" office:value="0.997276">
                <text:p>0.997276</text:p>
              </table:table-cell>
              <table:table-cell office:value-type="float" office:value="0.875099">
                <text:p>0.8750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40.01713603782">
                <text:p>5440.01713603782</text:p>
              </table:table-cell>
              <table:table-cell office:value-type="float" office:value="5.14">
                <text:p>5.14</text:p>
              </table:table-cell>
              <table:table-cell office:value-type="float" office:value="0.191456">
                <text:p>0.191456</text:p>
              </table:table-cell>
              <table:table-cell office:value-type="float" office:value="0.998359">
                <text:p>0.998359</text:p>
              </table:table-cell>
              <table:table-cell office:value-type="float" office:value="0.875123">
                <text:p>0.8751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60.02156803782">
                <text:p>5460.02156803782</text:p>
              </table:table-cell>
              <table:table-cell office:value-type="float" office:value="5.14">
                <text:p>5.14</text:p>
              </table:table-cell>
              <table:table-cell office:value-type="float" office:value="0.170586">
                <text:p>0.170586</text:p>
              </table:table-cell>
              <table:table-cell office:value-type="float" office:value="0.995613">
                <text:p>0.995613</text:p>
              </table:table-cell>
              <table:table-cell office:value-type="float" office:value="0.875083">
                <text:p>0.8750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80.01334403782">
                <text:p>5480.01334403782</text:p>
              </table:table-cell>
              <table:table-cell office:value-type="float" office:value="5.14">
                <text:p>5.14</text:p>
              </table:table-cell>
              <table:table-cell office:value-type="float" office:value="0.17679">
                <text:p>0.17679</text:p>
              </table:table-cell>
              <table:table-cell office:value-type="float" office:value="0.99464">
                <text:p>0.99464</text:p>
              </table:table-cell>
              <table:table-cell office:value-type="float" office:value="0.876158">
                <text:p>0.8761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0.01721603782">
                <text:p>5500.01721603782</text:p>
              </table:table-cell>
              <table:table-cell office:value-type="float" office:value="5.14">
                <text:p>5.14</text:p>
              </table:table-cell>
              <table:table-cell office:value-type="float" office:value="0.151009">
                <text:p>0.151009</text:p>
              </table:table-cell>
              <table:table-cell office:value-type="float" office:value="0.995497">
                <text:p>0.995497</text:p>
              </table:table-cell>
              <table:table-cell office:value-type="float" office:value="0.876108">
                <text:p>0.8761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20.01625603782">
                <text:p>5520.01625603782</text:p>
              </table:table-cell>
              <table:table-cell office:value-type="float" office:value="5.14">
                <text:p>5.14</text:p>
              </table:table-cell>
              <table:table-cell office:value-type="float" office:value="0.311616">
                <text:p>0.311616</text:p>
              </table:table-cell>
              <table:table-cell office:value-type="float" office:value="0.995327">
                <text:p>0.995327</text:p>
              </table:table-cell>
              <table:table-cell office:value-type="float" office:value="0.996117">
                <text:p>0.9961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0.01305603782">
                <text:p>5540.01305603782</text:p>
              </table:table-cell>
              <table:table-cell office:value-type="float" office:value="5.14">
                <text:p>5.14</text:p>
              </table:table-cell>
              <table:table-cell office:value-type="float" office:value="0.332903">
                <text:p>0.332903</text:p>
              </table:table-cell>
              <table:table-cell office:value-type="float" office:value="0.996446">
                <text:p>0.996446</text:p>
              </table:table-cell>
              <table:table-cell office:value-type="float" office:value="0.996187">
                <text:p>0.9961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60.01809603782">
                <text:p>5560.01809603782</text:p>
              </table:table-cell>
              <table:table-cell office:value-type="float" office:value="5.14">
                <text:p>5.14</text:p>
              </table:table-cell>
              <table:table-cell office:value-type="float" office:value="0.309884">
                <text:p>0.309884</text:p>
              </table:table-cell>
              <table:table-cell office:value-type="float" office:value="0.994838">
                <text:p>0.994838</text:p>
              </table:table-cell>
              <table:table-cell office:value-type="float" office:value="0.996046">
                <text:p>0.9960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80.02006403782">
                <text:p>5580.02006403782</text:p>
              </table:table-cell>
              <table:table-cell office:value-type="float" office:value="5.14">
                <text:p>5.14</text:p>
              </table:table-cell>
              <table:table-cell office:value-type="float" office:value="0.300907">
                <text:p>0.300907</text:p>
              </table:table-cell>
              <table:table-cell office:value-type="float" office:value="0.99576">
                <text:p>0.99576</text:p>
              </table:table-cell>
              <table:table-cell office:value-type="float" office:value="0.996052">
                <text:p>0.9960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00.01777603782">
                <text:p>5600.01777603782</text:p>
              </table:table-cell>
              <table:table-cell office:value-type="float" office:value="5.14">
                <text:p>5.14</text:p>
              </table:table-cell>
              <table:table-cell office:value-type="float" office:value="0.282723">
                <text:p>0.282723</text:p>
              </table:table-cell>
              <table:table-cell office:value-type="float" office:value="0.994655">
                <text:p>0.994655</text:p>
              </table:table-cell>
              <table:table-cell office:value-type="float" office:value="0.995838">
                <text:p>0.995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20.01529603782">
                <text:p>5620.01529603782</text:p>
              </table:table-cell>
              <table:table-cell office:value-type="float" office:value="5.14">
                <text:p>5.14</text:p>
              </table:table-cell>
              <table:table-cell office:value-type="float" office:value="0.283289">
                <text:p>0.283289</text:p>
              </table:table-cell>
              <table:table-cell office:value-type="float" office:value="0.998614">
                <text:p>0.998614</text:p>
              </table:table-cell>
              <table:table-cell office:value-type="float" office:value="0.995971">
                <text:p>0.9959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40.01750403782">
                <text:p>5640.01750403782</text:p>
              </table:table-cell>
              <table:table-cell office:value-type="float" office:value="5.14">
                <text:p>5.14</text:p>
              </table:table-cell>
              <table:table-cell office:value-type="float" office:value="0.264773">
                <text:p>0.264773</text:p>
              </table:table-cell>
              <table:table-cell office:value-type="float" office:value="0.995094">
                <text:p>0.995094</text:p>
              </table:table-cell>
              <table:table-cell office:value-type="float" office:value="0.995646">
                <text:p>0.9956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60.02105603782">
                <text:p>5660.02105603782</text:p>
              </table:table-cell>
              <table:table-cell office:value-type="float" office:value="5.14">
                <text:p>5.14</text:p>
              </table:table-cell>
              <table:table-cell office:value-type="float" office:value="0.262836">
                <text:p>0.262836</text:p>
              </table:table-cell>
              <table:table-cell office:value-type="float" office:value="0.994488">
                <text:p>0.994488</text:p>
              </table:table-cell>
              <table:table-cell office:value-type="float" office:value="0.995533">
                <text:p>0.9955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80.01457603782">
                <text:p>5680.01457603782</text:p>
              </table:table-cell>
              <table:table-cell office:value-type="float" office:value="5.14">
                <text:p>5.14</text:p>
              </table:table-cell>
              <table:table-cell office:value-type="float" office:value="0.265022">
                <text:p>0.265022</text:p>
              </table:table-cell>
              <table:table-cell office:value-type="float" office:value="0.995679">
                <text:p>0.995679</text:p>
              </table:table-cell>
              <table:table-cell office:value-type="float" office:value="0.995637">
                <text:p>0.9956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00.01238403782">
                <text:p>5700.01238403782</text:p>
              </table:table-cell>
              <table:table-cell office:value-type="float" office:value="5.14">
                <text:p>5.14</text:p>
              </table:table-cell>
              <table:table-cell office:value-type="float" office:value="0.282337">
                <text:p>0.282337</text:p>
              </table:table-cell>
              <table:table-cell office:value-type="float" office:value="0.997082">
                <text:p>0.997082</text:p>
              </table:table-cell>
              <table:table-cell office:value-type="float" office:value="0.995795">
                <text:p>0.9957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0.01334403782">
                <text:p>5720.01334403782</text:p>
              </table:table-cell>
              <table:table-cell office:value-type="float" office:value="4.83938">
                <text:p>4.83938</text:p>
              </table:table-cell>
              <table:table-cell office:value-type="float" office:value="0.118558">
                <text:p>0.118558</text:p>
              </table:table-cell>
              <table:table-cell office:value-type="float" office:value="3.06796">
                <text:p>3.06796</text:p>
              </table:table-cell>
              <table:table-cell office:value-type="float" office:value="0.875024">
                <text:p>0.8750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40.02220803782">
                <text:p>5740.02220803782</text:p>
              </table:table-cell>
              <table:table-cell office:value-type="float" office:value="5.14">
                <text:p>5.14</text:p>
              </table:table-cell>
              <table:table-cell office:value-type="float" office:value="0.0918472">
                <text:p>0.0918472</text:p>
              </table:table-cell>
              <table:table-cell office:value-type="float" office:value="0.994642">
                <text:p>0.994642</text:p>
              </table:table-cell>
              <table:table-cell office:value-type="float" office:value="0.874984">
                <text:p>0.8749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80.03339213944">
                <text:p>5780.03339213944</text:p>
              </table:table-cell>
              <table:table-cell office:value-type="float" office:value="5.14">
                <text:p>5.14</text:p>
              </table:table-cell>
              <table:table-cell office:value-type="float" office:value="0.119384">
                <text:p>0.119384</text:p>
              </table:table-cell>
              <table:table-cell office:value-type="float" office:value="0.99776">
                <text:p>0.99776</text:p>
              </table:table-cell>
              <table:table-cell office:value-type="float" office:value="0.875048">
                <text:p>0.8750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0.02576004885">
                <text:p>5800.02576004885</text:p>
              </table:table-cell>
              <table:table-cell office:value-type="float" office:value="5.14">
                <text:p>5.14</text:p>
              </table:table-cell>
              <table:table-cell office:value-type="float" office:value="0.12651">
                <text:p>0.12651</text:p>
              </table:table-cell>
              <table:table-cell office:value-type="float" office:value="0.996621">
                <text:p>0.996621</text:p>
              </table:table-cell>
              <table:table-cell office:value-type="float" office:value="0.875067">
                <text:p>0.8750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0.01910404885">
                <text:p>5820.01910404885</text:p>
              </table:table-cell>
              <table:table-cell office:value-type="float" office:value="5.14">
                <text:p>5.14</text:p>
              </table:table-cell>
              <table:table-cell office:value-type="float" office:value="0.151137">
                <text:p>0.151137</text:p>
              </table:table-cell>
              <table:table-cell office:value-type="float" office:value="0.99804">
                <text:p>0.99804</text:p>
              </table:table-cell>
              <table:table-cell office:value-type="float" office:value="0.875143">
                <text:p>0.8751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40.01401604885">
                <text:p>5840.01401604885</text:p>
              </table:table-cell>
              <table:table-cell office:value-type="float" office:value="5.14">
                <text:p>5.14</text:p>
              </table:table-cell>
              <table:table-cell office:value-type="float" office:value="0.151643">
                <text:p>0.151643</text:p>
              </table:table-cell>
              <table:table-cell office:value-type="float" office:value="0.997685">
                <text:p>0.997685</text:p>
              </table:table-cell>
              <table:table-cell office:value-type="float" office:value="0.875122">
                <text:p>0.875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0.01489604885">
                <text:p>5860.01489604885</text:p>
              </table:table-cell>
              <table:table-cell office:value-type="float" office:value="5.14">
                <text:p>5.14</text:p>
              </table:table-cell>
              <table:table-cell office:value-type="float" office:value="0.152298">
                <text:p>0.152298</text:p>
              </table:table-cell>
              <table:table-cell office:value-type="float" office:value="0.994919">
                <text:p>0.994919</text:p>
              </table:table-cell>
              <table:table-cell office:value-type="float" office:value="0.875118">
                <text:p>0.8751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80.01745604885">
                <text:p>5880.01745604885</text:p>
              </table:table-cell>
              <table:table-cell office:value-type="float" office:value="5.14">
                <text:p>5.14</text:p>
              </table:table-cell>
              <table:table-cell office:value-type="float" office:value="0.155393">
                <text:p>0.155393</text:p>
              </table:table-cell>
              <table:table-cell office:value-type="float" office:value="0.99614">
                <text:p>0.99614</text:p>
              </table:table-cell>
              <table:table-cell office:value-type="float" office:value="0.875156">
                <text:p>0.875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0.01489604885">
                <text:p>5900.01489604885</text:p>
              </table:table-cell>
              <table:table-cell office:value-type="float" office:value="5.14">
                <text:p>5.14</text:p>
              </table:table-cell>
              <table:table-cell office:value-type="float" office:value="0.154151">
                <text:p>0.154151</text:p>
              </table:table-cell>
              <table:table-cell office:value-type="float" office:value="0.995244">
                <text:p>0.995244</text:p>
              </table:table-cell>
              <table:table-cell office:value-type="float" office:value="0.875146">
                <text:p>0.875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.01814404885">
                <text:p>5920.01814404885</text:p>
              </table:table-cell>
              <table:table-cell office:value-type="float" office:value="5.14">
                <text:p>5.14</text:p>
              </table:table-cell>
              <table:table-cell office:value-type="float" office:value="0.152367">
                <text:p>0.152367</text:p>
              </table:table-cell>
              <table:table-cell office:value-type="float" office:value="0.997407">
                <text:p>0.997407</text:p>
              </table:table-cell>
              <table:table-cell office:value-type="float" office:value="0.875153">
                <text:p>0.8751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0.01494404885">
                <text:p>5940.01494404885</text:p>
              </table:table-cell>
              <table:table-cell office:value-type="float" office:value="5.14">
                <text:p>5.14</text:p>
              </table:table-cell>
              <table:table-cell office:value-type="float" office:value="0.318872">
                <text:p>0.318872</text:p>
              </table:table-cell>
              <table:table-cell office:value-type="float" office:value="0.938309">
                <text:p>0.938309</text:p>
              </table:table-cell>
              <table:table-cell office:value-type="float" office:value="0.989629">
                <text:p>0.9896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60.01238404885">
                <text:p>5960.01238404885</text:p>
              </table:table-cell>
              <table:table-cell office:value-type="float" office:value="5.14">
                <text:p>5.14</text:p>
              </table:table-cell>
              <table:table-cell office:value-type="float" office:value="0.317893">
                <text:p>0.317893</text:p>
              </table:table-cell>
              <table:table-cell office:value-type="float" office:value="0.995087">
                <text:p>0.995087</text:p>
              </table:table-cell>
              <table:table-cell office:value-type="float" office:value="0.989672">
                <text:p>0.9896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0.01713604885">
                <text:p>5980.01713604885</text:p>
              </table:table-cell>
              <table:table-cell office:value-type="float" office:value="5.14">
                <text:p>5.14</text:p>
              </table:table-cell>
              <table:table-cell office:value-type="float" office:value="0.318359">
                <text:p>0.318359</text:p>
              </table:table-cell>
              <table:table-cell office:value-type="float" office:value="0.99688">
                <text:p>0.99688</text:p>
              </table:table-cell>
              <table:table-cell office:value-type="float" office:value="0.989587">
                <text:p>0.989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